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1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5" style:family="table-cell" style:parent-style-name="Default" style:data-style-name="N122"/>
    <style:style style:name="ce4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3"/>
    <style:style style:name="ce9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8327708676339" calcext:value-type="float">
            <text:p>0.698327708676339</text:p>
          </table:table-cell>
          <table:table-cell table:formula="of:=TAN(RADIANS([.A2]))*TAN(RADIANS([.B2]))" office:value-type="float" office:value="-0.327720270937321" calcext:value-type="float">
            <text:p>-0.327720270937321</text:p>
          </table:table-cell>
          <table:table-cell table:formula="of:=DEGREES(ASIN(([.E2])+(SIN(RADIANS([.C2]))/[.D2])))" office:value-type="float" office:value="-6.66467059106094" calcext:value-type="float">
            <text:p>-6.66467059106094</text:p>
          </table:table-cell>
          <table:table-cell table:formula="of:=[.F2]/15" office:value-type="float" office:value="-0.444311372737396" calcext:value-type="float">
            <text:p>-0.444311372737396</text:p>
          </table:table-cell>
          <table:table-cell table:formula="of:=[.G2]*60" office:value-type="float" office:value="-26.6586823642438" calcext:value-type="float">
            <text:p>-26.6586823642438</text:p>
          </table:table-cell>
          <table:table-cell table:style-name="ce1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8" calcext:value-type="float">
            <text:p>32.68363884625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21084601950108" calcext:value-type="float">
            <text:p>0.21084601950108</text:p>
          </table:table-cell>
          <table:table-cell table:number-columns-repeated="4"/>
        </table:table-row>
      </table:table>
      <table:table table:name="table of dec and lat" table:style-name="ta1">
        <table:table-column table:style-name="co7" table:default-cell-style-name="Default"/>
        <table:table-column table:style-name="co1" table:number-columns-repeated="2" table:default-cell-style-name="ce5"/>
        <table:table-column table:style-name="co8" table:number-columns-repeated="22" table:default-cell-style-name="ce5"/>
        <table:table-column table:style-name="co9" table:number-columns-repeated="24" table:default-cell-style-name="ce5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table:table-column table:style-name="co1" table:default-cell-style-name="Default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4" table:default-cell-style-name="ce4"/>
        <table:table-column table:style-name="co15" table:default-cell-style-name="ce4"/>
        <table:table-column table:style-name="co14" table:number-columns-repeated="19" table:default-cell-style-name="ce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5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7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5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1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4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table table:name="Sheet4" table:style-name="ta1">
        <table:shapes>
          <draw:frame draw:z-index="0" draw:style-name="gr1" draw:text-style-name="P1" svg:width="8.3843in" svg:height="4.7114in" svg:x="5.6579in" svg:y="2.2165in">
            <draw:object draw:notify-on-update-of-ranges="Sheet4.A6:Sheet4.A18 Sheet4.C6:Sheet4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GREES(ASIN(TAN(RADIANS([.$A$2]))*TAN(RADIANS([.$B$2]))+(SIN(RADIANS([.A6])/(COS(RADIANS([.$A$2]))*COS(RADIANS([.$B$2])))))))" office:value-type="float" office:value="23.6335601006713" calcext:value-type="float">
            <text:p>23.6335601006713</text:p>
          </table:table-cell>
          <table:table-cell office:value-type="float" office:value="47.3251284855575" calcext:value-type="float">
            <text:p>47.3251284855575</text:p>
          </table:table-cell>
          <table:table-cell table:formula="of:=46.06+4.309*[.A6]" office:value-type="float" office:value="46.06" calcext:value-type="float">
            <text:p>46.06</text:p>
          </table:table-cell>
          <table:table-cell table:formula="of:=ABS([.D6]-[.B6])" office:value-type="float" office:value="22.4264398993287" calcext:value-type="float">
            <text:p>22.42643989932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DEGREES(ASIN(TAN(RADIANS([.$A$2]))*TAN(RADIANS([.$B$2]))+(SIN(RADIANS([.A7])/(COS(RADIANS([.$A$2]))*COS(RADIANS([.$B$2])))))))" office:value-type="float" office:value="24.4399628778174" calcext:value-type="float">
            <text:p>24.4399628778174</text:p>
          </table:table-cell>
          <table:table-cell office:value-type="float" office:value="48.9530191594377" calcext:value-type="float">
            <text:p>48.9530191594377</text:p>
          </table:table-cell>
          <table:table-cell table:formula="of:=46.06+4.309*[.A7]" office:value-type="float" office:value="48.2145" calcext:value-type="float">
            <text:p>48.2145</text:p>
          </table:table-cell>
          <table:table-cell table:formula="of:=ABS([.D7]-[.B7])" office:value-type="float" office:value="23.7745371221826" calcext:value-type="float">
            <text:p>23.7745371221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TAN(RADIANS([.$A$2]))*TAN(RADIANS([.$B$2]))+(SIN(RADIANS([.A8])/(COS(RADIANS([.$A$2]))*COS(RADIANS([.$B$2])))))))" office:value-type="float" office:value="25.2514228247952" calcext:value-type="float">
            <text:p>25.2514228247952</text:p>
          </table:table-cell>
          <table:table-cell office:value-type="float" office:value="50.6352553913066" calcext:value-type="float">
            <text:p>50.6352553913066</text:p>
          </table:table-cell>
          <table:table-cell table:formula="of:=46.06+4.309*[.A8]" office:value-type="float" office:value="50.369" calcext:value-type="float">
            <text:p>50.369</text:p>
          </table:table-cell>
          <table:table-cell table:formula="of:=ABS([.D8]-[.B8])" office:value-type="float" office:value="25.1175771752048" calcext:value-type="float">
            <text:p>25.117577175204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TAN(RADIANS([.$A$2]))*TAN(RADIANS([.$B$2]))+(SIN(RADIANS([.A9])/(COS(RADIANS([.$A$2]))*COS(RADIANS([.$B$2])))))))" office:value-type="float" office:value="26.0680694282722" calcext:value-type="float">
            <text:p>26.0680694282722</text:p>
          </table:table-cell>
          <table:table-cell office:value-type="float" office:value="52.3787198781659" calcext:value-type="float">
            <text:p>52.3787198781659</text:p>
          </table:table-cell>
          <table:table-cell table:formula="of:=46.06+4.309*[.A9]" office:value-type="float" office:value="52.5235" calcext:value-type="float">
            <text:p>52.5235</text:p>
          </table:table-cell>
          <table:table-cell table:formula="of:=ABS([.D9]-[.B9])" office:value-type="float" office:value="26.4554305717278" calcext:value-type="float">
            <text:p>26.4554305717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GREES(ASIN(TAN(RADIANS([.$A$2]))*TAN(RADIANS([.$B$2]))+(SIN(RADIANS([.A10])/(COS(RADIANS([.$A$2]))*COS(RADIANS([.$B$2])))))))" office:value-type="float" office:value="26.8900416676514" calcext:value-type="float">
            <text:p>26.8900416676514</text:p>
          </table:table-cell>
          <table:table-cell office:value-type="float" office:value="54.1919399950883" calcext:value-type="float">
            <text:p>54.1919399950883</text:p>
          </table:table-cell>
          <table:table-cell table:formula="of:=46.06+4.309*[.A10]" office:value-type="float" office:value="54.678" calcext:value-type="float">
            <text:p>54.678</text:p>
          </table:table-cell>
          <table:table-cell table:formula="of:=ABS([.D10]-[.B10])" office:value-type="float" office:value="27.7879583323486" calcext:value-type="float">
            <text:p>27.78795833234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TAN(RADIANS([.$A$2]))*TAN(RADIANS([.$B$2]))+(SIN(RADIANS([.A11])/(COS(RADIANS([.$A$2]))*COS(RADIANS([.$B$2])))))))" office:value-type="float" office:value="27.7174887148884" calcext:value-type="float">
            <text:p>27.7174887148884</text:p>
          </table:table-cell>
          <table:table-cell office:value-type="float" office:value="56.0856769214604" calcext:value-type="float">
            <text:p>56.0856769214604</text:p>
          </table:table-cell>
          <table:table-cell table:formula="of:=46.06+4.309*[.A11]" office:value-type="float" office:value="56.8325" calcext:value-type="float">
            <text:p>56.8325</text:p>
          </table:table-cell>
          <table:table-cell table:formula="of:=ABS([.D11]-[.B11])" office:value-type="float" office:value="29.1150112851116" calcext:value-type="float">
            <text:p>29.1150112851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GREES(ASIN(TAN(RADIANS([.$A$2]))*TAN(RADIANS([.$B$2]))+(SIN(RADIANS([.A12])/(COS(RADIANS([.$A$2]))*COS(RADIANS([.$B$2])))))))" office:value-type="float" office:value="28.5505707080517" calcext:value-type="float">
            <text:p>28.5505707080517</text:p>
          </table:table-cell>
          <table:table-cell office:value-type="float" office:value="58.073816616053" calcext:value-type="float">
            <text:p>58.073816616053</text:p>
          </table:table-cell>
          <table:table-cell table:formula="of:=46.06+4.309*[.A12]" office:value-type="float" office:value="58.987" calcext:value-type="float">
            <text:p>58.987</text:p>
          </table:table-cell>
          <table:table-cell table:formula="of:=ABS([.D12]-[.B12])" office:value-type="float" office:value="30.4364292919483" calcext:value-type="float">
            <text:p>30.436429291948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DEGREES(ASIN(TAN(RADIANS([.$A$2]))*TAN(RADIANS([.$B$2]))+(SIN(RADIANS([.A13])/(COS(RADIANS([.$A$2]))*COS(RADIANS([.$B$2])))))))" office:value-type="float" office:value="29.3894596079647" calcext:value-type="float">
            <text:p>29.3894596079647</text:p>
          </table:table-cell>
          <table:table-cell office:value-type="float" office:value="60.1747758958051" calcext:value-type="float">
            <text:p>60.1747758958051</text:p>
          </table:table-cell>
          <table:table-cell table:formula="of:=46.06+4.309*[.A13]" office:value-type="float" office:value="61.1415" calcext:value-type="float">
            <text:p>61.1415</text:p>
          </table:table-cell>
          <table:table-cell table:formula="of:=ABS([.D13]-[.B13])" office:value-type="float" office:value="31.7520403920353" calcext:value-type="float">
            <text:p>31.7520403920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TAN(RADIANS([.$A$2]))*TAN(RADIANS([.$B$2]))+(SIN(RADIANS([.A14])/(COS(RADIANS([.$A$2]))*COS(RADIANS([.$B$2])))))))" office:value-type="float" office:value="30.2343401487022" calcext:value-type="float">
            <text:p>30.2343401487022</text:p>
          </table:table-cell>
          <table:table-cell office:value-type="float" office:value="62.4138414712304" calcext:value-type="float">
            <text:p>62.4138414712304</text:p>
          </table:table-cell>
          <table:table-cell table:formula="of:=46.06+4.309*[.A14]" office:value-type="float" office:value="63.296" calcext:value-type="float">
            <text:p>63.296</text:p>
          </table:table-cell>
          <table:table-cell table:formula="of:=ABS([.D14]-[.B14])" office:value-type="float" office:value="33.0616598512978" calcext:value-type="float">
            <text:p>33.061659851297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DEGREES(ASIN(TAN(RADIANS([.$A$2]))*TAN(RADIANS([.$B$2]))+(SIN(RADIANS([.A15])/(COS(RADIANS([.$A$2]))*COS(RADIANS([.$B$2])))))))" office:value-type="float" office:value="31.0854108944074" calcext:value-type="float">
            <text:p>31.0854108944074</text:p>
          </table:table-cell>
          <table:table-cell office:value-type="float" office:value="64.8273308570528" calcext:value-type="float">
            <text:p>64.8273308570528</text:p>
          </table:table-cell>
          <table:table-cell table:formula="of:=46.06+4.309*[.A15]" office:value-type="float" office:value="65.4505" calcext:value-type="float">
            <text:p>65.4505</text:p>
          </table:table-cell>
          <table:table-cell table:formula="of:=ABS([.D15]-[.B15])" office:value-type="float" office:value="34.3650891055926" calcext:value-type="float">
            <text:p>34.3650891055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GREES(ASIN(TAN(RADIANS([.$A$2]))*TAN(RADIANS([.$B$2]))+(SIN(RADIANS([.A16])/(COS(RADIANS([.$A$2]))*COS(RADIANS([.$B$2])))))))" office:value-type="float" office:value="31.9428854169036" calcext:value-type="float">
            <text:p>31.9428854169036</text:p>
          </table:table-cell>
          <table:table-cell office:value-type="float" office:value="67.4706798197427" calcext:value-type="float">
            <text:p>67.4706798197427</text:p>
          </table:table-cell>
          <table:table-cell table:formula="of:=46.06+4.309*[.A16]" office:value-type="float" office:value="67.605" calcext:value-type="float">
            <text:p>67.605</text:p>
          </table:table-cell>
          <table:table-cell table:formula="of:=ABS([.D16]-[.B16])" office:value-type="float" office:value="35.6621145830964" calcext:value-type="float">
            <text:p>35.662114583096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DEGREES(ASIN(TAN(RADIANS([.$A$2]))*TAN(RADIANS([.$B$2]))+(SIN(RADIANS([.A17])/(COS(RADIANS([.$A$2]))*COS(RADIANS([.$B$2])))))))" office:value-type="float" office:value="32.8069936109653" calcext:value-type="float">
            <text:p>32.8069936109653</text:p>
          </table:table-cell>
          <table:table-cell office:value-type="float" office:value="70.4362251372556" calcext:value-type="float">
            <text:p>70.4362251372556</text:p>
          </table:table-cell>
          <table:table-cell table:formula="of:=46.06+4.309*[.A17]" office:value-type="float" office:value="69.7595" calcext:value-type="float">
            <text:p>69.7595</text:p>
          </table:table-cell>
          <table:table-cell table:formula="of:=ABS([.D17]-[.B17])" office:value-type="float" office:value="36.9525063890347" calcext:value-type="float">
            <text:p>36.952506389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GREES(ASIN(TAN(RADIANS([.$A$2]))*TAN(RADIANS([.$B$2]))+(SIN(RADIANS([.A18])/(COS(RADIANS([.$A$2]))*COS(RADIANS([.$B$2])))))))" office:value-type="float" office:value="33.6779831669658" calcext:value-type="float">
            <text:p>33.6779831669658</text:p>
          </table:table-cell>
          <table:table-cell office:value-type="float" office:value="73.9" calcext:value-type="float">
            <text:p>73.9</text:p>
          </table:table-cell>
          <table:table-cell table:formula="of:=46.06+4.309*[.A18]" office:value-type="float" office:value="71.914" calcext:value-type="float">
            <text:p>71.914</text:p>
          </table:table-cell>
          <table:table-cell table:formula="of:=ABS([.D18]-[.B18])" office:value-type="float" office:value="38.2360168330342" calcext:value-type="float">
            <text:p>38.236016833034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DEGREES(ASIN(TAN(RADIANS([.$A$2]))*TAN(RADIANS([.$B$2]))+(SIN(RADIANS([.A19])/(COS(RADIANS([.$A$2]))*COS(RADIANS([.$B$2])))))))" office:value-type="float" office:value="34.5561212240448" calcext:value-type="float">
            <text:p>34.5561212240448</text:p>
          </table:table-cell>
          <table:table-cell/>
          <table:table-cell table:formula="of:=46.06+4.309*[.A19]" office:value-type="float" office:value="74.0685" calcext:value-type="float">
            <text:p>74.0685</text:p>
          </table:table-cell>
          <table:table-cell table:formula="of:=ABS([.D19]-[.B19])" office:value-type="float" office:value="39.5123787759552" calcext:value-type="float">
            <text:p>39.5123787759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GREES(ASIN(TAN(RADIANS([.$A$2]))*TAN(RADIANS([.$B$2]))+(SIN(RADIANS([.A20])/(COS(RADIANS([.$A$2]))*COS(RADIANS([.$B$2])))))))" office:value-type="float" office:value="35.4416962310705" calcext:value-type="float">
            <text:p>35.4416962310705</text:p>
          </table:table-cell>
          <table:table-cell/>
          <table:table-cell table:formula="of:=46.06+4.309*[.A20]" office:value-type="float" office:value="76.223" calcext:value-type="float">
            <text:p>76.223</text:p>
          </table:table-cell>
          <table:table-cell table:formula="of:=ABS([.D20]-[.B20])" office:value-type="float" office:value="40.7813037689295" calcext:value-type="float">
            <text:p>40.78130376892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DEGREES(ASIN(TAN(RADIANS([.$A$2]))*TAN(RADIANS([.$B$2]))+(SIN(RADIANS([.A21])/(COS(RADIANS([.$A$2]))*COS(RADIANS([.$B$2])))))))" office:value-type="float" office:value="36.3350200476675" calcext:value-type="float">
            <text:p>36.33502004766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GREES(ASIN(TAN(RADIANS([.$A$2]))*TAN(RADIANS([.$B$2]))+(SIN(RADIANS([.A22])/(COS(RADIANS([.$A$2]))*COS(RADIANS([.$B$2])))))))" office:value-type="float" office:value="37.2364303236739" calcext:value-type="float">
            <text:p>37.2364303236739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DEGREES(ASIN(TAN(RADIANS([.$A$2]))*TAN(RADIANS([.$B$2]))+(SIN(RADIANS([.A23])/(COS(RADIANS([.$A$2]))*COS(RADIANS([.$B$2])))))))" office:value-type="float" office:value="38.1462932028335" calcext:value-type="float">
            <text:p>38.14629320283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GREES(ASIN(TAN(RADIANS([.$A$2]))*TAN(RADIANS([.$B$2]))+(SIN(RADIANS([.A24])/(COS(RADIANS([.$A$2]))*COS(RADIANS([.$B$2])))))))" office:value-type="float" office:value="39.0650064056993" calcext:value-type="float">
            <text:p>39.065006405699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DEGREES(ASIN(TAN(RADIANS([.$A$2]))*TAN(RADIANS([.$B$2]))+(SIN(RADIANS([.A25])/(COS(RADIANS([.$A$2]))*COS(RADIANS([.$B$2])))))))" office:value-type="float" office:value="39.9930027580612" calcext:value-type="float">
            <text:p>39.99300275806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GREES(ASIN(TAN(RADIANS([.$A$2]))*TAN(RADIANS([.$B$2]))+(SIN(RADIANS([.A26])/(COS(RADIANS([.$A$2]))*COS(RADIANS([.$B$2])))))))" office:value-type="float" office:value="40.9307542453417" calcext:value-type="float">
            <text:p>40.930754245341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DEGREES(ASIN(TAN(RADIANS([.$A$2]))*TAN(RADIANS([.$B$2]))+(SIN(RADIANS([.A27])/(COS(RADIANS([.$A$2]))*COS(RADIANS([.$B$2])))))))" office:value-type="float" office:value="41.8787766911079" calcext:value-type="float">
            <text:p>41.878776691107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GREES(ASIN(TAN(RADIANS([.$A$2]))*TAN(RADIANS([.$B$2]))+(SIN(RADIANS([.A28])/(COS(RADIANS([.$A$2]))*COS(RADIANS([.$B$2])))))))" office:value-type="float" office:value="42.8376351802071" calcext:value-type="float">
            <text:p>42.8376351802071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DEGREES(ASIN(TAN(RADIANS([.$A$2]))*TAN(RADIANS([.$B$2]))+(SIN(RADIANS([.A29])/(COS(RADIANS([.$A$2]))*COS(RADIANS([.$B$2])))))))" office:value-type="float" office:value="43.8079503754672" calcext:value-type="float">
            <text:p>43.807950375467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GREES(ASIN(TAN(RADIANS([.$A$2]))*TAN(RADIANS([.$B$2]))+(SIN(RADIANS([.A30])/(COS(RADIANS([.$A$2]))*COS(RADIANS([.$B$2])))))))" office:value-type="float" office:value="44.7904059133571" calcext:value-type="float">
            <text:p>44.7904059133571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DEGREES(ASIN(TAN(RADIANS([.$A$2]))*TAN(RADIANS([.$B$2]))+(SIN(RADIANS([.A31])/(COS(RADIANS([.$A$2]))*COS(RADIANS([.$B$2])))))))" office:value-type="float" office:value="45.7857571111438" calcext:value-type="float">
            <text:p>45.785757111143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GREES(ASIN(TAN(RADIANS([.$A$2]))*TAN(RADIANS([.$B$2]))+(SIN(RADIANS([.A32])/(COS(RADIANS([.$A$2]))*COS(RADIANS([.$B$2])))))))" office:value-type="float" office:value="46.7948412795867" calcext:value-type="float">
            <text:p>46.7948412795867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DEGREES(ASIN(TAN(RADIANS([.$A$2]))*TAN(RADIANS([.$B$2]))+(SIN(RADIANS([.A33])/(COS(RADIANS([.$A$2]))*COS(RADIANS([.$B$2])))))))" office:value-type="float" office:value="47.8185900162663" calcext:value-type="float">
            <text:p>47.81859001626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GREES(ASIN(TAN(RADIANS([.$A$2]))*TAN(RADIANS([.$B$2]))+(SIN(RADIANS([.A34])/(COS(RADIANS([.$A$2]))*COS(RADIANS([.$B$2])))))))" office:value-type="float" office:value="48.8580439625769" calcext:value-type="float">
            <text:p>48.8580439625769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DEGREES(ASIN(TAN(RADIANS([.$A$2]))*TAN(RADIANS([.$B$2]))+(SIN(RADIANS([.A35])/(COS(RADIANS([.$A$2]))*COS(RADIANS([.$B$2])))))))" office:value-type="float" office:value="49.9143706528075" calcext:value-type="float">
            <text:p>49.91437065280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GREES(ASIN(TAN(RADIANS([.$A$2]))*TAN(RADIANS([.$B$2]))+(SIN(RADIANS([.A36])/(COS(RADIANS([.$A$2]))*COS(RADIANS([.$B$2])))))))" office:value-type="float" office:value="50.9888862820093" calcext:value-type="float">
            <text:p>50.9888862820093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DEGREES(ASIN(TAN(RADIANS([.$A$2]))*TAN(RADIANS([.$B$2]))+(SIN(RADIANS([.A37])/(COS(RADIANS([.$A$2]))*COS(RADIANS([.$B$2])))))))" office:value-type="float" office:value="52.0830824934158" calcext:value-type="float">
            <text:p>52.083082493415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GREES(ASIN(TAN(RADIANS([.$A$2]))*TAN(RADIANS([.$B$2]))+(SIN(RADIANS([.A38])/(COS(RADIANS([.$A$2]))*COS(RADIANS([.$B$2])))))))" office:value-type="float" office:value="53.1986596706062" calcext:value-type="float">
            <text:p>53.1986596706062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DEGREES(ASIN(TAN(RADIANS([.$A$2]))*TAN(RADIANS([.$B$2]))+(SIN(RADIANS([.A39])/(COS(RADIANS([.$A$2]))*COS(RADIANS([.$B$2])))))))" office:value-type="float" office:value="54.3375687676001" calcext:value-type="float">
            <text:p>54.337568767600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GREES(ASIN(TAN(RADIANS([.$A$2]))*TAN(RADIANS([.$B$2]))+(SIN(RADIANS([.A40])/(COS(RADIANS([.$A$2]))*COS(RADIANS([.$B$2])))))))" office:value-type="float" office:value="55.5020645052099" calcext:value-type="float">
            <text:p>55.5020645052099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DEGREES(ASIN(TAN(RADIANS([.$A$2]))*TAN(RADIANS([.$B$2]))+(SIN(RADIANS([.A41])/(COS(RADIANS([.$A$2]))*COS(RADIANS([.$B$2])))))))" office:value-type="float" office:value="56.6947739386431" calcext:value-type="float">
            <text:p>56.69477393864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GREES(ASIN(TAN(RADIANS([.$A$2]))*TAN(RADIANS([.$B$2]))+(SIN(RADIANS([.A42])/(COS(RADIANS([.$A$2]))*COS(RADIANS([.$B$2])))))))" office:value-type="float" office:value="57.9187861811294" calcext:value-type="float">
            <text:p>57.9187861811294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DEGREES(ASIN(TAN(RADIANS([.$A$2]))*TAN(RADIANS([.$B$2]))+(SIN(RADIANS([.A43])/(COS(RADIANS([.$A$2]))*COS(RADIANS([.$B$2])))))))" office:value-type="float" office:value="59.1777718272916" calcext:value-type="float">
            <text:p>59.17777182729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GREES(ASIN(TAN(RADIANS([.$A$2]))*TAN(RADIANS([.$B$2]))+(SIN(RADIANS([.A44])/(COS(RADIANS([.$A$2]))*COS(RADIANS([.$B$2])))))))" office:value-type="float" office:value="60.4761450169449" calcext:value-type="float">
            <text:p>60.4761450169449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DEGREES(ASIN(TAN(RADIANS([.$A$2]))*TAN(RADIANS([.$B$2]))+(SIN(RADIANS([.A45])/(COS(RADIANS([.$A$2]))*COS(RADIANS([.$B$2])))))))" office:value-type="float" office:value="61.8192883121877" calcext:value-type="float">
            <text:p>61.819288312187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GREES(ASIN(TAN(RADIANS([.$A$2]))*TAN(RADIANS([.$B$2]))+(SIN(RADIANS([.A46])/(COS(RADIANS([.$A$2]))*COS(RADIANS([.$B$2])))))))" office:value-type="float" office:value="63.2138728957743" calcext:value-type="float">
            <text:p>63.2138728957743</text:p>
          </table:table-cell>
          <table:table-cell table:number-columns-repeated="3"/>
        </table:table-row>
      </table:table>
      <table:table table:name="arcsin approximator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arcsin radian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Mins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2]*24*60/(2*PI())" office:value-type="float" office:value="22.9183118052329" calcext:value-type="float">
            <text:p>22.9183118052329</text:p>
          </table:table-cell>
          <table:table-cell office:value-type="float" office:value="0.1" calcext:value-type="float">
            <text:p>0.1</text:p>
          </table:table-cell>
          <table:table-cell table:formula="of:=ASIN([.C2])" office:value-type="float" office:value="0.10016742116156" calcext:value-type="float">
            <text:p>0.10016742116156</text:p>
          </table:table-cell>
          <table:table-cell table:formula="of:=[.D2]*24*60/(2*PI())" office:value-type="float" office:value="22.9566819090671" calcext:value-type="float">
            <text:p>22.95668190906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[.G2]*2*PI()/(24*60))*24*60/(2*PI())" office:value-type="float" office:value="1.00000317312531" calcext:value-type="float">
            <text:p>1</text:p>
          </table:table-cell>
          <table:table-cell table:style-name="ce8" table:formula="of:=ROUND([.H2]-[.G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3]*24*60/(2*PI())" office:value-type="float" office:value="45.8366236104659" calcext:value-type="float">
            <text:p>45.8366236104659</text:p>
          </table:table-cell>
          <table:table-cell office:value-type="float" office:value="0.2" calcext:value-type="float">
            <text:p>0.2</text:p>
          </table:table-cell>
          <table:table-cell table:formula="of:=ASIN([.C3])" office:value-type="float" office:value="0.201357920790331" calcext:value-type="float">
            <text:p>0.201357920790331</text:p>
          </table:table-cell>
          <table:table-cell table:formula="of:=[.D3]*24*60/(2*PI())" office:value-type="float" office:value="46.147836131262" calcext:value-type="float">
            <text:p>46.147836131262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[.G3]*2*PI()/(24*60))*24*60/(2*PI())" office:value-type="float" office:value="2.00002538565495" calcext:value-type="float">
            <text:p>2</text:p>
          </table:table-cell>
          <table:table-cell table:style-name="ce8" table:formula="of:=ROUND([.H3]-[.G3])" office:value-type="float" office:value="0" calcext:value-type="float">
            <text:p>0</text:p>
          </table:table-cell>
          <table:table-cell/>
          <table:table-cell table:formula="of:=[.L2]+1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4]*24*60/(2*PI())" office:value-type="float" office:value="68.7549354156988" calcext:value-type="float">
            <text:p>68.7549354156988</text:p>
          </table:table-cell>
          <table:table-cell office:value-type="float" office:value="0.3" calcext:value-type="float">
            <text:p>0.3</text:p>
          </table:table-cell>
          <table:table-cell table:formula="of:=ASIN([.C4])" office:value-type="float" office:value="0.304692654015398" calcext:value-type="float">
            <text:p>0.304692654015398</text:p>
          </table:table-cell>
          <table:table-cell table:formula="of:=[.D4]*24*60/(2*PI())" office:value-type="float" office:value="69.8304124948884" calcext:value-type="float">
            <text:p>69.8304124948884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[.G4]*2*PI()/(24*60))*24*60/(2*PI())" office:value-type="float" office:value="3.00008568025597" calcext:value-type="float">
            <text:p>3</text:p>
          </table:table-cell>
          <table:table-cell table:style-name="ce8" table:formula="of:=ROUND([.H4]-[.G4])" office:value-type="float" office:value="0" calcext:value-type="float">
            <text:p>0</text:p>
          </table:table-cell>
          <table:table-cell/>
          <table:table-cell table:formula="of:=[.L3]+1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5]*24*60/(2*PI())" office:value-type="float" office:value="91.6732472209317" calcext:value-type="float">
            <text:p>91.6732472209317</text:p>
          </table:table-cell>
          <table:table-cell office:value-type="float" office:value="0.4" calcext:value-type="float">
            <text:p>0.4</text:p>
          </table:table-cell>
          <table:table-cell table:formula="of:=ASIN([.C5])" office:value-type="float" office:value="0.411516846067488" calcext:value-type="float">
            <text:p>0.411516846067488</text:p>
          </table:table-cell>
          <table:table-cell table:formula="of:=[.D5]*24*60/(2*PI())" office:value-type="float" office:value="94.3127139128073" calcext:value-type="float">
            <text:p>94.3127139128073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[.G5]*2*PI()/(24*60))*24*60/(2*PI())" office:value-type="float" office:value="4.00020310612244" calcext:value-type="float">
            <text:p>4</text:p>
          </table:table-cell>
          <table:table-cell table:style-name="ce8" table:formula="of:=ROUND([.H5]-[.G5])" office:value-type="float" office:value="0" calcext:value-type="float">
            <text:p>0</text:p>
          </table:table-cell>
          <table:table-cell/>
          <table:table-cell table:formula="of:=[.L4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6]*24*60/(2*PI())" office:value-type="float" office:value="114.591559026165" calcext:value-type="float">
            <text:p>114.591559026165</text:p>
          </table:table-cell>
          <table:table-cell office:value-type="float" office:value="0.5" calcext:value-type="float">
            <text:p>0.5</text:p>
          </table:table-cell>
          <table:table-cell table:formula="of:=ASIN([.C6])" office:value-type="float" office:value="0.523598775598299" calcext:value-type="float">
            <text:p>0.523598775598299</text:p>
          </table:table-cell>
          <table:table-cell table:formula="of:=[.D6]*24*60/(2*PI())"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[.G6]*2*PI()/(24*60))*24*60/(2*PI())" office:value-type="float" office:value="5.00039672224283" calcext:value-type="float">
            <text:p>5</text:p>
          </table:table-cell>
          <table:table-cell table:style-name="ce8" table:formula="of:=ROUND([.H6]-[.G6])" office:value-type="float" office:value="0" calcext:value-type="float">
            <text:p>0</text:p>
          </table:table-cell>
          <table:table-cell/>
          <table:table-cell table:formula="of:=[.L5]+1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7]*24*60/(2*PI())" office:value-type="float" office:value="137.509870831398" calcext:value-type="float">
            <text:p>137.509870831398</text:p>
          </table:table-cell>
          <table:table-cell office:value-type="float" office:value="0.6" calcext:value-type="float">
            <text:p>0.6</text:p>
          </table:table-cell>
          <table:table-cell table:formula="of:=ASIN([.C7])" office:value-type="float" office:value="0.643501108793284" calcext:value-type="float">
            <text:p>0.643501108793284</text:p>
          </table:table-cell>
          <table:table-cell table:formula="of:=[.D7]*24*60/(2*PI())" office:value-type="float" office:value="147.479590583376" calcext:value-type="float">
            <text:p>147.4795905833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[.G7]*2*PI()/(24*60))*24*60/(2*PI())" office:value-type="float" office:value="6.00068560067206" calcext:value-type="float">
            <text:p>6</text:p>
          </table:table-cell>
          <table:table-cell table:style-name="ce8" table:formula="of:=ROUND([.H7]-[.G7])" office:value-type="float" office:value="0" calcext:value-type="float">
            <text:p>0</text:p>
          </table:table-cell>
          <table:table-cell/>
          <table:table-cell table:formula="of:=[.L6]+1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8]*24*60/(2*PI())" office:value-type="float" office:value="160.42818263663" calcext:value-type="float">
            <text:p>160.42818263663</text:p>
          </table:table-cell>
          <table:table-cell office:value-type="float" office:value="0.7" calcext:value-type="float">
            <text:p>0.7</text:p>
          </table:table-cell>
          <table:table-cell table:formula="of:=ASIN([.C8])" office:value-type="float" office:value="0.775397496610753" calcext:value-type="float">
            <text:p>0.775397496610753</text:p>
          </table:table-cell>
          <table:table-cell table:formula="of:=[.D8]*24*60/(2*PI())" office:value-type="float" office:value="177.708016003223" calcext:value-type="float">
            <text:p>177.708016003223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[.G8]*2*PI()/(24*60))*24*60/(2*PI())" office:value-type="float" office:value="7.00108882980979" calcext:value-type="float">
            <text:p>7</text:p>
          </table:table-cell>
          <table:table-cell table:style-name="ce8" table:formula="of:=ROUND([.H8]-[.G8])" office:value-type="float" office:value="0" calcext:value-type="float">
            <text:p>0</text:p>
          </table:table-cell>
          <table:table-cell/>
          <table:table-cell table:formula="of:=[.L7]+1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9]*24*60/(2*PI())" office:value-type="float" office:value="183.346494441863" calcext:value-type="float">
            <text:p>183.346494441863</text:p>
          </table:table-cell>
          <table:table-cell office:value-type="float" office:value="0.8" calcext:value-type="float">
            <text:p>0.8</text:p>
          </table:table-cell>
          <table:table-cell table:formula="of:=ASIN([.C9])" office:value-type="float" office:value="0.927295218001612" calcext:value-type="float">
            <text:p>0.927295218001612</text:p>
          </table:table-cell>
          <table:table-cell table:formula="of:=[.D9]*24*60/(2*PI())" office:value-type="float" office:value="212.520409416624" calcext:value-type="float">
            <text:p>212.5204094166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[.G9]*2*PI()/(24*60))*24*60/(2*PI())" office:value-type="float" office:value="8.0016255176865" calcext:value-type="float">
            <text:p>8</text:p>
          </table:table-cell>
          <table:table-cell table:style-name="ce8" table:formula="of:=ROUND([.H9]-[.G9])" office:value-type="float" office:value="0" calcext:value-type="float">
            <text:p>0</text:p>
          </table:table-cell>
          <table:table-cell/>
          <table:table-cell table:formula="of:=[.L8]+1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10]*24*60/(2*PI())" office:value-type="float" office:value="206.264806247096" calcext:value-type="float">
            <text:p>206.264806247096</text:p>
          </table:table-cell>
          <table:table-cell office:value-type="float" office:value="0.9" calcext:value-type="float">
            <text:p>0.9</text:p>
          </table:table-cell>
          <table:table-cell table:formula="of:=ASIN([.C10])" office:value-type="float" office:value="1.11976951499863" calcext:value-type="float">
            <text:p>1.11976951499863</text:p>
          </table:table-cell>
          <table:table-cell table:formula="of:=[.D10]*24*60/(2*PI())" office:value-type="float" office:value="256.632268947332" calcext:value-type="float">
            <text:p>256.632268947332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[.G10]*2*PI()/(24*60))*24*60/(2*PI())" office:value-type="float" office:value="9.00231479525892" calcext:value-type="float">
            <text:p>9</text:p>
          </table:table-cell>
          <table:table-cell table:style-name="ce8" table:formula="of:=ROUND([.H10]-[.G10])" office:value-type="float" office:value="0" calcext:value-type="float">
            <text:p>0</text:p>
          </table:table-cell>
          <table:table-cell/>
          <table:table-cell table:formula="of:=[.L9]+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11]*24*60/(2*PI())" office:value-type="float" office:value="229.183118052329" calcext:value-type="float">
            <text:p>229.183118052329</text:p>
          </table:table-cell>
          <table:table-cell office:value-type="float" office:value="1" calcext:value-type="float">
            <text:p>1</text:p>
          </table:table-cell>
          <table:table-cell table:formula="of:=ASIN([.C11])" office:value-type="float" office:value="1.5707963267949" calcext:value-type="float">
            <text:p>1.5707963267949</text:p>
          </table:table-cell>
          <table:table-cell table:formula="of:=[.D11]*24*60/(2*PI())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[.G11]*2*PI()/(24*60))*24*60/(2*PI())" office:value-type="float" office:value="10.0031758197165" calcext:value-type="float">
            <text:p>10</text:p>
          </table:table-cell>
          <table:table-cell table:style-name="ce8" table:formula="of:=ROUND([.H11]-[.G11])" office:value-type="float" office:value="0" calcext:value-type="float">
            <text:p>0</text:p>
          </table:table-cell>
          <table:table-cell/>
          <table:table-cell table:formula="of:=[.L10]+1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ASIN([.G12]*2*PI()/(24*60))*24*60/(2*PI())" office:value-type="float" office:value="11.0042277778002" calcext:value-type="float">
            <text:p>11</text:p>
          </table:table-cell>
          <table:table-cell table:style-name="ce8" table:formula="of:=ROUND([.H12]-[.G12])" office:value-type="float" office:value="0" calcext:value-type="float">
            <text:p>0</text:p>
          </table:table-cell>
          <table:table-cell/>
          <table:table-cell table:formula="of:=[.L11]+1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ASIN([.G13]*2*PI()/(24*60))*24*60/(2*PI())" office:value-type="float" office:value="12.0054898891359" calcext:value-type="float">
            <text:p>12</text:p>
          </table:table-cell>
          <table:table-cell table:style-name="ce8" table:formula="of:=ROUND([.H13]-[.G13])" office:value-type="float" office:value="0" calcext:value-type="float">
            <text:p>0</text:p>
          </table:table-cell>
          <table:table-cell/>
          <table:table-cell table:formula="of:=[.L12]+1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ASIN([.G14]*2*PI()/(24*60))*24*60/(2*PI())" office:value-type="float" office:value="13.0069814095829" calcext:value-type="float">
            <text:p>13</text:p>
          </table:table-cell>
          <table:table-cell table:style-name="ce8" table:formula="of:=ROUND([.H14]-[.G14])" office:value-type="float" office:value="0" calcext:value-type="float">
            <text:p>0</text:p>
          </table:table-cell>
          <table:table-cell/>
          <table:table-cell table:formula="of:=[.L13]+1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ASIN([.G15]*2*PI()/(24*60))*24*60/(2*PI())" office:value-type="float" office:value="14.0087216346005" calcext:value-type="float">
            <text:p>14</text:p>
          </table:table-cell>
          <table:table-cell table:style-name="ce8" table:formula="of:=ROUND([.H15]-[.G15])" office:value-type="float" office:value="0" calcext:value-type="float">
            <text:p>0</text:p>
          </table:table-cell>
          <table:table-cell/>
          <table:table-cell table:formula="of:=[.L14]+1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ASIN([.G16]*2*PI()/(24*60))*24*60/(2*PI())" office:value-type="float" office:value="15.0107299026332" calcext:value-type="float">
            <text:p>15</text:p>
          </table:table-cell>
          <table:table-cell table:style-name="ce8" table:formula="of:=ROUND([.H16]-[.G16])" office:value-type="float" office:value="0" calcext:value-type="float">
            <text:p>0</text:p>
          </table:table-cell>
          <table:table-cell/>
          <table:table-cell table:formula="of:=[.L15]+1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ASIN([.G17]*2*PI()/(24*60))*24*60/(2*PI())" office:value-type="float" office:value="16.0130255985169" calcext:value-type="float">
            <text:p>16</text:p>
          </table:table-cell>
          <table:table-cell table:style-name="ce8" table:formula="of:=ROUND([.H17]-[.G17])" office:value-type="float" office:value="0" calcext:value-type="float">
            <text:p>0</text:p>
          </table:table-cell>
          <table:table-cell/>
          <table:table-cell table:formula="of:=[.L16]+1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ASIN([.G18]*2*PI()/(24*60))*24*60/(2*PI())" office:value-type="float" office:value="17.0156281569073" calcext:value-type="float">
            <text:p>17</text:p>
          </table:table-cell>
          <table:table-cell table:style-name="ce8" table:formula="of:=ROUND([.H18]-[.G18])" office:value-type="float" office:value="0" calcext:value-type="float">
            <text:p>0</text:p>
          </table:table-cell>
          <table:table-cell/>
          <table:table-cell table:formula="of:=[.L17]+1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ASIN([.G19]*2*PI()/(24*60))*24*60/(2*PI())" office:value-type="float" office:value="18.0185570657324" calcext:value-type="float">
            <text:p>18</text:p>
          </table:table-cell>
          <table:table-cell table:style-name="ce8" table:formula="of:=ROUND([.H19]-[.G19])" office:value-type="float" office:value="0" calcext:value-type="float">
            <text:p>0</text:p>
          </table:table-cell>
          <table:table-cell/>
          <table:table-cell table:formula="of:=[.L18]+1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ASIN([.G20]*2*PI()/(24*60))*24*60/(2*PI())" office:value-type="float" office:value="19.0218318696713" calcext:value-type="float">
            <text:p>19</text:p>
          </table:table-cell>
          <table:table-cell table:style-name="ce8" table:formula="of:=ROUND([.H20]-[.G20])" office:value-type="float" office:value="0" calcext:value-type="float">
            <text:p>0</text:p>
          </table:table-cell>
          <table:table-cell/>
          <table:table-cell table:formula="of:=[.L19]+1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ASIN([.G21]*2*PI()/(24*60))*24*60/(2*PI())" office:value-type="float" office:value="20.02547217366" calcext:value-type="float">
            <text:p>20</text:p>
          </table:table-cell>
          <table:table-cell table:style-name="ce8" table:formula="of:=ROUND([.H21]-[.G21])" office:value-type="float" office:value="0" calcext:value-type="float">
            <text:p>0</text:p>
          </table:table-cell>
          <table:table-cell/>
          <table:table-cell table:formula="of:=[.L20]+1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IF([.K21]-[.L21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ASIN([.G22]*2*PI()/(24*60))*24*60/(2*PI())" office:value-type="float" office:value="21.0294976464269" calcext:value-type="float">
            <text:p>21</text:p>
          </table:table-cell>
          <table:table-cell table:style-name="ce8" table:formula="of:=ROUND([.H22]-[.G22])" office:value-type="float" office:value="0" calcext:value-type="float">
            <text:p>0</text:p>
          </table:table-cell>
          <table:table-cell/>
          <table:table-cell table:formula="of:=[.L21]+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IF([.K22]-[.L22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ASIN([.G23]*2*PI()/(24*60))*24*60/(2*PI())" office:value-type="float" office:value="22.0339280240598" calcext:value-type="float">
            <text:p>22</text:p>
          </table:table-cell>
          <table:table-cell table:style-name="ce8" table:formula="of:=ROUND([.H23]-[.G23])" office:value-type="float" office:value="0" calcext:value-type="float">
            <text:p>0</text:p>
          </table:table-cell>
          <table:table-cell/>
          <table:table-cell table:formula="of:=[.L22]+1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IF([.K23]-[.L23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ASIN([.G24]*2*PI()/(24*60))*24*60/(2*PI())" office:value-type="float" office:value="23.0387831136053" calcext:value-type="float">
            <text:p>23</text:p>
          </table:table-cell>
          <table:table-cell table:style-name="ce8" table:formula="of:=ROUND([.H24]-[.G24])" office:value-type="float" office:value="0" calcext:value-type="float">
            <text:p>0</text:p>
          </table:table-cell>
          <table:table-cell/>
          <table:table-cell table:formula="of:=[.L23]+1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K24]-[.L24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ASIN([.G25]*2*PI()/(24*60))*24*60/(2*PI())" office:value-type="float" office:value="24.0440827967036" calcext:value-type="float">
            <text:p>24</text:p>
          </table:table-cell>
          <table:table-cell table:style-name="ce8" table:formula="of:=ROUND([.H25]-[.G25])" office:value-type="float" office:value="0" calcext:value-type="float">
            <text:p>0</text:p>
          </table:table-cell>
          <table:table-cell/>
          <table:table-cell table:formula="of:=[.L24]+1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IF([.K25]-[.L25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ASIN([.G26]*2*PI()/(24*60))*24*60/(2*PI())" office:value-type="float" office:value="25.0498470332602" calcext:value-type="float">
            <text:p>25</text:p>
          </table:table-cell>
          <table:table-cell table:style-name="ce8" table:formula="of:=ROUND([.H26]-[.G26])" office:value-type="float" office:value="0" calcext:value-type="float">
            <text:p>0</text:p>
          </table:table-cell>
          <table:table-cell/>
          <table:table-cell table:formula="of:=[.L25]+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formula="of:=IF([.K26]-[.L26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ASIN([.G27]*2*PI()/(24*60))*24*60/(2*PI())" office:value-type="float" office:value="26.0560958651558" calcext:value-type="float">
            <text:p>26</text:p>
          </table:table-cell>
          <table:table-cell table:style-name="ce8" table:formula="of:=ROUND([.H27]-[.G27])" office:value-type="float" office:value="0" calcext:value-type="float">
            <text:p>0</text:p>
          </table:table-cell>
          <table:table-cell/>
          <table:table-cell table:formula="of:=[.L26]+1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IF([.K27]-[.L27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ASIN([.G28]*2*PI()/(24*60))*24*60/(2*PI())" office:value-type="float" office:value="27.0628494199979" calcext:value-type="float">
            <text:p>27</text:p>
          </table:table-cell>
          <table:table-cell table:style-name="ce8" table:formula="of:=ROUND([.H28]-[.G28])" office:value-type="float" office:value="0" calcext:value-type="float">
            <text:p>0</text:p>
          </table:table-cell>
          <table:table-cell/>
          <table:table-cell table:formula="of:=[.L27]+1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formula="of:=IF([.K28]-[.L28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ASIN([.G29]*2*PI()/(24*60))*24*60/(2*PI())" office:value-type="float" office:value="28.0701279149142" calcext:value-type="float">
            <text:p>28</text:p>
          </table:table-cell>
          <table:table-cell table:style-name="ce8" table:formula="of:=ROUND([.H29]-[.G29])" office:value-type="float" office:value="0" calcext:value-type="float">
            <text:p>0</text:p>
          </table:table-cell>
          <table:table-cell/>
          <table:table-cell table:formula="of:=[.L28]+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formula="of:=IF([.K29]-[.L2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ASIN([.G30]*2*PI()/(24*60))*24*60/(2*PI())" office:value-type="float" office:value="29.0779516603915" calcext:value-type="float">
            <text:p>29</text:p>
          </table:table-cell>
          <table:table-cell table:style-name="ce8" table:formula="of:=ROUND([.H30]-[.G30])" office:value-type="float" office:value="0" calcext:value-type="float">
            <text:p>0</text:p>
          </table:table-cell>
          <table:table-cell/>
          <table:table-cell table:formula="of:=[.L29]+1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table:formula="of:=IF([.K30]-[.L30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ASIN([.G31]*2*PI()/(24*60))*24*60/(2*PI())" office:value-type="float" office:value="30.0863410641614" calcext:value-type="float">
            <text:p>30</text:p>
          </table:table-cell>
          <table:table-cell table:style-name="ce8" table:formula="of:=ROUND([.H31]-[.G31])" office:value-type="float" office:value="0" calcext:value-type="float">
            <text:p>0</text:p>
          </table:table-cell>
          <table:table-cell/>
          <table:table-cell table:formula="of:=[.L30]+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IF([.K31]-[.L3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ASIN([.G32]*2*PI()/(24*60))*24*60/(2*PI())" office:value-type="float" office:value="31.0953166351352" calcext:value-type="float">
            <text:p>31</text:p>
          </table:table-cell>
          <table:table-cell table:style-name="ce8" table:formula="of:=ROUND([.H32]-[.G32])" office:value-type="float" office:value="0" calcext:value-type="float">
            <text:p>0</text:p>
          </table:table-cell>
          <table:table-cell/>
          <table:table-cell table:formula="of:=[.L31]+1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IF([.K32]-[.L32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ASIN([.G33]*2*PI()/(24*60))*24*60/(2*PI())" office:value-type="float" office:value="32.1048989873896" calcext:value-type="float">
            <text:p>32</text:p>
          </table:table-cell>
          <table:table-cell table:style-name="ce8" table:formula="of:=ROUND([.H33]-[.G33])" office:value-type="float" office:value="0" calcext:value-type="float">
            <text:p>0</text:p>
          </table:table-cell>
          <table:table-cell/>
          <table:table-cell table:formula="of:=[.L32]+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table:formula="of:=IF([.K33]-[.L3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ASIN([.G34]*2*PI()/(24*60))*24*60/(2*PI())" office:value-type="float" office:value="33.115108844207" calcext:value-type="float">
            <text:p>33</text:p>
          </table:table-cell>
          <table:table-cell table:style-name="ce8" table:formula="of:=ROUND([.H34]-[.G34])" office:value-type="float" office:value="0" calcext:value-type="float">
            <text:p>0</text:p>
          </table:table-cell>
          <table:table-cell/>
          <table:table-cell table:formula="of:=[.L33]+1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formula="of:=IF([.K34]-[.L34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ASIN([.G35]*2*PI()/(24*60))*24*60/(2*PI())" office:value-type="float" office:value="34.1259670421705" calcext:value-type="float">
            <text:p>34</text:p>
          </table:table-cell>
          <table:table-cell table:style-name="ce8" table:formula="of:=ROUND([.H35]-[.G35])" office:value-type="float" office:value="0" calcext:value-type="float">
            <text:p>0</text:p>
          </table:table-cell>
          <table:table-cell/>
          <table:table-cell table:formula="of:=[.L34]+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table:formula="of:=IF([.K35]-[.L3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ASIN([.G36]*2*PI()/(24*60))*24*60/(2*PI())" office:value-type="float" office:value="35.1374945353184" calcext:value-type="float">
            <text:p>35</text:p>
          </table:table-cell>
          <table:table-cell table:style-name="ce8" table:formula="of:=ROUND([.H36]-[.G36])" office:value-type="float" office:value="0" calcext:value-type="float">
            <text:p>0</text:p>
          </table:table-cell>
          <table:table-cell/>
          <table:table-cell table:formula="of:=[.L35]+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formula="of:=IF([.K36]-[.L3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ASIN([.G37]*2*PI()/(24*60))*24*60/(2*PI())" office:value-type="float" office:value="36.1497123993585" calcext:value-type="float">
            <text:p>36</text:p>
          </table:table-cell>
          <table:table-cell table:style-name="ce8" table:formula="of:=ROUND([.H37]-[.G37])" office:value-type="float" office:value="0" calcext:value-type="float">
            <text:p>0</text:p>
          </table:table-cell>
          <table:table-cell/>
          <table:table-cell table:formula="of:=[.L36]+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table:formula="of:=IF([.K37]-[.L3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ASIN([.G38]*2*PI()/(24*60))*24*60/(2*PI())" office:value-type="float" office:value="37.1626418359457" calcext:value-type="float">
            <text:p>37</text:p>
          </table:table-cell>
          <table:table-cell table:style-name="ce8" table:formula="of:=ROUND([.H38]-[.G38])" office:value-type="float" office:value="0" calcext:value-type="float">
            <text:p>0</text:p>
          </table:table-cell>
          <table:table-cell/>
          <table:table-cell table:formula="of:=[.L37]+1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IF([.K38]-[.L38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ASIN([.G39]*2*PI()/(24*60))*24*60/(2*PI())" office:value-type="float" office:value="38.1763041770259" calcext:value-type="float">
            <text:p>38</text:p>
          </table:table-cell>
          <table:table-cell table:style-name="ce8" table:formula="of:=ROUND([.H39]-[.G39]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K39]"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formula="of:=IF([.K39]-[.L3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ASIN([.G40]*2*PI()/(24*60))*24*60/(2*PI())" office:value-type="float" office:value="39.1907208892478" calcext:value-type="float">
            <text:p>39</text:p>
          </table:table-cell>
          <table:table-cell table:style-name="ce8" table:formula="of:=ROUND([.H40]-[.G40]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0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IF([.K40]-[.L4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ASIN([.G41]*2*PI()/(24*60))*24*60/(2*PI())" office:value-type="float" office:value="40.2059135784459" calcext:value-type="float">
            <text:p>40</text:p>
          </table:table-cell>
          <table:table-cell table:style-name="ce8" table:formula="of:=ROUND([.H41]-[.G41])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K41]"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formula="of:=IF([.K41]-[.L4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ASIN([.G42]*2*PI()/(24*60))*24*60/(2*PI())" office:value-type="float" office:value="41.2219039941974" calcext:value-type="float">
            <text:p>41</text:p>
          </table:table-cell>
          <table:table-cell table:style-name="ce8" table:formula="of:=ROUND([.H42]-[.G42])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K42]"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formula="of:=IF([.K42]-[.L4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ASIN([.G43]*2*PI()/(24*60))*24*60/(2*PI())" office:value-type="float" office:value="42.2387140344561" calcext:value-type="float">
            <text:p>42</text:p>
          </table:table-cell>
          <table:table-cell table:style-name="ce8" table:formula="of:=ROUND([.H43]-[.G43])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K43]"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IF([.K43]-[.L4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ASIN([.G44]*2*PI()/(24*60))*24*60/(2*PI())" office:value-type="float" office:value="43.2563657502652" calcext:value-type="float">
            <text:p>43</text:p>
          </table:table-cell>
          <table:table-cell table:style-name="ce8" table:formula="of:=ROUND([.H44]-[.G44])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K44]"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table:formula="of:=IF([.K44]-[.L4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ASIN([.G45]*2*PI()/(24*60))*24*60/(2*PI())" office:value-type="float" office:value="44.2748813505537" calcext:value-type="float">
            <text:p>44</text:p>
          </table:table-cell>
          <table:table-cell table:style-name="ce8" table:formula="of:=ROUND([.H45]-[.G45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5]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formula="of:=IF([.K45]-[.L4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ASIN([.G46]*2*PI()/(24*60))*24*60/(2*PI())" office:value-type="float" office:value="45.294283207018" calcext:value-type="float">
            <text:p>45</text:p>
          </table:table-cell>
          <table:table-cell table:style-name="ce8" table:formula="of:=ROUND([.H46]-[.G46])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K46]"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formula="of:=IF([.K46]-[.L4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ASIN([.G47]*2*PI()/(24*60))*24*60/(2*PI())" office:value-type="float" office:value="46.3145938590928" calcext:value-type="float">
            <text:p>46</text:p>
          </table:table-cell>
          <table:table-cell table:style-name="ce8" table:formula="of:=ROUND([.H47]-[.G47])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K47]"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formula="of:=IF([.K47]-[.L4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ASIN([.G48]*2*PI()/(24*60))*24*60/(2*PI())" office:value-type="float" office:value="47.3358360190144" calcext:value-type="float">
            <text:p>47</text:p>
          </table:table-cell>
          <table:table-cell table:style-name="ce8" table:formula="of:=ROUND([.H48]-[.G48])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K48]"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IF([.K48]-[.L48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ASIN([.G49]*2*PI()/(24*60))*24*60/(2*PI())" office:value-type="float" office:value="48.3580325769792" calcext:value-type="float">
            <text:p>48</text:p>
          </table:table-cell>
          <table:table-cell table:style-name="ce8" table:formula="of:=ROUND([.H49]-[.G49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K49]"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formula="of:=IF([.K49]-[.L4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ASIN([.G50]*2*PI()/(24*60))*24*60/(2*PI())" office:value-type="float" office:value="49.3812066064023" calcext:value-type="float">
            <text:p>49</text:p>
          </table:table-cell>
          <table:table-cell table:style-name="ce8" table:formula="of:=ROUND([.H50]-[.G50])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50]"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IF([.K50]-[.L5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ASIN([.G51]*2*PI()/(24*60))*24*60/(2*PI())" office:value-type="float" office:value="50.4053813692784" calcext:value-type="float">
            <text:p>50</text:p>
          </table:table-cell>
          <table:table-cell table:style-name="ce8" table:formula="of:=ROUND([.H51]-[.G51])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K51]"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IF([.K51]-[.L5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ASIN([.G52]*2*PI()/(24*60))*24*60/(2*PI())" office:value-type="float" office:value="51.4305803216497" calcext:value-type="float">
            <text:p>51</text:p>
          </table:table-cell>
          <table:table-cell table:style-name="ce8" table:formula="of:=ROUND([.H52]-[.G52])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K52]"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formula="of:=IF([.K52]-[.L5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ASIN([.G53]*2*PI()/(24*60))*24*60/(2*PI())" office:value-type="float" office:value="52.4568271191841" calcext:value-type="float">
            <text:p>52</text:p>
          </table:table-cell>
          <table:table-cell table:style-name="ce8" table:formula="of:=ROUND([.H53]-[.G53])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K53]"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formula="of:=IF([.K53]-[.L5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ASIN([.G54]*2*PI()/(24*60))*24*60/(2*PI())" office:value-type="float" office:value="53.4841456228681" calcext:value-type="float">
            <text:p>53</text:p>
          </table:table-cell>
          <table:table-cell table:style-name="ce8" table:formula="of:=ROUND([.H54]-[.G54])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K54]"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formula="of:=IF([.K54]-[.L5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ASIN([.G55]*2*PI()/(24*60))*24*60/(2*PI())" office:value-type="float" office:value="54.5125599048183" calcext:value-type="float">
            <text:p>55</text:p>
          </table:table-cell>
          <table:table-cell table:style-name="ce8" table:formula="of:=ROUND([.H55]-[.G55])"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55]"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table:formula="of:=IF([.K55]-[.L5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ASIN([.G56]*2*PI()/(24*60))*24*60/(2*PI())" office:value-type="float" office:value="55.5420942542162" calcext:value-type="float">
            <text:p>56</text:p>
          </table:table-cell>
          <table:table-cell table:style-name="ce8" table:formula="of:=ROUND([.H56]-[.G56])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K56]"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IF([.K56]-[.L5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ASIN([.G57]*2*PI()/(24*60))*24*60/(2*PI())" office:value-type="float" office:value="56.5727731833702" calcext:value-type="float">
            <text:p>57</text:p>
          </table:table-cell>
          <table:table-cell table:style-name="ce8" table:formula="of:=ROUND([.H57]-[.G57])"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57]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formula="of:=IF([.K57]-[.L5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ASIN([.G58]*2*PI()/(24*60))*24*60/(2*PI())" office:value-type="float" office:value="57.6046214339092" calcext:value-type="float">
            <text:p>58</text:p>
          </table:table-cell>
          <table:table-cell table:style-name="ce8" table:formula="of:=ROUND([.H58]-[.G58])"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K58]"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formula="of:=IF([.K58]-[.L58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ASIN([.G59]*2*PI()/(24*60))*24*60/(2*PI())" office:value-type="float" office:value="58.6376639831138" calcext:value-type="float">
            <text:p>59</text:p>
          </table:table-cell>
          <table:table-cell table:style-name="ce8" table:formula="of:=ROUND([.H59]-[.G59])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K59]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formula="of:=IF([.K59]-[.L5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ASIN([.G60]*2*PI()/(24*60))*24*60/(2*PI())" office:value-type="float" office:value="59.6719260503888" calcext:value-type="float">
            <text:p>60</text:p>
          </table:table-cell>
          <table:table-cell table:style-name="ce8" table:formula="of:=ROUND([.H60]-[.G60])"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60]"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formula="of:=IF([.K60]-[.L6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ASIN([.G61]*2*PI()/(24*60))*24*60/(2*PI())" office:value-type="float" office:value="60.7074331038821" calcext:value-type="float">
            <text:p>61</text:p>
          </table:table-cell>
          <table:table-cell table:style-name="ce8" table:formula="of:=ROUND([.H61]-[.G61])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K61]"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IF([.K61]-[.L6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ASIN([.G62]*2*PI()/(24*60))*24*60/(2*PI())" office:value-type="float" office:value="61.7442108672563" calcext:value-type="float">
            <text:p>62</text:p>
          </table:table-cell>
          <table:table-cell table:style-name="ce8" table:formula="of:=ROUND([.H62]-[.G62])"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62]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IF([.K62]-[.L6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ASIN([.G63]*2*PI()/(24*60))*24*60/(2*PI())" office:value-type="float" office:value="62.7822853266174" calcext:value-type="float">
            <text:p>63</text:p>
          </table:table-cell>
          <table:table-cell table:style-name="ce8" table:formula="of:=ROUND([.H63]-[.G63])"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K63]"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IF([.K63]-[.L6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ASIN([.G64]*2*PI()/(24*60))*24*60/(2*PI())" office:value-type="float" office:value="63.8216827376072" calcext:value-type="float">
            <text:p>64</text:p>
          </table:table-cell>
          <table:table-cell table:style-name="ce8" table:formula="of:=ROUND([.H64]-[.G64])" office:value-type="float" office:value="1" calcext:value-type="float">
            <text:p>1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K64]"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formula="of:=IF([.K64]-[.L6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ASIN([.G65]*2*PI()/(24*60))*24*60/(2*PI())" office:value-type="float" office:value="64.8624296326641" calcext:value-type="float">
            <text:p>65</text:p>
          </table:table-cell>
          <table:table-cell table:style-name="ce8" table:formula="of:=ROUND([.H65]-[.G65])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65]"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IF([.K65]-[.L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ASIN([.G66]*2*PI()/(24*60))*24*60/(2*PI())" office:value-type="float" office:value="65.90455282846" calcext:value-type="float">
            <text:p>66</text:p>
          </table:table-cell>
          <table:table-cell table:style-name="ce8" table:formula="of:=ROUND([.H66]-[.G66])"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K66]"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IF([.K66]-[.L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ASIN([.G67]*2*PI()/(24*60))*24*60/(2*PI())" office:value-type="float" office:value="66.9480794335179" calcext:value-type="float">
            <text:p>67</text:p>
          </table:table-cell>
          <table:table-cell table:style-name="ce8" table:formula="of:=ROUND([.H67]-[.G67])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K67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IF([.K67]-[.L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ASIN([.G68]*2*PI()/(24*60))*24*60/(2*PI())" office:value-type="float" office:value="67.9930368560184" calcext:value-type="float">
            <text:p>68</text:p>
          </table:table-cell>
          <table:table-cell table:style-name="ce8" table:formula="of:=ROUND([.H68]-[.G68])"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K68]"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IF([.K68]-[.L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ASIN([.G69]*2*PI()/(24*60))*24*60/(2*PI())" office:value-type="float" office:value="69.0394528118009" calcext:value-type="float">
            <text:p>69</text:p>
          </table:table-cell>
          <table:table-cell table:style-name="ce8" table:formula="of:=ROUND([.H69]-[.G69])"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K69]"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IF([.K69]-[.L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ASIN([.G70]*2*PI()/(24*60))*24*60/(2*PI())" office:value-type="float" office:value="70.087355332567" calcext:value-type="float">
            <text:p>70</text:p>
          </table:table-cell>
          <table:table-cell table:style-name="ce8" table:formula="of:=ROUND([.H70]-[.G70])"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70]"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formula="of:=IF([.K70]-[.L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ASIN([.G71]*2*PI()/(24*60))*24*60/(2*PI())" office:value-type="float" office:value="71.1367727742932" calcext:value-type="float">
            <text:p>71</text:p>
          </table:table-cell>
          <table:table-cell table:style-name="ce8" table:formula="of:=ROUND([.H71]-[.G71])" office:value-type="float" office:value="1" calcext:value-type="float">
            <text:p>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K71]"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formula="of:=IF([.K71]-[.L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ASIN([.G72]*2*PI()/(24*60))*24*60/(2*PI())" office:value-type="float" office:value="72.1877338258611" calcext:value-type="float">
            <text:p>72</text:p>
          </table:table-cell>
          <table:table-cell table:style-name="ce8" table:formula="of:=ROUND([.H72]-[.G72])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K72]"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formula="of:=IF([.K72]-[.L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ASIN([.G73]*2*PI()/(24*60))*24*60/(2*PI())" office:value-type="float" office:value="73.2402675179131" calcext:value-type="float">
            <text:p>73</text:p>
          </table:table-cell>
          <table:table-cell table:style-name="ce8" table:formula="of:=ROUND([.H73]-[.G73])" office:value-type="float" office:value="1" calcext:value-type="float">
            <text:p>1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K73]"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IF([.K73]-[.L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ASIN([.G74]*2*PI()/(24*60))*24*60/(2*PI())" office:value-type="float" office:value="74.2944032319407" calcext:value-type="float">
            <text:p>74</text:p>
          </table:table-cell>
          <table:table-cell table:style-name="ce8" table:formula="of:=ROUND([.H74]-[.G74])" office:value-type="float" office:value="1" calcext:value-type="float">
            <text:p>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K74]"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IF([.K74]-[.L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ASIN([.G75]*2*PI()/(24*60))*24*60/(2*PI())" office:value-type="float" office:value="75.350170709616" calcext:value-type="float">
            <text:p>75</text:p>
          </table:table-cell>
          <table:table-cell table:style-name="ce8" table:formula="of:=ROUND([.H75]-[.G7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ASIN([.G76]*2*PI()/(24*60))*24*60/(2*PI())" office:value-type="float" office:value="76.4076000623739" calcext:value-type="float">
            <text:p>76</text:p>
          </table:table-cell>
          <table:table-cell table:style-name="ce8" table:formula="of:=ROUND([.H76]-[.G7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ASIN([.G77]*2*PI()/(24*60))*24*60/(2*PI())" office:value-type="float" office:value="77.4667217812547" calcext:value-type="float">
            <text:p>77</text:p>
          </table:table-cell>
          <table:table-cell table:style-name="ce8" table:formula="of:=ROUND([.H77]-[.G7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ASIN([.G78]*2*PI()/(24*60))*24*60/(2*PI())" office:value-type="float" office:value="78.5275667470179" calcext:value-type="float">
            <text:p>79</text:p>
          </table:table-cell>
          <table:table-cell table:style-name="ce8" table:formula="of:=ROUND([.H78]-[.G7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ASIN([.G79]*2*PI()/(24*60))*24*60/(2*PI())" office:value-type="float" office:value="79.5901662405356" calcext:value-type="float">
            <text:p>80</text:p>
          </table:table-cell>
          <table:table-cell table:style-name="ce8" table:formula="of:=ROUND([.H79]-[.G7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ASIN([.G80]*2*PI()/(24*60))*24*60/(2*PI())" office:value-type="float" office:value="80.6545519534778" calcext:value-type="float">
            <text:p>81</text:p>
          </table:table-cell>
          <table:table-cell table:style-name="ce8" table:formula="of:=ROUND([.H80]-[.G8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ASIN([.G81]*2*PI()/(24*60))*24*60/(2*PI())" office:value-type="float" office:value="81.7207559992993" calcext:value-type="float">
            <text:p>82</text:p>
          </table:table-cell>
          <table:table-cell table:style-name="ce8" table:formula="of:=ROUND([.H81]-[.G8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ASIN([.G82]*2*PI()/(24*60))*24*60/(2*PI())" office:value-type="float" office:value="82.7888109245414" calcext:value-type="float">
            <text:p>83</text:p>
          </table:table-cell>
          <table:table-cell table:style-name="ce8" table:formula="of:=ROUND([.H82]-[.G8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ASIN([.G83]*2*PI()/(24*60))*24*60/(2*PI())" office:value-type="float" office:value="83.8587497204582" calcext:value-type="float">
            <text:p>84</text:p>
          </table:table-cell>
          <table:table-cell table:style-name="ce8" table:formula="of:=ROUND([.H83]-[.G8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ASIN([.G84]*2*PI()/(24*60))*24*60/(2*PI())" office:value-type="float" office:value="84.9306058349826" calcext:value-type="float">
            <text:p>85</text:p>
          </table:table-cell>
          <table:table-cell table:style-name="ce8" table:formula="of:=ROUND([.H84]-[.G84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ASIN([.G85]*2*PI()/(24*60))*24*60/(2*PI())" office:value-type="float" office:value="86.0044131850432" calcext:value-type="float">
            <text:p>86</text:p>
          </table:table-cell>
          <table:table-cell table:style-name="ce8" table:formula="of:=ROUND([.H85]-[.G8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ASIN([.G86]*2*PI()/(24*60))*24*60/(2*PI())" office:value-type="float" office:value="87.0802061692463" calcext:value-type="float">
            <text:p>87</text:p>
          </table:table-cell>
          <table:table-cell table:style-name="ce8" table:formula="of:=ROUND([.H86]-[.G8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ASIN([.G87]*2*PI()/(24*60))*24*60/(2*PI())" office:value-type="float" office:value="88.1580196809382" calcext:value-type="float">
            <text:p>88</text:p>
          </table:table-cell>
          <table:table-cell table:style-name="ce8" table:formula="of:=ROUND([.H87]-[.G8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ASIN([.G88]*2*PI()/(24*60))*24*60/(2*PI())" office:value-type="float" office:value="89.2378891216616" calcext:value-type="float">
            <text:p>89</text:p>
          </table:table-cell>
          <table:table-cell table:style-name="ce8" table:formula="of:=ROUND([.H88]-[.G8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ASIN([.G89]*2*PI()/(24*60))*24*60/(2*PI())" office:value-type="float" office:value="90.3198504150227" calcext:value-type="float">
            <text:p>90</text:p>
          </table:table-cell>
          <table:table-cell table:style-name="ce8" table:formula="of:=ROUND([.H89]-[.G8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ASIN([.G90]*2*PI()/(24*60))*24*60/(2*PI())" office:value-type="float" office:value="91.4039400209843" calcext:value-type="float">
            <text:p>91</text:p>
          </table:table-cell>
          <table:table-cell table:style-name="ce8" table:formula="of:=ROUND([.H90]-[.G9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ASIN([.G91]*2*PI()/(24*60))*24*60/(2*PI())" office:value-type="float" office:value="92.4901949506033" calcext:value-type="float">
            <text:p>92</text:p>
          </table:table-cell>
          <table:table-cell table:style-name="ce8" table:formula="of:=ROUND([.H91]-[.G9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ASIN([.G92]*2*PI()/(24*60))*24*60/(2*PI())" office:value-type="float" office:value="93.5786527812298" calcext:value-type="float">
            <text:p>94</text:p>
          </table:table-cell>
          <table:table-cell table:style-name="ce8" table:formula="of:=ROUND([.H92]-[.G92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ASIN([.G93]*2*PI()/(24*60))*24*60/(2*PI())" office:value-type="float" office:value="94.6693516721864" calcext:value-type="float">
            <text:p>95</text:p>
          </table:table-cell>
          <table:table-cell table:style-name="ce8" table:formula="of:=ROUND([.H93]-[.G9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ASIN([.G94]*2*PI()/(24*60))*24*60/(2*PI())" office:value-type="float" office:value="95.7623303809476" calcext:value-type="float">
            <text:p>96</text:p>
          </table:table-cell>
          <table:table-cell table:style-name="ce8" table:formula="of:=ROUND([.H94]-[.G94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ASIN([.G95]*2*PI()/(24*60))*24*60/(2*PI())" office:value-type="float" office:value="96.8576282798406" calcext:value-type="float">
            <text:p>97</text:p>
          </table:table-cell>
          <table:table-cell table:style-name="ce8" table:formula="of:=ROUND([.H95]-[.G9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ASIN([.G96]*2*PI()/(24*60))*24*60/(2*PI())" office:value-type="float" office:value="97.9552853732872" calcext:value-type="float">
            <text:p>98</text:p>
          </table:table-cell>
          <table:table-cell table:style-name="ce8" table:formula="of:=ROUND([.H96]-[.G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ASIN([.G97]*2*PI()/(24*60))*24*60/(2*PI())" office:value-type="float" office:value="99.0553423156119" calcext:value-type="float">
            <text:p>99</text:p>
          </table:table-cell>
          <table:table-cell table:style-name="ce8" table:formula="of:=ROUND([.H97]-[.G9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ASIN([.G98]*2*PI()/(24*60))*24*60/(2*PI())" office:value-type="float" office:value="100.157840429438" calcext:value-type="float">
            <text:p>100</text:p>
          </table:table-cell>
          <table:table-cell table:style-name="ce8" table:formula="of:=ROUND([.H98]-[.G9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ASIN([.G99]*2*PI()/(24*60))*24*60/(2*PI())" office:value-type="float" office:value="101.262821724696" calcext:value-type="float">
            <text:p>101</text:p>
          </table:table-cell>
          <table:table-cell table:style-name="ce8" table:formula="of:=ROUND([.H99]-[.G99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ASIN([.G100]*2*PI()/(24*60))*24*60/(2*PI())" office:value-type="float" office:value="102.370328918277" calcext:value-type="float">
            <text:p>102</text:p>
          </table:table-cell>
          <table:table-cell table:style-name="ce8" table:formula="of:=ROUND([.H100]-[.G100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ASIN([.G101]*2*PI()/(24*60))*24*60/(2*PI())" office:value-type="float" office:value="103.480405454341" calcext:value-type="float">
            <text:p>103</text:p>
          </table:table-cell>
          <table:table-cell table:style-name="ce8" table:formula="of:=ROUND([.H101]-[.G101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ASIN([.G102]*2*PI()/(24*60))*24*60/(2*PI())" office:value-type="float" office:value="104.593095525339" calcext:value-type="float">
            <text:p>105</text:p>
          </table:table-cell>
          <table:table-cell table:style-name="ce8" table:formula="of:=ROUND([.H102]-[.G102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ASIN([.G103]*2*PI()/(24*60))*24*60/(2*PI())" office:value-type="float" office:value="105.708444093745" calcext:value-type="float">
            <text:p>106</text:p>
          </table:table-cell>
          <table:table-cell table:style-name="ce8" table:formula="of:=ROUND([.H103]-[.G103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ASIN([.G104]*2*PI()/(24*60))*24*60/(2*PI())" office:value-type="float" office:value="106.826496914552" calcext:value-type="float">
            <text:p>107</text:p>
          </table:table-cell>
          <table:table-cell table:style-name="ce8" table:formula="of:=ROUND([.H104]-[.G104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ASIN([.G105]*2*PI()/(24*60))*24*60/(2*PI())" office:value-type="float" office:value="107.947300558565" calcext:value-type="float">
            <text:p>108</text:p>
          </table:table-cell>
          <table:table-cell table:style-name="ce8" table:formula="of:=ROUND([.H105]-[.G105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ASIN([.G106]*2*PI()/(24*60))*24*60/(2*PI())" office:value-type="float" office:value="109.070902436509" calcext:value-type="float">
            <text:p>109</text:p>
          </table:table-cell>
          <table:table-cell table:style-name="ce8" table:formula="of:=ROUND([.H106]-[.G106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ASIN([.G107]*2*PI()/(24*60))*24*60/(2*PI())" office:value-type="float" office:value="110.197350824012" calcext:value-type="float">
            <text:p>110</text:p>
          </table:table-cell>
          <table:table-cell table:style-name="ce8" table:formula="of:=ROUND([.H107]-[.G107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ASIN([.G108]*2*PI()/(24*60))*24*60/(2*PI())" office:value-type="float" office:value="111.326694887482" calcext:value-type="float">
            <text:p>111</text:p>
          </table:table-cell>
          <table:table-cell table:style-name="ce8" table:formula="of:=ROUND([.H108]-[.G108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ASIN([.G109]*2*PI()/(24*60))*24*60/(2*PI())" office:value-type="float" office:value="112.458984710933" calcext:value-type="float">
            <text:p>112</text:p>
          </table:table-cell>
          <table:table-cell table:style-name="ce8" table:formula="of:=ROUND([.H109]-[.G10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ASIN([.G110]*2*PI()/(24*60))*24*60/(2*PI())" office:value-type="float" office:value="113.594271323798" calcext:value-type="float">
            <text:p>114</text:p>
          </table:table-cell>
          <table:table-cell table:style-name="ce8" table:formula="of:=ROUND([.H110]-[.G11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ASIN([.G111]*2*PI()/(24*60))*24*60/(2*PI())" office:value-type="float" office:value="114.732606729766" calcext:value-type="float">
            <text:p>115</text:p>
          </table:table-cell>
          <table:table-cell table:style-name="ce8" table:formula="of:=ROUND([.H111]-[.G1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ASIN([.G112]*2*PI()/(24*60))*24*60/(2*PI())" office:value-type="float" office:value="115.874043936716" calcext:value-type="float">
            <text:p>116</text:p>
          </table:table-cell>
          <table:table-cell table:style-name="ce8" table:formula="of:=ROUND([.H112]-[.G11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ASIN([.G113]*2*PI()/(24*60))*24*60/(2*PI())" office:value-type="float" office:value="117.018636987766" calcext:value-type="float">
            <text:p>117</text:p>
          </table:table-cell>
          <table:table-cell table:style-name="ce8" table:formula="of:=ROUND([.H113]-[.G113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ASIN([.G114]*2*PI()/(24*60))*24*60/(2*PI())" office:value-type="float" office:value="118.166440993513" calcext:value-type="float">
            <text:p>118</text:p>
          </table:table-cell>
          <table:table-cell table:style-name="ce8" table:formula="of:=ROUND([.H114]-[.G11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ASIN([.G115]*2*PI()/(24*60))*24*60/(2*PI())" office:value-type="float" office:value="119.317512165524" calcext:value-type="float">
            <text:p>119</text:p>
          </table:table-cell>
          <table:table-cell table:style-name="ce8" table:formula="of:=ROUND([.H115]-[.G115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ASIN([.G116]*2*PI()/(24*60))*24*60/(2*PI())" office:value-type="float" office:value="120.47190785111" calcext:value-type="float">
            <text:p>120</text:p>
          </table:table-cell>
          <table:table-cell table:style-name="ce8" table:formula="of:=ROUND([.H116]-[.G11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ASIN([.G117]*2*PI()/(24*60))*24*60/(2*PI())" office:value-type="float" office:value="121.62968656948" calcext:value-type="float">
            <text:p>122</text:p>
          </table:table-cell>
          <table:table-cell table:style-name="ce8" table:formula="of:=ROUND([.H117]-[.G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ASIN([.G118]*2*PI()/(24*60))*24*60/(2*PI())" office:value-type="float" office:value="122.790908049321" calcext:value-type="float">
            <text:p>123</text:p>
          </table:table-cell>
          <table:table-cell table:style-name="ce8" table:formula="of:=ROUND([.H118]-[.G11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ASIN([.G119]*2*PI()/(24*60))*24*60/(2*PI())" office:value-type="float" office:value="123.955633267877" calcext:value-type="float">
            <text:p>124</text:p>
          </table:table-cell>
          <table:table-cell table:style-name="ce8" table:formula="of:=ROUND([.H119]-[.G119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ASIN([.G120]*2*PI()/(24*60))*24*60/(2*PI())" office:value-type="float" office:value="125.123924491614" calcext:value-type="float">
            <text:p>125</text:p>
          </table:table-cell>
          <table:table-cell table:style-name="ce8" table:formula="of:=ROUND([.H120]-[.G12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ASIN([.G121]*2*PI()/(24*60))*24*60/(2*PI())" office:value-type="float" office:value="126.295845318528" calcext:value-type="float">
            <text:p>126</text:p>
          </table:table-cell>
          <table:table-cell table:style-name="ce8" table:formula="of:=ROUND([.H121]-[.G121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ASIN([.G122]*2*PI()/(24*60))*24*60/(2*PI())" office:value-type="float" office:value="127.471460722209" calcext:value-type="float">
            <text:p>127</text:p>
          </table:table-cell>
          <table:table-cell table:style-name="ce8" table:formula="of:=ROUND([.H122]-[.G12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ASIN([.G123]*2*PI()/(24*60))*24*60/(2*PI())" office:value-type="float" office:value="128.650837097719" calcext:value-type="float">
            <text:p>129</text:p>
          </table:table-cell>
          <table:table-cell table:style-name="ce8" table:formula="of:=ROUND([.H123]-[.G123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ASIN([.G124]*2*PI()/(24*60))*24*60/(2*PI())" office:value-type="float" office:value="129.834042309409" calcext:value-type="float">
            <text:p>130</text:p>
          </table:table-cell>
          <table:table-cell table:style-name="ce8" table:formula="of:=ROUND([.H124]-[.G124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ASIN([.G125]*2*PI()/(24*60))*24*60/(2*PI())" office:value-type="float" office:value="131.021145740746" calcext:value-type="float">
            <text:p>131</text:p>
          </table:table-cell>
          <table:table-cell table:style-name="ce8" table:formula="of:=ROUND([.H125]-[.G125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ASIN([.G126]*2*PI()/(24*60))*24*60/(2*PI())" office:value-type="float" office:value="132.212218346285" calcext:value-type="float">
            <text:p>132</text:p>
          </table:table-cell>
          <table:table-cell table:style-name="ce8" table:formula="of:=ROUND([.H126]-[.G126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ASIN([.G127]*2*PI()/(24*60))*24*60/(2*PI())" office:value-type="float" office:value="133.407332705873" calcext:value-type="float">
            <text:p>133</text:p>
          </table:table-cell>
          <table:table-cell table:style-name="ce8" table:formula="of:=ROUND([.H127]-[.G127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ASIN([.G128]*2*PI()/(24*60))*24*60/(2*PI())" office:value-type="float" office:value="134.606563081222" calcext:value-type="float">
            <text:p>135</text:p>
          </table:table-cell>
          <table:table-cell table:style-name="ce8" table:formula="of:=ROUND([.H128]-[.G128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ASIN([.G129]*2*PI()/(24*60))*24*60/(2*PI())" office:value-type="float" office:value="135.809985474981" calcext:value-type="float">
            <text:p>136</text:p>
          </table:table-cell>
          <table:table-cell table:style-name="ce8" table:formula="of:=ROUND([.H129]-[.G12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ASIN([.G130]*2*PI()/(24*60))*24*60/(2*PI())" office:value-type="float" office:value="137.017677692425" calcext:value-type="float">
            <text:p>137</text:p>
          </table:table-cell>
          <table:table-cell table:style-name="ce8" table:formula="of:=ROUND([.H130]-[.G130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ASIN([.G131]*2*PI()/(24*60))*24*60/(2*PI())" office:value-type="float" office:value="138.22971940593" calcext:value-type="float">
            <text:p>138</text:p>
          </table:table-cell>
          <table:table-cell table:style-name="ce8" table:formula="of:=ROUND([.H131]-[.G131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ASIN([.G132]*2*PI()/(24*60))*24*60/(2*PI())" office:value-type="float" office:value="139.446192222366" calcext:value-type="float">
            <text:p>139</text:p>
          </table:table-cell>
          <table:table-cell table:style-name="ce8" table:formula="of:=ROUND([.H132]-[.G132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ASIN([.G133]*2*PI()/(24*60))*24*60/(2*PI())" office:value-type="float" office:value="140.667179753591" calcext:value-type="float">
            <text:p>141</text:p>
          </table:table-cell>
          <table:table-cell table:style-name="ce8" table:formula="of:=ROUND([.H133]-[.G13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ASIN([.G134]*2*PI()/(24*60))*24*60/(2*PI())" office:value-type="float" office:value="141.892767690217" calcext:value-type="float">
            <text:p>142</text:p>
          </table:table-cell>
          <table:table-cell table:style-name="ce8" table:formula="of:=ROUND([.H134]-[.G13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ASIN([.G135]*2*PI()/(24*60))*24*60/(2*PI())" office:value-type="float" office:value="143.123043878824" calcext:value-type="float">
            <text:p>143</text:p>
          </table:table-cell>
          <table:table-cell table:style-name="ce8" table:formula="of:=ROUND([.H135]-[.G13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ASIN([.G136]*2*PI()/(24*60))*24*60/(2*PI())" office:value-type="float" office:value="144.358098402844" calcext:value-type="float">
            <text:p>144</text:p>
          </table:table-cell>
          <table:table-cell table:style-name="ce8" table:formula="of:=ROUND([.H136]-[.G13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ASIN([.G137]*2*PI()/(24*60))*24*60/(2*PI())" office:value-type="float" office:value="145.598023667313" calcext:value-type="float">
            <text:p>146</text:p>
          </table:table-cell>
          <table:table-cell table:style-name="ce8" table:formula="of:=ROUND([.H137]-[.G1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ASIN([.G138]*2*PI()/(24*60))*24*60/(2*PI())" office:value-type="float" office:value="146.842914487729" calcext:value-type="float">
            <text:p>147</text:p>
          </table:table-cell>
          <table:table-cell table:style-name="ce8" table:formula="of:=ROUND([.H138]-[.G1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ASIN([.G139]*2*PI()/(24*60))*24*60/(2*PI())" office:value-type="float" office:value="148.092868183257" calcext:value-type="float">
            <text:p>148</text:p>
          </table:table-cell>
          <table:table-cell table:style-name="ce8" table:formula="of:=ROUND([.H139]-[.G1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ASIN([.G140]*2*PI()/(24*60))*24*60/(2*PI())" office:value-type="float" office:value="149.347984674554" calcext:value-type="float">
            <text:p>149</text:p>
          </table:table-cell>
          <table:table-cell table:style-name="ce8" table:formula="of:=ROUND([.H140]-[.G1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ASIN([.G141]*2*PI()/(24*60))*24*60/(2*PI())" office:value-type="float" office:value="150.608366586484" calcext:value-type="float">
            <text:p>151</text:p>
          </table:table-cell>
          <table:table-cell table:style-name="ce8" table:formula="of:=ROUND([.H141]-[.G14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ASIN([.G142]*2*PI()/(24*60))*24*60/(2*PI())" office:value-type="float" office:value="151.874119356038" calcext:value-type="float">
            <text:p>152</text:p>
          </table:table-cell>
          <table:table-cell table:style-name="ce8" table:formula="of:=ROUND([.H142]-[.G14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ASIN([.G143]*2*PI()/(24*60))*24*60/(2*PI())" office:value-type="float" office:value="153.14535134578" calcext:value-type="float">
            <text:p>153</text:p>
          </table:table-cell>
          <table:table-cell table:style-name="ce8" table:formula="of:=ROUND([.H143]-[.G14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ASIN([.G144]*2*PI()/(24*60))*24*60/(2*PI())" office:value-type="float" office:value="154.422173963167" calcext:value-type="float">
            <text:p>154</text:p>
          </table:table-cell>
          <table:table-cell table:style-name="ce8" table:formula="of:=ROUND([.H144]-[.G14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ASIN([.G145]*2*PI()/(24*60))*24*60/(2*PI())" office:value-type="float" office:value="155.704701786127" calcext:value-type="float">
            <text:p>156</text:p>
          </table:table-cell>
          <table:table-cell table:style-name="ce8" table:formula="of:=ROUND([.H145]-[.G14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ASIN([.G146]*2*PI()/(24*60))*24*60/(2*PI())" office:value-type="float" office:value="156.993052695296" calcext:value-type="float">
            <text:p>157</text:p>
          </table:table-cell>
          <table:table-cell table:style-name="ce8" table:formula="of:=ROUND([.H146]-[.G14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ASIN([.G147]*2*PI()/(24*60))*24*60/(2*PI())" office:value-type="float" office:value="158.287348013352" calcext:value-type="float">
            <text:p>158</text:p>
          </table:table-cell>
          <table:table-cell table:style-name="ce8" table:formula="of:=ROUND([.H147]-[.G14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ASIN([.G148]*2*PI()/(24*60))*24*60/(2*PI())" office:value-type="float" office:value="159.587712651916" calcext:value-type="float">
            <text:p>160</text:p>
          </table:table-cell>
          <table:table-cell table:style-name="ce8" table:formula="of:=ROUND([.H148]-[.G14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ASIN([.G149]*2*PI()/(24*60))*24*60/(2*PI())" office:value-type="float" office:value="160.894275266539" calcext:value-type="float">
            <text:p>161</text:p>
          </table:table-cell>
          <table:table-cell table:style-name="ce8" table:formula="of:=ROUND([.H149]-[.G149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ASIN([.G150]*2*PI()/(24*60))*24*60/(2*PI())" office:value-type="float" office:value="162.207168420306" calcext:value-type="float">
            <text:p>162</text:p>
          </table:table-cell>
          <table:table-cell table:style-name="ce8" table:formula="of:=ROUND([.H150]-[.G150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ASIN([.G151]*2*PI()/(24*60))*24*60/(2*PI())" office:value-type="float" office:value="163.526528756677" calcext:value-type="float">
            <text:p>164</text:p>
          </table:table-cell>
          <table:table-cell table:style-name="ce8" table:formula="of:=ROUND([.H151]-[.G151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ASIN([.G152]*2*PI()/(24*60))*24*60/(2*PI())" office:value-type="float" office:value="164.852497182184" calcext:value-type="float">
            <text:p>165</text:p>
          </table:table-cell>
          <table:table-cell table:style-name="ce8" table:formula="of:=ROUND([.H152]-[.G15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ASIN([.G153]*2*PI()/(24*60))*24*60/(2*PI())" office:value-type="float" office:value="166.185219059704" calcext:value-type="float">
            <text:p>166</text:p>
          </table:table-cell>
          <table:table-cell table:style-name="ce8" table:formula="of:=ROUND([.H153]-[.G15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ASIN([.G154]*2*PI()/(24*60))*24*60/(2*PI())" office:value-type="float" office:value="167.524844413044" calcext:value-type="float">
            <text:p>168</text:p>
          </table:table-cell>
          <table:table-cell table:style-name="ce8" table:formula="of:=ROUND([.H154]-[.G154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ASIN([.G155]*2*PI()/(24*60))*24*60/(2*PI())" office:value-type="float" office:value="168.87152814368" calcext:value-type="float">
            <text:p>169</text:p>
          </table:table-cell>
          <table:table-cell table:style-name="ce8" table:formula="of:=ROUND([.H155]-[.G155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ASIN([.G156]*2*PI()/(24*60))*24*60/(2*PI())" office:value-type="float" office:value="170.225430260526" calcext:value-type="float">
            <text:p>170</text:p>
          </table:table-cell>
          <table:table-cell table:style-name="ce8" table:formula="of:=ROUND([.H156]-[.G156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ASIN([.G157]*2*PI()/(24*60))*24*60/(2*PI())" office:value-type="float" office:value="171.586716123719" calcext:value-type="float">
            <text:p>172</text:p>
          </table:table-cell>
          <table:table-cell table:style-name="ce8" table:formula="of:=ROUND([.H157]-[.G157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ASIN([.G158]*2*PI()/(24*60))*24*60/(2*PI())" office:value-type="float" office:value="172.955556703462" calcext:value-type="float">
            <text:p>173</text:p>
          </table:table-cell>
          <table:table-cell table:style-name="ce8" table:formula="of:=ROUND([.H158]-[.G158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ASIN([.G159]*2*PI()/(24*60))*24*60/(2*PI())" office:value-type="float" office:value="174.3321288551" calcext:value-type="float">
            <text:p>174</text:p>
          </table:table-cell>
          <table:table-cell table:style-name="ce8" table:formula="of:=ROUND([.H159]-[.G15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ASIN([.G160]*2*PI()/(24*60))*24*60/(2*PI())" office:value-type="float" office:value="175.716615611668" calcext:value-type="float">
            <text:p>176</text:p>
          </table:table-cell>
          <table:table-cell table:style-name="ce8" table:formula="of:=ROUND([.H160]-[.G160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ASIN([.G161]*2*PI()/(24*60))*24*60/(2*PI())" office:value-type="float" office:value="177.109206495306" calcext:value-type="float">
            <text:p>177</text:p>
          </table:table-cell>
          <table:table-cell table:style-name="ce8" table:formula="of:=ROUND([.H161]-[.G16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ASIN([.G162]*2*PI()/(24*60))*24*60/(2*PI())" office:value-type="float" office:value="178.510097849037" calcext:value-type="float">
            <text:p>179</text:p>
          </table:table-cell>
          <table:table-cell table:style-name="ce8" table:formula="of:=ROUND([.H162]-[.G162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ASIN([.G163]*2*PI()/(24*60))*24*60/(2*PI())" office:value-type="float" office:value="179.919493190561" calcext:value-type="float">
            <text:p>180</text:p>
          </table:table-cell>
          <table:table-cell table:style-name="ce8" table:formula="of:=ROUND([.H163]-[.G163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ASIN([.G164]*2*PI()/(24*60))*24*60/(2*PI())" office:value-type="float" office:value="181.337603589885" calcext:value-type="float">
            <text:p>181</text:p>
          </table:table-cell>
          <table:table-cell table:style-name="ce8" table:formula="of:=ROUND([.H164]-[.G164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ASIN([.G165]*2*PI()/(24*60))*24*60/(2*PI())" office:value-type="float" office:value="182.764648072776" calcext:value-type="float">
            <text:p>183</text:p>
          </table:table-cell>
          <table:table-cell table:style-name="ce8" table:formula="of:=ROUND([.H165]-[.G165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ASIN([.G166]*2*PI()/(24*60))*24*60/(2*PI())" office:value-type="float" office:value="184.200854052218" calcext:value-type="float">
            <text:p>184</text:p>
          </table:table-cell>
          <table:table-cell table:style-name="ce8" table:formula="of:=ROUND([.H166]-[.G166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ASIN([.G167]*2*PI()/(24*60))*24*60/(2*PI())" office:value-type="float" office:value="185.64645779031" calcext:value-type="float">
            <text:p>186</text:p>
          </table:table-cell>
          <table:table-cell table:style-name="ce8" table:formula="of:=ROUND([.H167]-[.G167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ASIN([.G168]*2*PI()/(24*60))*24*60/(2*PI())" office:value-type="float" office:value="187.101704893243" calcext:value-type="float">
            <text:p>187</text:p>
          </table:table-cell>
          <table:table-cell table:style-name="ce8" table:formula="of:=ROUND([.H168]-[.G168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ASIN([.G169]*2*PI()/(24*60))*24*60/(2*PI())" office:value-type="float" office:value="188.566850842317" calcext:value-type="float">
            <text:p>189</text:p>
          </table:table-cell>
          <table:table-cell table:style-name="ce8" table:formula="of:=ROUND([.H169]-[.G16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ASIN([.G170]*2*PI()/(24*60))*24*60/(2*PI())" office:value-type="float" office:value="190.042161564252" calcext:value-type="float">
            <text:p>190</text:p>
          </table:table-cell>
          <table:table-cell table:style-name="ce8" table:formula="of:=ROUND([.H170]-[.G170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ASIN([.G171]*2*PI()/(24*60))*24*60/(2*PI())" office:value-type="float" office:value="191.527914044395" calcext:value-type="float">
            <text:p>192</text:p>
          </table:table-cell>
          <table:table-cell table:style-name="ce8" table:formula="of:=ROUND([.H171]-[.G171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ASIN([.G172]*2*PI()/(24*60))*24*60/(2*PI())" office:value-type="float" office:value="193.024396986851" calcext:value-type="float">
            <text:p>193</text:p>
          </table:table-cell>
          <table:table-cell table:style-name="ce8" table:formula="of:=ROUND([.H172]-[.G172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ASIN([.G173]*2*PI()/(24*60))*24*60/(2*PI())" office:value-type="float" office:value="194.53191152598" calcext:value-type="float">
            <text:p>195</text:p>
          </table:table-cell>
          <table:table-cell table:style-name="ce8" table:formula="of:=ROUND([.H173]-[.G173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ASIN([.G174]*2*PI()/(24*60))*24*60/(2*PI())" office:value-type="float" office:value="196.050771994249" calcext:value-type="float">
            <text:p>196</text:p>
          </table:table-cell>
          <table:table-cell table:style-name="ce8" table:formula="of:=ROUND([.H174]-[.G174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ASIN([.G175]*2*PI()/(24*60))*24*60/(2*PI())" office:value-type="float" office:value="197.581306751968" calcext:value-type="float">
            <text:p>198</text:p>
          </table:table-cell>
          <table:table-cell table:style-name="ce8" table:formula="of:=ROUND([.H175]-[.G175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ASIN([.G176]*2*PI()/(24*60))*24*60/(2*PI())" office:value-type="float" office:value="199.123859085139" calcext:value-type="float">
            <text:p>199</text:p>
          </table:table-cell>
          <table:table-cell table:style-name="ce8" table:formula="of:=ROUND([.H176]-[.G17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ASIN([.G177]*2*PI()/(24*60))*24*60/(2*PI())" office:value-type="float" office:value="200.678788178352" calcext:value-type="float">
            <text:p>201</text:p>
          </table:table-cell>
          <table:table-cell table:style-name="ce8" table:formula="of:=ROUND([.H177]-[.G177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ASIN([.G178]*2*PI()/(24*60))*24*60/(2*PI())" office:value-type="float" office:value="202.246470170556" calcext:value-type="float">
            <text:p>202</text:p>
          </table:table-cell>
          <table:table-cell table:style-name="ce8" table:formula="of:=ROUND([.H178]-[.G178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ASIN([.G179]*2*PI()/(24*60))*24*60/(2*PI())" office:value-type="float" office:value="203.827299302485" calcext:value-type="float">
            <text:p>204</text:p>
          </table:table-cell>
          <table:table-cell table:style-name="ce8" table:formula="of:=ROUND([.H179]-[.G179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ASIN([.G180]*2*PI()/(24*60))*24*60/(2*PI())" office:value-type="float" office:value="205.421689165645" calcext:value-type="float">
            <text:p>205</text:p>
          </table:table-cell>
          <table:table-cell table:style-name="ce8" table:formula="of:=ROUND([.H180]-[.G180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ASIN([.G181]*2*PI()/(24*60))*24*60/(2*PI())" office:value-type="float" office:value="207.030074064088" calcext:value-type="float">
            <text:p>207</text:p>
          </table:table-cell>
          <table:table-cell table:style-name="ce8" table:formula="of:=ROUND([.H181]-[.G181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ASIN([.G182]*2*PI()/(24*60))*24*60/(2*PI())" office:value-type="float" office:value="208.65291050164" calcext:value-type="float">
            <text:p>209</text:p>
          </table:table-cell>
          <table:table-cell table:style-name="ce8" table:formula="of:=ROUND([.H182]-[.G182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ASIN([.G183]*2*PI()/(24*60))*24*60/(2*PI())" office:value-type="float" office:value="210.290678809024" calcext:value-type="float">
            <text:p>210</text:p>
          </table:table-cell>
          <table:table-cell table:style-name="ce8" table:formula="of:=ROUND([.H183]-[.G183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ASIN([.G184]*2*PI()/(24*60))*24*60/(2*PI())" office:value-type="float" office:value="211.943884927273" calcext:value-type="float">
            <text:p>212</text:p>
          </table:table-cell>
          <table:table-cell table:style-name="ce8" table:formula="of:=ROUND([.H184]-[.G18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ASIN([.G185]*2*PI()/(24*60))*24*60/(2*PI())" office:value-type="float" office:value="213.613062366197" calcext:value-type="float">
            <text:p>214</text:p>
          </table:table-cell>
          <table:table-cell table:style-name="ce8" table:formula="of:=ROUND([.H185]-[.G185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ASIN([.G186]*2*PI()/(24*60))*24*60/(2*PI())" office:value-type="float" office:value="215.298774359344" calcext:value-type="float">
            <text:p>215</text:p>
          </table:table-cell>
          <table:table-cell table:style-name="ce8" table:formula="of:=ROUND([.H186]-[.G186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ASIN([.G187]*2*PI()/(24*60))*24*60/(2*PI())" office:value-type="float" office:value="217.001616240101" calcext:value-type="float">
            <text:p>217</text:p>
          </table:table-cell>
          <table:table-cell table:style-name="ce8" table:formula="of:=ROUND([.H187]-[.G187]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ASIN([.G188]*2*PI()/(24*60))*24*60/(2*PI())" office:value-type="float" office:value="218.722218067294" calcext:value-type="float">
            <text:p>219</text:p>
          </table:table-cell>
          <table:table-cell table:style-name="ce8" table:formula="of:=ROUND([.H188]-[.G18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ASIN([.G189]*2*PI()/(24*60))*24*60/(2*PI())" office:value-type="float" office:value="220.461247533072" calcext:value-type="float">
            <text:p>220</text:p>
          </table:table-cell>
          <table:table-cell table:style-name="ce8" table:formula="of:=ROUND([.H189]-[.G189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ASIN([.G190]*2*PI()/(24*60))*24*60/(2*PI())" office:value-type="float" office:value="222.219413191047" calcext:value-type="float">
            <text:p>222</text:p>
          </table:table-cell>
          <table:table-cell table:style-name="ce8" table:formula="of:=ROUND([.H190]-[.G190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ASIN([.G191]*2*PI()/(24*60))*24*60/(2*PI())" office:value-type="float" office:value="223.99746804887" calcext:value-type="float">
            <text:p>224</text:p>
          </table:table-cell>
          <table:table-cell table:style-name="ce8" table:formula="of:=ROUND([.H191]-[.G191]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ASIN([.G192]*2*PI()/(24*60))*24*60/(2*PI())" office:value-type="float" office:value="225.796213576795" calcext:value-type="float">
            <text:p>226</text:p>
          </table:table-cell>
          <table:table-cell table:style-name="ce8" table:formula="of:=ROUND([.H192]-[.G192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ASIN([.G193]*2*PI()/(24*60))*24*60/(2*PI())" office:value-type="float" office:value="227.616504192633" calcext:value-type="float">
            <text:p>228</text:p>
          </table:table-cell>
          <table:table-cell table:style-name="ce8" table:formula="of:=ROUND([.H193]-[.G193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ASIN([.G194]*2*PI()/(24*60))*24*60/(2*PI())" office:value-type="float" office:value="229.459252294153" calcext:value-type="float">
            <text:p>229</text:p>
          </table:table-cell>
          <table:table-cell table:style-name="ce8" table:formula="of:=ROUND([.H194]-[.G194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ASIN([.G195]*2*PI()/(24*60))*24*60/(2*PI())" office:value-type="float" office:value="231.325433922823" calcext:value-type="float">
            <text:p>231</text:p>
          </table:table-cell>
          <table:table-cell table:style-name="ce8" table:formula="of:=ROUND([.H195]-[.G195]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ASIN([.G196]*2*PI()/(24*60))*24*60/(2*PI())" office:value-type="float" office:value="233.216095158465" calcext:value-type="float">
            <text:p>233</text:p>
          </table:table-cell>
          <table:table-cell table:style-name="ce8" table:formula="of:=ROUND([.H196]-[.G196]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ASIN([.G197]*2*PI()/(24*60))*24*60/(2*PI())" office:value-type="float" office:value="235.132359363453" calcext:value-type="float">
            <text:p>235</text:p>
          </table:table-cell>
          <table:table-cell table:style-name="ce8" table:formula="of:=ROUND([.H197]-[.G197]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ASIN([.G198]*2*PI()/(24*60))*24*60/(2*PI())" office:value-type="float" office:value="237.075435418543" calcext:value-type="float">
            <text:p>237</text:p>
          </table:table-cell>
          <table:table-cell table:style-name="ce8" table:formula="of:=ROUND([.H198]-[.G198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ASIN([.G199]*2*PI()/(24*60))*24*60/(2*PI())" office:value-type="float" office:value="239.046627121407" calcext:value-type="float">
            <text:p>239</text:p>
          </table:table-cell>
          <table:table-cell table:style-name="ce8" table:formula="of:=ROUND([.H199]-[.G199]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ASIN([.G200]*2*PI()/(24*60))*24*60/(2*PI())" office:value-type="float" office:value="241.047343954911" calcext:value-type="float">
            <text:p>241</text:p>
          </table:table-cell>
          <table:table-cell table:style-name="ce8" table:formula="of:=ROUND([.H200]-[.G200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ASIN([.G201]*2*PI()/(24*60))*24*60/(2*PI())" office:value-type="float" office:value="243.079113477217" calcext:value-type="float">
            <text:p>243</text:p>
          </table:table-cell>
          <table:table-cell table:style-name="ce8" table:formula="of:=ROUND([.H201]-[.G201]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ASIN([.G202]*2*PI()/(24*60))*24*60/(2*PI())" office:value-type="float" office:value="245.143595642523" calcext:value-type="float">
            <text:p>245</text:p>
          </table:table-cell>
          <table:table-cell table:style-name="ce8" table:formula="of:=ROUND([.H202]-[.G202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ASIN([.G203]*2*PI()/(24*60))*24*60/(2*PI())" office:value-type="float" office:value="247.242599433189" calcext:value-type="float">
            <text:p>247</text:p>
          </table:table-cell>
          <table:table-cell table:style-name="ce8" table:formula="of:=ROUND([.H203]-[.G203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ASIN([.G204]*2*PI()/(24*60))*24*60/(2*PI())" office:value-type="float" office:value="249.378102276095" calcext:value-type="float">
            <text:p>249</text:p>
          </table:table-cell>
          <table:table-cell table:style-name="ce8" table:formula="of:=ROUND([.H204]-[.G204]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ASIN([.G205]*2*PI()/(24*60))*24*60/(2*PI())" office:value-type="float" office:value="251.55227283474" calcext:value-type="float">
            <text:p>252</text:p>
          </table:table-cell>
          <table:table-cell table:style-name="ce8" table:formula="of:=ROUND([.H205]-[.G205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ASIN([.G206]*2*PI()/(24*60))*24*60/(2*PI())" office:value-type="float" office:value="253.767497923124" calcext:value-type="float">
            <text:p>254</text:p>
          </table:table-cell>
          <table:table-cell table:style-name="ce8" table:formula="of:=ROUND([.H206]-[.G206]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ASIN([.G207]*2*PI()/(24*60))*24*60/(2*PI())" office:value-type="float" office:value="256.026414490421" calcext:value-type="float">
            <text:p>256</text:p>
          </table:table-cell>
          <table:table-cell table:style-name="ce8" table:formula="of:=ROUND([.H207]-[.G207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ASIN([.G208]*2*PI()/(24*60))*24*60/(2*PI())" office:value-type="float" office:value="258.331947895005" calcext:value-type="float">
            <text:p>258</text:p>
          </table:table-cell>
          <table:table-cell table:style-name="ce8" table:formula="of:=ROUND([.H208]-[.G208]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ASIN([.G209]*2*PI()/(24*60))*24*60/(2*PI())" office:value-type="float" office:value="260.68735804827" calcext:value-type="float">
            <text:p>261</text:p>
          </table:table-cell>
          <table:table-cell table:style-name="ce8" table:formula="of:=ROUND([.H209]-[.G209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ASIN([.G210]*2*PI()/(24*60))*24*60/(2*PI())" office:value-type="float" office:value="263.096295500548" calcext:value-type="float">
            <text:p>263</text:p>
          </table:table-cell>
          <table:table-cell table:style-name="ce8" table:formula="of:=ROUND([.H210]-[.G210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ASIN([.G211]*2*PI()/(24*60))*24*60/(2*PI())" office:value-type="float" office:value="265.562870218873" calcext:value-type="float">
            <text:p>266</text:p>
          </table:table-cell>
          <table:table-cell table:style-name="ce8" table:formula="of:=ROUND([.H211]-[.G211]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ASIN([.G212]*2*PI()/(24*60))*24*60/(2*PI())" office:value-type="float" office:value="268.091736752809" calcext:value-type="float">
            <text:p>268</text:p>
          </table:table-cell>
          <table:table-cell table:style-name="ce8" table:formula="of:=ROUND([.H212]-[.G212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ASIN([.G213]*2*PI()/(24*60))*24*60/(2*PI())" office:value-type="float" office:value="270.688200828171" calcext:value-type="float">
            <text:p>271</text:p>
          </table:table-cell>
          <table:table-cell table:style-name="ce8" table:formula="of:=ROUND([.H213]-[.G213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ASIN([.G214]*2*PI()/(24*60))*24*60/(2*PI())" office:value-type="float" office:value="273.358354349105" calcext:value-type="float">
            <text:p>273</text:p>
          </table:table-cell>
          <table:table-cell table:style-name="ce8" table:formula="of:=ROUND([.H214]-[.G214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ASIN([.G215]*2*PI()/(24*60))*24*60/(2*PI())" office:value-type="float" office:value="276.109248646572" calcext:value-type="float">
            <text:p>276</text:p>
          </table:table-cell>
          <table:table-cell table:style-name="ce8" table:formula="of:=ROUND([.H215]-[.G215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ASIN([.G216]*2*PI()/(24*60))*24*60/(2*PI())" office:value-type="float" office:value="278.949120109923" calcext:value-type="float">
            <text:p>279</text:p>
          </table:table-cell>
          <table:table-cell table:style-name="ce8" table:formula="of:=ROUND([.H216]-[.G216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ASIN([.G217]*2*PI()/(24*60))*24*60/(2*PI())" office:value-type="float" office:value="281.887688961631" calcext:value-type="float">
            <text:p>282</text:p>
          </table:table-cell>
          <table:table-cell table:style-name="ce8" table:formula="of:=ROUND([.H217]-[.G217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ASIN([.G218]*2*PI()/(24*60))*24*60/(2*PI())" office:value-type="float" office:value="284.936562419784" calcext:value-type="float">
            <text:p>285</text:p>
          </table:table-cell>
          <table:table-cell table:style-name="ce8" table:formula="of:=ROUND([.H218]-[.G21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ASIN([.G219]*2*PI()/(24*60))*24*60/(2*PI())" office:value-type="float" office:value="288.109790607001" calcext:value-type="float">
            <text:p>288</text:p>
          </table:table-cell>
          <table:table-cell table:style-name="ce8" table:formula="of:=ROUND([.H219]-[.G219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ASIN([.G220]*2*PI()/(24*60))*24*60/(2*PI())" office:value-type="float" office:value="291.424652501395" calcext:value-type="float">
            <text:p>291</text:p>
          </table:table-cell>
          <table:table-cell table:style-name="ce8" table:formula="of:=ROUND([.H220]-[.G22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ASIN([.G221]*2*PI()/(24*60))*24*60/(2*PI())" office:value-type="float" office:value="294.902800192815" calcext:value-type="float">
            <text:p>295</text:p>
          </table:table-cell>
          <table:table-cell table:style-name="ce8" table:formula="of:=ROUND([.H221]-[.G221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ASIN([.G222]*2*PI()/(24*60))*24*60/(2*PI())" office:value-type="float" office:value="298.571983894329" calcext:value-type="float">
            <text:p>299</text:p>
          </table:table-cell>
          <table:table-cell table:style-name="ce8" table:formula="of:=ROUND([.H222]-[.G222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ASIN([.G223]*2*PI()/(24*60))*24*60/(2*PI())" office:value-type="float" office:value="302.468764484217" calcext:value-type="float">
            <text:p>302</text:p>
          </table:table-cell>
          <table:table-cell table:style-name="ce8" table:formula="of:=ROUND([.H223]-[.G223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ASIN([.G224]*2*PI()/(24*60))*24*60/(2*PI())" office:value-type="float" office:value="306.643007167487" calcext:value-type="float">
            <text:p>307</text:p>
          </table:table-cell>
          <table:table-cell table:style-name="ce8" table:formula="of:=ROUND([.H224]-[.G224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ASIN([.G225]*2*PI()/(24*60))*24*60/(2*PI())" office:value-type="float" office:value="311.165835540397" calcext:value-type="float">
            <text:p>311</text:p>
          </table:table-cell>
          <table:table-cell table:style-name="ce8" table:formula="of:=ROUND([.H225]-[.G225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ASIN([.G226]*2*PI()/(24*60))*24*60/(2*PI())" office:value-type="float" office:value="316.144995040363" calcext:value-type="float">
            <text:p>316</text:p>
          </table:table-cell>
          <table:table-cell table:style-name="ce8" table:formula="of:=ROUND([.H226]-[.G226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ASIN([.G227]*2*PI()/(24*60))*24*60/(2*PI())" office:value-type="float" office:value="321.758349677735" calcext:value-type="float">
            <text:p>322</text:p>
          </table:table-cell>
          <table:table-cell table:style-name="ce8" table:formula="of:=ROUND([.H227]-[.G227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ASIN([.G228]*2*PI()/(24*60))*24*60/(2*PI())" office:value-type="float" office:value="328.341504763303" calcext:value-type="float">
            <text:p>328</text:p>
          </table:table-cell>
          <table:table-cell table:style-name="ce8" table:formula="of:=ROUND([.H228]-[.G22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ASIN([.G229]*2*PI()/(24*60))*24*60/(2*PI())" office:value-type="float" office:value="336.702605267115" calcext:value-type="float">
            <text:p>337</text:p>
          </table:table-cell>
          <table:table-cell table:style-name="ce8" table:formula="of:=ROUND([.H229]-[.G229]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ASIN([.G230]*2*PI()/(24*60))*24*60/(2*PI())" office:value-type="float" office:value="350.837777987945" calcext:value-type="float">
            <text:p>351</text:p>
          </table:table-cell>
          <table:table-cell table:style-name="ce8" table:formula="of:=ROUND([.H230]-[.G230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number-rows-repeated="10483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lope approximator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s for 0 deg</text:p>
          </table:table-cell>
          <table:table-cell office:value-type="string" calcext:value-type="string">
            <text:p>Additional mins for 1 degree</text:p>
          </table:table-cell>
        </table:table-row>
        <table:table-row table:style-name="ro1">
          <table:table-cell table:style-name="ce9" table:formula="of:=DEGREES(TAN(RADIANS([.A2]))*TAN(RADIANS([.B2])))*24*60/360" office:value-type="float" office:value="-59.172034096364" calcext:value-type="float">
            <text:p>-59.2</text:p>
          </table:table-cell>
          <table:table-cell table:formula="of:=(24*60/360)*DEGREES(RADIANS(1)/(COS(RADIANS([.A2]))*COS(RADIANS([.B2]))))" office:value-type="float" office:value="5.59944387794568" calcext:value-type="float">
            <text:p>5.5994438779456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[.A7]+8.5*[.B7]" office:value-type="float" office:value="-11.5767611338257" calcext:value-type="float">
            <text:p>-11.5767611338257</text:p>
          </table:table-cell>
        </table:table-row>
      </table:table>
      <table:table table:name="sin approximator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1" table:default-cell-style-name="ce9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sin(rads)</text:p>
          </table:table-cell>
          <table:table-cell office:value-type="string" calcext:value-type="string">
            <text:p>degrees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Degrees (corrected)</text:p>
          </table:table-cell>
          <table:table-cell table:number-columns-repeated="2"/>
        </table:table-row>
        <table:table-row table:style-name="ro1">
          <table:table-cell/>
          <table:table-cell table:formula="of:=DEGREES([.C2])" office:value-type="float" office:value="5.72957795130823" calcext:value-type="float">
            <text:p>5.72957795130823</text:p>
          </table:table-cell>
          <table:table-cell office:value-type="float" office:value="0.1" calcext:value-type="float">
            <text:p>0.1</text:p>
          </table:table-cell>
          <table:table-cell table:formula="of:=SIN([.C2])" office:value-type="float" office:value="0.0998334166468282" calcext:value-type="float">
            <text:p>0.0998334166468282</text:p>
          </table:table-cell>
          <table:table-cell table:formula="of:=DEGREES([.D2])" office:value-type="float" office:value="5.72003342823435" calcext:value-type="float">
            <text:p>5.72003342823435</text:p>
          </table:table-cell>
          <table:table-cell table:number-columns-repeated="2"/>
          <table:table-cell table:formula="of:=50/60" office:value-type="float" office:value="0.833333333333333" calcext:value-type="float">
            <text:p>0.833333333333333</text:p>
          </table:table-cell>
          <table:table-cell table:formula="of:=DEGREES(SIN(RADIANS([.H2])))" office:value-type="float" office:value="0.833303953105916" calcext:value-type="float">
            <text:p>0.8</text:p>
          </table:table-cell>
          <table:table-cell table:formula="of:=FLOOR([.I2])" office:value-type="float" office:value="0" calcext:value-type="float">
            <text:p>0</text:p>
          </table:table-cell>
          <table:table-cell table:formula="of:=ROUND(60*([.I2]-[.J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DEGREES([.C3])" office:value-type="float" office:value="11.4591559026165" calcext:value-type="float">
            <text:p>11.4591559026165</text:p>
          </table:table-cell>
          <table:table-cell office:value-type="float" office:value="0.2" calcext:value-type="float">
            <text:p>0.2</text:p>
          </table:table-cell>
          <table:table-cell table:formula="of:=SIN([.C3])" office:value-type="float" office:value="0.198669330795061" calcext:value-type="float">
            <text:p>0.198669330795061</text:p>
          </table:table-cell>
          <table:table-cell table:formula="of:=DEGREES([.D3])" office:value-type="float" office:value="11.3829141732454" calcext:value-type="float">
            <text:p>11.3829141732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DEGREES(SIN(RADIANS([.H3])))" office:value-type="float" office:value="5.9890397842248" calcext:value-type="float">
            <text:p>6.0</text:p>
          </table:table-cell>
          <table:table-cell table:formula="of:=FLOOR([.I3])" office:value-type="float" office:value="5" calcext:value-type="float">
            <text:p>5</text:p>
          </table:table-cell>
          <table:table-cell table:formula="of:=ROUND(60*([.I3]-[.J3]))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DEGREES([.C4])" office:value-type="float" office:value="17.1887338539247" calcext:value-type="float">
            <text:p>17.1887338539247</text:p>
          </table:table-cell>
          <table:table-cell office:value-type="float" office:value="0.3" calcext:value-type="float">
            <text:p>0.3</text:p>
          </table:table-cell>
          <table:table-cell table:formula="of:=SIN([.C4])" office:value-type="float" office:value="0.29552020666134" calcext:value-type="float">
            <text:p>0.29552020666134</text:p>
          </table:table-cell>
          <table:table-cell table:formula="of:=DEGREES([.D4])" office:value-type="float" office:value="16.9320606025286" calcext:value-type="float">
            <text:p>16.9320606025286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DEGREES(SIN(RADIANS([.H4])))" office:value-type="float" office:value="6.43638532002903" calcext:value-type="float">
            <text:p>6.4</text:p>
          </table:table-cell>
          <table:table-cell table:formula="of:=FLOOR([.I4])" office:value-type="float" office:value="6" calcext:value-type="float">
            <text:p>6</text:p>
          </table:table-cell>
          <table:table-cell table:formula="of:=ROUND(60*([.I4]-[.J4]))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DEGREES([.C5])" office:value-type="float" office:value="22.9183118052329" calcext:value-type="float">
            <text:p>22.9183118052329</text:p>
          </table:table-cell>
          <table:table-cell office:value-type="float" office:value="0.4" calcext:value-type="float">
            <text:p>0.4</text:p>
          </table:table-cell>
          <table:table-cell table:formula="of:=SIN([.C5])" office:value-type="float" office:value="0.389418342308651" calcext:value-type="float">
            <text:p>0.389418342308651</text:p>
          </table:table-cell>
          <table:table-cell table:formula="of:=DEGREES([.D5])" office:value-type="float" office:value="22.3120274792665" calcext:value-type="float">
            <text:p>22.3120274792665</text:p>
          </table:table-cell>
          <table:table-cell table:number-columns-repeated="2"/>
          <table:table-cell office:value-type="float" office:value="7.083333" calcext:value-type="float">
            <text:p>7.083333</text:p>
          </table:table-cell>
          <table:table-cell table:formula="of:=DEGREES(SIN(RADIANS([.H5])))" office:value-type="float" office:value="7.06530346300874" calcext:value-type="float">
            <text:p>7.1</text:p>
          </table:table-cell>
          <table:table-cell table:formula="of:=FLOOR([.I5])" office:value-type="float" office:value="7" calcext:value-type="float">
            <text:p>7</text:p>
          </table:table-cell>
          <table:table-cell table:formula="of:=ROUND(60*([.I5]-[.J5])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.5" calcext:value-type="float">
            <text:p>8.5</text:p>
          </table:table-cell>
          <table:table-cell table:formula="of:=DEGREES(SIN(RADIANS([.H6])))" office:value-type="float" office:value="8.46885543004071" calcext:value-type="float">
            <text:p>8.5</text:p>
          </table:table-cell>
          <table:table-cell table:formula="of:=FLOOR([.I6])" office:value-type="float" office:value="8" calcext:value-type="float">
            <text:p>8</text:p>
          </table:table-cell>
          <table:table-cell table:formula="of:=ROUND(60*([.I6]-[.J6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.2" calcext:value-type="float">
            <text:p>10.2</text:p>
          </table:table-cell>
          <table:table-cell table:formula="of:=DEGREES(SIN(RADIANS([.H7])))" office:value-type="float" office:value="10.1462082364823" calcext:value-type="float">
            <text:p>10.1</text:p>
          </table:table-cell>
          <table:table-cell table:formula="of:=FLOOR([.I7])" office:value-type="float" office:value="10" calcext:value-type="float">
            <text:p>10</text:p>
          </table:table-cell>
          <table:table-cell table:formula="of:=ROUND(60*([.I7]-[.J7])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DEGREES(SIN(RADIANS([.H8])))" office:value-type="float" office:value="10.9325501282073" calcext:value-type="float">
            <text:p>10.9</text:p>
          </table:table-cell>
          <table:table-cell table:formula="of:=FLOOR([.I8])" office:value-type="float" office:value="10" calcext:value-type="float">
            <text:p>10</text:p>
          </table:table-cell>
          <table:table-cell table:formula="of:=ROUND(60*([.I8]-[.J8]))"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11.5" calcext:value-type="float">
            <text:p>11.5</text:p>
          </table:table-cell>
          <table:table-cell table:formula="of:=DEGREES(SIN(RADIANS([.H9])))" office:value-type="float" office:value="11.4229412123464" calcext:value-type="float">
            <text:p>11.4</text:p>
          </table:table-cell>
          <table:table-cell table:formula="of:=FLOOR([.I9])" office:value-type="float" office:value="11" calcext:value-type="float">
            <text:p>11</text:p>
          </table:table-cell>
          <table:table-cell table:formula="of:=ROUND(60*([.I9]-[.J9]))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DEGREES(SIN(RADIANS([.H10])))" office:value-type="float" office:value="11.9124623952865" calcext:value-type="float">
            <text:p>11.9</text:p>
          </table:table-cell>
          <table:table-cell table:formula="of:=FLOOR([.I10])" office:value-type="float" office:value="11" calcext:value-type="float">
            <text:p>11</text:p>
          </table:table-cell>
          <table:table-cell table:formula="of:=ROUND(60*([.I10]-[.J10])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DEGREES(SIN(RADIANS([.H11])))" office:value-type="float" office:value="13.8611035896655" calcext:value-type="float">
            <text:p>13.9</text:p>
          </table:table-cell>
          <table:table-cell table:formula="of:=FLOOR([.I11])" office:value-type="float" office:value="13" calcext:value-type="float">
            <text:p>13</text:p>
          </table:table-cell>
          <table:table-cell table:formula="of:=ROUND(60*([.I11]-[.J11])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16.1" calcext:value-type="float">
            <text:p>16.1</text:p>
          </table:table-cell>
          <table:table-cell table:formula="of:=DEGREES(SIN(RADIANS([.H12])))" office:value-type="float" office:value="15.8889592313599" calcext:value-type="float">
            <text:p>15.9</text:p>
          </table:table-cell>
          <table:table-cell table:formula="of:=FLOOR([.I12])" office:value-type="float" office:value="15" calcext:value-type="float">
            <text:p>15</text:p>
          </table:table-cell>
          <table:table-cell table:formula="of:=ROUND(60*([.I12]-[.J12]))"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3])))" office:value-type="float" office:value="17.7053695755024" calcext:value-type="float">
            <text:p>17.7</text:p>
          </table:table-cell>
          <table:table-cell table:formula="of:=FLOOR([.I13])" office:value-type="float" office:value="17" calcext:value-type="float">
            <text:p>17</text:p>
          </table:table-cell>
          <table:table-cell table:formula="of:=ROUND(60*([.I13]-[.J13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.75" calcext:value-type="float">
            <text:p>19.75</text:p>
          </table:table-cell>
          <table:table-cell table:formula="of:=DEGREES(SIN(RADIANS([.H14])))" office:value-type="float" office:value="19.361201768503" calcext:value-type="float">
            <text:p>19.4</text:p>
          </table:table-cell>
          <table:table-cell table:formula="of:=FLOOR([.I14])" office:value-type="float" office:value="19" calcext:value-type="float">
            <text:p>19</text:p>
          </table:table-cell>
          <table:table-cell table:formula="of:=ROUND(60*([.I14]-[.J14]))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15])))" office:value-type="float" office:value="25.116816571324" calcext:value-type="float">
            <text:p>25.1</text:p>
          </table:table-cell>
          <table:table-cell table:formula="of:=FLOOR([.I15])" office:value-type="float" office:value="25" calcext:value-type="float">
            <text:p>25</text:p>
          </table:table-cell>
          <table:table-cell table:formula="of:=ROUND(60*([.I15]-[.J15])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DEGREES(SIN(RADIANS([.H16])))" office:value-type="float" office:value="14.8292389419805" calcext:value-type="float">
            <text:p>14.8</text:p>
          </table:table-cell>
          <table:table-cell table:formula="of:=FLOOR([.I16])" office:value-type="float" office:value="14" calcext:value-type="float">
            <text:p>14</text:p>
          </table:table-cell>
          <table:table-cell table:formula="of:=ROUND(60*([.I16]-[.J16]))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DEGREES(SIN(RADIANS([.H17])))" office:value-type="float" office:value="15.7928571644598" calcext:value-type="float">
            <text:p>15.8</text:p>
          </table:table-cell>
          <table:table-cell table:formula="of:=FLOOR([.I17])" office:value-type="float" office:value="15" calcext:value-type="float">
            <text:p>15</text:p>
          </table:table-cell>
          <table:table-cell table:formula="of:=ROUND(60*([.I17]-[.J17]))"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DEGREES(SIN(RADIANS([.H18])))" office:value-type="float" office:value="16.7516647296579" calcext:value-type="float">
            <text:p>16.8</text:p>
          </table:table-cell>
          <table:table-cell table:formula="of:=FLOOR([.I18])" office:value-type="float" office:value="16" calcext:value-type="float">
            <text:p>16</text:p>
          </table:table-cell>
          <table:table-cell table:formula="of:=ROUND(60*([.I18]-[.J18])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9])))" office:value-type="float" office:value="17.7053695755024" calcext:value-type="float">
            <text:p>17.7</text:p>
          </table:table-cell>
          <table:table-cell table:formula="of:=FLOOR([.I19])" office:value-type="float" office:value="17" calcext:value-type="float">
            <text:p>17</text:p>
          </table:table-cell>
          <table:table-cell table:formula="of:=ROUND(60*([.I19]-[.J19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DEGREES(SIN(RADIANS([.H20])))" office:value-type="float" office:value="18.6536811942584" calcext:value-type="float">
            <text:p>18.7</text:p>
          </table:table-cell>
          <table:table-cell table:formula="of:=FLOOR([.I20])" office:value-type="float" office:value="18" calcext:value-type="float">
            <text:p>18</text:p>
          </table:table-cell>
          <table:table-cell table:formula="of:=ROUND(60*([.I20]-[.J20])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DEGREES(SIN(RADIANS([.H21])))" office:value-type="float" office:value="19.5963107210203" calcext:value-type="float">
            <text:p>19.6</text:p>
          </table:table-cell>
          <table:table-cell table:formula="of:=FLOOR([.I21])" office:value-type="float" office:value="19" calcext:value-type="float">
            <text:p>19</text:p>
          </table:table-cell>
          <table:table-cell table:formula="of:=ROUND(60*([.I21]-[.J21]))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DEGREES(SIN(RADIANS([.H22])))" office:value-type="float" office:value="20.5329710217029" calcext:value-type="float">
            <text:p>20.5</text:p>
          </table:table-cell>
          <table:table-cell table:formula="of:=FLOOR([.I22])" office:value-type="float" office:value="20" calcext:value-type="float">
            <text:p>20</text:p>
          </table:table-cell>
          <table:table-cell table:formula="of:=ROUND(60*([.I22]-[.J22])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DEGREES(SIN(RADIANS([.H23])))" office:value-type="float" office:value="21.463376780505" calcext:value-type="float">
            <text:p>21.5</text:p>
          </table:table-cell>
          <table:table-cell table:formula="of:=FLOOR([.I23])" office:value-type="float" office:value="21" calcext:value-type="float">
            <text:p>21</text:p>
          </table:table-cell>
          <table:table-cell table:formula="of:=ROUND(60*([.I23]-[.J23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DEGREES(SIN(RADIANS([.H24])))" office:value-type="float" office:value="22.3872445868193" calcext:value-type="float">
            <text:p>22.4</text:p>
          </table:table-cell>
          <table:table-cell table:formula="of:=FLOOR([.I24])" office:value-type="float" office:value="22" calcext:value-type="float">
            <text:p>22</text:p>
          </table:table-cell>
          <table:table-cell table:formula="of:=ROUND(60*([.I24]-[.J24]))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DEGREES(SIN(RADIANS([.H25])))" office:value-type="float" office:value="23.3042930215623" calcext:value-type="float">
            <text:p>23.3</text:p>
          </table:table-cell>
          <table:table-cell table:formula="of:=FLOOR([.I25])" office:value-type="float" office:value="23" calcext:value-type="float">
            <text:p>23</text:p>
          </table:table-cell>
          <table:table-cell table:formula="of:=ROUND(60*([.I25]-[.J25])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GREES(SIN(RADIANS([.H26])))" office:value-type="float" office:value="24.2142427428972" calcext:value-type="float">
            <text:p>24.2</text:p>
          </table:table-cell>
          <table:table-cell table:formula="of:=FLOOR([.I26])" office:value-type="float" office:value="24" calcext:value-type="float">
            <text:p>24</text:p>
          </table:table-cell>
          <table:table-cell table:formula="of:=ROUND(60*([.I26]-[.J26])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27])))" office:value-type="float" office:value="25.116816571324" calcext:value-type="float">
            <text:p>25.1</text:p>
          </table:table-cell>
          <table:table-cell table:formula="of:=FLOOR([.I27])" office:value-type="float" office:value="25" calcext:value-type="float">
            <text:p>25</text:p>
          </table:table-cell>
          <table:table-cell table:formula="of:=ROUND(60*([.I27]-[.J27]))" office:value-type="float" office:value="7" calcext:value-type="float">
            <text:p>7</text:p>
          </table:table-cell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7"/>
        <table:table-row table:style-name="ro1">
          <table:table-cell/>
          <table:table-cell table:style-name="Default" office:value-type="float" office:value="0.833303953105916" calcext:value-type="float">
            <text:p>0.833303953105916</text:p>
          </table:table-cell>
          <table:table-cell table:style-name="Default" office:value-type="float" office:value="5.9890397842248" calcext:value-type="float">
            <text:p>5.9890397842248</text:p>
          </table:table-cell>
          <table:table-cell table:style-name="Default" office:value-type="float" office:value="6.43638532002903" calcext:value-type="float">
            <text:p>6.43638532002903</text:p>
          </table:table-cell>
          <table:table-cell table:style-name="Default" office:value-type="float" office:value="7.06530346300874" calcext:value-type="float">
            <text:p>7.06530346300874</text:p>
          </table:table-cell>
          <table:table-cell table:style-name="Default" office:value-type="float" office:value="8.46885543004071" calcext:value-type="float">
            <text:p>8.46885543004071</text:p>
          </table:table-cell>
          <table:table-cell table:style-name="Default" office:value-type="float" office:value="10.1462082364823" calcext:value-type="float">
            <text:p>10.1462082364823</text:p>
          </table:table-cell>
          <table:table-cell table:style-name="Default" office:value-type="float" office:value="10.9325501282073" calcext:value-type="float">
            <text:p>10.9325501282073</text:p>
          </table:table-cell>
          <table:table-cell table:style-name="Default" office:value-type="float" office:value="11.4229412123464" calcext:value-type="float">
            <text:p>11.4229412123464</text:p>
          </table:table-cell>
          <table:table-cell table:style-name="Default" office:value-type="float" office:value="11.9124623952865" calcext:value-type="float">
            <text:p>11.9124623952865</text:p>
          </table:table-cell>
          <table:table-cell table:style-name="Default" office:value-type="float" office:value="13.8611035896655" calcext:value-type="float">
            <text:p>13.8611035896655</text:p>
          </table:table-cell>
          <table:table-cell table:style-name="Default" office:value-type="float" office:value="15.8889592313599" calcext:value-type="float">
            <text:p>15.8889592313599</text:p>
          </table:table-cell>
          <table:table-cell table:style-name="Default" office:value-type="float" office:value="17.7053695755024" calcext:value-type="float">
            <text:p>17.7053695755024</text:p>
          </table:table-cell>
          <table:table-cell table:style-name="Default" office:value-type="float" office:value="19.361201768503" calcext:value-type="float">
            <text:p>19.361201768503</text:p>
          </table:table-cell>
          <table:table-cell table:style-name="Default" office:value-type="float" office:value="25.116816571324" calcext:value-type="float">
            <text:p>25.11681657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0.833303953105916" calcext:value-type="float">
            <text:p>1</text:p>
          </table:table-cell>
          <table:table-cell table:formula="of:=[.$A2]*[.C$1]" office:value-type="float" office:value="5.9890397842248" calcext:value-type="float">
            <text:p>6</text:p>
          </table:table-cell>
          <table:table-cell table:formula="of:=[.$A2]*[.D$1]" office:value-type="float" office:value="6.43638532002903" calcext:value-type="float">
            <text:p>6</text:p>
          </table:table-cell>
          <table:table-cell table:formula="of:=[.$A2]*[.E$1]" office:value-type="float" office:value="7.06530346300874" calcext:value-type="float">
            <text:p>7</text:p>
          </table:table-cell>
          <table:table-cell table:formula="of:=[.$A2]*[.F$1]" office:value-type="float" office:value="8.46885543004071" calcext:value-type="float">
            <text:p>8</text:p>
          </table:table-cell>
          <table:table-cell table:formula="of:=[.$A2]*[.G$1]" office:value-type="float" office:value="10.1462082364823" calcext:value-type="float">
            <text:p>10</text:p>
          </table:table-cell>
          <table:table-cell table:formula="of:=[.$A2]*[.H$1]" office:value-type="float" office:value="10.9325501282073" calcext:value-type="float">
            <text:p>11</text:p>
          </table:table-cell>
          <table:table-cell table:formula="of:=[.$A2]*[.I$1]" office:value-type="float" office:value="11.4229412123464" calcext:value-type="float">
            <text:p>11</text:p>
          </table:table-cell>
          <table:table-cell table:formula="of:=[.$A2]*[.J$1]" office:value-type="float" office:value="11.9124623952865" calcext:value-type="float">
            <text:p>12</text:p>
          </table:table-cell>
          <table:table-cell table:formula="of:=[.$A2]*[.K$1]" office:value-type="float" office:value="13.8611035896655" calcext:value-type="float">
            <text:p>14</text:p>
          </table:table-cell>
          <table:table-cell table:formula="of:=[.$A2]*[.L$1]" office:value-type="float" office:value="15.8889592313599" calcext:value-type="float">
            <text:p>16</text:p>
          </table:table-cell>
          <table:table-cell table:formula="of:=[.$A2]*[.M$1]" office:value-type="float" office:value="17.7053695755024" calcext:value-type="float">
            <text:p>18</text:p>
          </table:table-cell>
          <table:table-cell table:formula="of:=[.$A2]*[.N$1]" office:value-type="float" office:value="19.361201768503" calcext:value-type="float">
            <text:p>19</text:p>
          </table:table-cell>
          <table:table-cell table:formula="of:=[.$A2]*[.O$1]" office:value-type="float" office:value="25.116816571324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1.66660790621183" calcext:value-type="float">
            <text:p>2</text:p>
          </table:table-cell>
          <table:table-cell table:formula="of:=[.$A3]*[.C$1]" office:value-type="float" office:value="11.9780795684496" calcext:value-type="float">
            <text:p>12</text:p>
          </table:table-cell>
          <table:table-cell table:formula="of:=[.$A3]*[.D$1]" office:value-type="float" office:value="12.8727706400581" calcext:value-type="float">
            <text:p>13</text:p>
          </table:table-cell>
          <table:table-cell table:formula="of:=[.$A3]*[.E$1]" office:value-type="float" office:value="14.1306069260175" calcext:value-type="float">
            <text:p>14</text:p>
          </table:table-cell>
          <table:table-cell table:formula="of:=[.$A3]*[.F$1]" office:value-type="float" office:value="16.9377108600814" calcext:value-type="float">
            <text:p>17</text:p>
          </table:table-cell>
          <table:table-cell table:formula="of:=[.$A3]*[.G$1]" office:value-type="float" office:value="20.2924164729646" calcext:value-type="float">
            <text:p>20</text:p>
          </table:table-cell>
          <table:table-cell table:formula="of:=[.$A3]*[.H$1]" office:value-type="float" office:value="21.8651002564145" calcext:value-type="float">
            <text:p>22</text:p>
          </table:table-cell>
          <table:table-cell table:formula="of:=[.$A3]*[.I$1]" office:value-type="float" office:value="22.8458824246928" calcext:value-type="float">
            <text:p>23</text:p>
          </table:table-cell>
          <table:table-cell table:formula="of:=[.$A3]*[.J$1]" office:value-type="float" office:value="23.824924790573" calcext:value-type="float">
            <text:p>24</text:p>
          </table:table-cell>
          <table:table-cell table:formula="of:=[.$A3]*[.K$1]" office:value-type="float" office:value="27.722207179331" calcext:value-type="float">
            <text:p>28</text:p>
          </table:table-cell>
          <table:table-cell table:formula="of:=[.$A3]*[.L$1]" office:value-type="float" office:value="31.7779184627198" calcext:value-type="float">
            <text:p>32</text:p>
          </table:table-cell>
          <table:table-cell table:formula="of:=[.$A3]*[.M$1]" office:value-type="float" office:value="35.4107391510048" calcext:value-type="float">
            <text:p>35</text:p>
          </table:table-cell>
          <table:table-cell table:formula="of:=[.$A3]*[.N$1]" office:value-type="float" office:value="38.7224035370061" calcext:value-type="float">
            <text:p>39</text:p>
          </table:table-cell>
          <table:table-cell table:formula="of:=[.$A3]*[.O$1]" office:value-type="float" office:value="50.2336331426481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2.49991185931775" calcext:value-type="float">
            <text:p>2</text:p>
          </table:table-cell>
          <table:table-cell table:formula="of:=[.$A4]*[.C$1]" office:value-type="float" office:value="17.9671193526744" calcext:value-type="float">
            <text:p>18</text:p>
          </table:table-cell>
          <table:table-cell table:formula="of:=[.$A4]*[.D$1]" office:value-type="float" office:value="19.3091559600871" calcext:value-type="float">
            <text:p>19</text:p>
          </table:table-cell>
          <table:table-cell table:formula="of:=[.$A4]*[.E$1]" office:value-type="float" office:value="21.1959103890262" calcext:value-type="float">
            <text:p>21</text:p>
          </table:table-cell>
          <table:table-cell table:formula="of:=[.$A4]*[.F$1]" office:value-type="float" office:value="25.4065662901221" calcext:value-type="float">
            <text:p>25</text:p>
          </table:table-cell>
          <table:table-cell table:formula="of:=[.$A4]*[.G$1]" office:value-type="float" office:value="30.4386247094469" calcext:value-type="float">
            <text:p>30</text:p>
          </table:table-cell>
          <table:table-cell table:formula="of:=[.$A4]*[.H$1]" office:value-type="float" office:value="32.7976503846218" calcext:value-type="float">
            <text:p>33</text:p>
          </table:table-cell>
          <table:table-cell table:formula="of:=[.$A4]*[.I$1]" office:value-type="float" office:value="34.2688236370392" calcext:value-type="float">
            <text:p>34</text:p>
          </table:table-cell>
          <table:table-cell table:formula="of:=[.$A4]*[.J$1]" office:value-type="float" office:value="35.7373871858594" calcext:value-type="float">
            <text:p>36</text:p>
          </table:table-cell>
          <table:table-cell table:formula="of:=[.$A4]*[.K$1]" office:value-type="float" office:value="41.5833107689965" calcext:value-type="float">
            <text:p>42</text:p>
          </table:table-cell>
          <table:table-cell table:formula="of:=[.$A4]*[.L$1]" office:value-type="float" office:value="47.6668776940797" calcext:value-type="float">
            <text:p>48</text:p>
          </table:table-cell>
          <table:table-cell table:formula="of:=[.$A4]*[.M$1]" office:value-type="float" office:value="53.1161087265072" calcext:value-type="float">
            <text:p>53</text:p>
          </table:table-cell>
          <table:table-cell table:formula="of:=[.$A4]*[.N$1]" office:value-type="float" office:value="58.0836053055091" calcext:value-type="float">
            <text:p>58</text:p>
          </table:table-cell>
          <table:table-cell table:formula="of:=[.$A4]*[.O$1]" office:value-type="float" office:value="75.3504497139721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3.33321581242366" calcext:value-type="float">
            <text:p>3</text:p>
          </table:table-cell>
          <table:table-cell table:formula="of:=[.$A5]*[.C$1]" office:value-type="float" office:value="23.9561591368992" calcext:value-type="float">
            <text:p>24</text:p>
          </table:table-cell>
          <table:table-cell table:formula="of:=[.$A5]*[.D$1]" office:value-type="float" office:value="25.7455412801161" calcext:value-type="float">
            <text:p>26</text:p>
          </table:table-cell>
          <table:table-cell table:formula="of:=[.$A5]*[.E$1]" office:value-type="float" office:value="28.261213852035" calcext:value-type="float">
            <text:p>28</text:p>
          </table:table-cell>
          <table:table-cell table:formula="of:=[.$A5]*[.F$1]" office:value-type="float" office:value="33.8754217201628" calcext:value-type="float">
            <text:p>34</text:p>
          </table:table-cell>
          <table:table-cell table:formula="of:=[.$A5]*[.G$1]" office:value-type="float" office:value="40.5848329459291" calcext:value-type="float">
            <text:p>41</text:p>
          </table:table-cell>
          <table:table-cell table:formula="of:=[.$A5]*[.H$1]" office:value-type="float" office:value="43.730200512829" calcext:value-type="float">
            <text:p>44</text:p>
          </table:table-cell>
          <table:table-cell table:formula="of:=[.$A5]*[.I$1]" office:value-type="float" office:value="45.6917648493855" calcext:value-type="float">
            <text:p>46</text:p>
          </table:table-cell>
          <table:table-cell table:formula="of:=[.$A5]*[.J$1]" office:value-type="float" office:value="47.6498495811459" calcext:value-type="float">
            <text:p>48</text:p>
          </table:table-cell>
          <table:table-cell table:formula="of:=[.$A5]*[.K$1]" office:value-type="float" office:value="55.4444143586619" calcext:value-type="float">
            <text:p>55</text:p>
          </table:table-cell>
          <table:table-cell table:formula="of:=[.$A5]*[.L$1]" office:value-type="float" office:value="63.5558369254396" calcext:value-type="float">
            <text:p>64</text:p>
          </table:table-cell>
          <table:table-cell table:formula="of:=[.$A5]*[.M$1]" office:value-type="float" office:value="70.8214783020095" calcext:value-type="float">
            <text:p>71</text:p>
          </table:table-cell>
          <table:table-cell table:formula="of:=[.$A5]*[.N$1]" office:value-type="float" office:value="77.4448070740122" calcext:value-type="float">
            <text:p>77</text:p>
          </table:table-cell>
          <table:table-cell table:formula="of:=[.$A5]*[.O$1]" office:value-type="float" office:value="100.467266285296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4.16651976552958" calcext:value-type="float">
            <text:p>4</text:p>
          </table:table-cell>
          <table:table-cell table:formula="of:=[.$A6]*[.C$1]" office:value-type="float" office:value="29.945198921124" calcext:value-type="float">
            <text:p>30</text:p>
          </table:table-cell>
          <table:table-cell table:formula="of:=[.$A6]*[.D$1]" office:value-type="float" office:value="32.1819266001452" calcext:value-type="float">
            <text:p>32</text:p>
          </table:table-cell>
          <table:table-cell table:formula="of:=[.$A6]*[.E$1]" office:value-type="float" office:value="35.3265173150437" calcext:value-type="float">
            <text:p>35</text:p>
          </table:table-cell>
          <table:table-cell table:formula="of:=[.$A6]*[.F$1]" office:value-type="float" office:value="42.3442771502035" calcext:value-type="float">
            <text:p>42</text:p>
          </table:table-cell>
          <table:table-cell table:formula="of:=[.$A6]*[.G$1]" office:value-type="float" office:value="50.7310411824114" calcext:value-type="float">
            <text:p>51</text:p>
          </table:table-cell>
          <table:table-cell table:formula="of:=[.$A6]*[.H$1]" office:value-type="float" office:value="54.6627506410363" calcext:value-type="float">
            <text:p>55</text:p>
          </table:table-cell>
          <table:table-cell table:formula="of:=[.$A6]*[.I$1]" office:value-type="float" office:value="57.1147060617319" calcext:value-type="float">
            <text:p>57</text:p>
          </table:table-cell>
          <table:table-cell table:formula="of:=[.$A6]*[.J$1]" office:value-type="float" office:value="59.5623119764324" calcext:value-type="float">
            <text:p>60</text:p>
          </table:table-cell>
          <table:table-cell table:formula="of:=[.$A6]*[.K$1]" office:value-type="float" office:value="69.3055179483274" calcext:value-type="float">
            <text:p>69</text:p>
          </table:table-cell>
          <table:table-cell table:formula="of:=[.$A6]*[.L$1]" office:value-type="float" office:value="79.4447961567995" calcext:value-type="float">
            <text:p>79</text:p>
          </table:table-cell>
          <table:table-cell table:formula="of:=[.$A6]*[.M$1]" office:value-type="float" office:value="88.5268478775119" calcext:value-type="float">
            <text:p>89</text:p>
          </table:table-cell>
          <table:table-cell table:formula="of:=[.$A6]*[.N$1]" office:value-type="float" office:value="96.8060088425152" calcext:value-type="float">
            <text:p>97</text:p>
          </table:table-cell>
          <table:table-cell table:formula="of:=[.$A6]*[.O$1]" office:value-type="float" office:value="125.58408285662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4.9998237186355" calcext:value-type="float">
            <text:p>5</text:p>
          </table:table-cell>
          <table:table-cell table:formula="of:=[.$A7]*[.C$1]" office:value-type="float" office:value="35.9342387053488" calcext:value-type="float">
            <text:p>36</text:p>
          </table:table-cell>
          <table:table-cell table:formula="of:=[.$A7]*[.D$1]" office:value-type="float" office:value="38.6183119201742" calcext:value-type="float">
            <text:p>39</text:p>
          </table:table-cell>
          <table:table-cell table:formula="of:=[.$A7]*[.E$1]" office:value-type="float" office:value="42.3918207780525" calcext:value-type="float">
            <text:p>42</text:p>
          </table:table-cell>
          <table:table-cell table:formula="of:=[.$A7]*[.F$1]" office:value-type="float" office:value="50.8131325802442" calcext:value-type="float">
            <text:p>51</text:p>
          </table:table-cell>
          <table:table-cell table:formula="of:=[.$A7]*[.G$1]" office:value-type="float" office:value="60.8772494188937" calcext:value-type="float">
            <text:p>61</text:p>
          </table:table-cell>
          <table:table-cell table:formula="of:=[.$A7]*[.H$1]" office:value-type="float" office:value="65.5953007692435" calcext:value-type="float">
            <text:p>66</text:p>
          </table:table-cell>
          <table:table-cell table:formula="of:=[.$A7]*[.I$1]" office:value-type="float" office:value="68.5376472740783" calcext:value-type="float">
            <text:p>69</text:p>
          </table:table-cell>
          <table:table-cell table:formula="of:=[.$A7]*[.J$1]" office:value-type="float" office:value="71.4747743717189" calcext:value-type="float">
            <text:p>71</text:p>
          </table:table-cell>
          <table:table-cell table:formula="of:=[.$A7]*[.K$1]" office:value-type="float" office:value="83.1666215379929" calcext:value-type="float">
            <text:p>83</text:p>
          </table:table-cell>
          <table:table-cell table:formula="of:=[.$A7]*[.L$1]" office:value-type="float" office:value="95.3337553881595" calcext:value-type="float">
            <text:p>95</text:p>
          </table:table-cell>
          <table:table-cell table:formula="of:=[.$A7]*[.M$1]" office:value-type="float" office:value="106.232217453014" calcext:value-type="float">
            <text:p>106</text:p>
          </table:table-cell>
          <table:table-cell table:formula="of:=[.$A7]*[.N$1]" office:value-type="float" office:value="116.167210611018" calcext:value-type="float">
            <text:p>116</text:p>
          </table:table-cell>
          <table:table-cell table:formula="of:=[.$A7]*[.O$1]" office:value-type="float" office:value="150.700899427944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5.83312767174141" calcext:value-type="float">
            <text:p>6</text:p>
          </table:table-cell>
          <table:table-cell table:formula="of:=[.$A8]*[.C$1]" office:value-type="float" office:value="41.9232784895736" calcext:value-type="float">
            <text:p>42</text:p>
          </table:table-cell>
          <table:table-cell table:formula="of:=[.$A8]*[.D$1]" office:value-type="float" office:value="45.0546972402032" calcext:value-type="float">
            <text:p>45</text:p>
          </table:table-cell>
          <table:table-cell table:formula="of:=[.$A8]*[.E$1]" office:value-type="float" office:value="49.4571242410612" calcext:value-type="float">
            <text:p>49</text:p>
          </table:table-cell>
          <table:table-cell table:formula="of:=[.$A8]*[.F$1]" office:value-type="float" office:value="59.2819880102849" calcext:value-type="float">
            <text:p>59</text:p>
          </table:table-cell>
          <table:table-cell table:formula="of:=[.$A8]*[.G$1]" office:value-type="float" office:value="71.023457655376" calcext:value-type="float">
            <text:p>71</text:p>
          </table:table-cell>
          <table:table-cell table:formula="of:=[.$A8]*[.H$1]" office:value-type="float" office:value="76.5278508974508" calcext:value-type="float">
            <text:p>77</text:p>
          </table:table-cell>
          <table:table-cell table:formula="of:=[.$A8]*[.I$1]" office:value-type="float" office:value="79.9605884864247" calcext:value-type="float">
            <text:p>80</text:p>
          </table:table-cell>
          <table:table-cell table:formula="of:=[.$A8]*[.J$1]" office:value-type="float" office:value="83.3872367670054" calcext:value-type="float">
            <text:p>83</text:p>
          </table:table-cell>
          <table:table-cell table:formula="of:=[.$A8]*[.K$1]" office:value-type="float" office:value="97.0277251276584" calcext:value-type="float">
            <text:p>97</text:p>
          </table:table-cell>
          <table:table-cell table:formula="of:=[.$A8]*[.L$1]" office:value-type="float" office:value="111.222714619519" calcext:value-type="float">
            <text:p>111</text:p>
          </table:table-cell>
          <table:table-cell table:formula="of:=[.$A8]*[.M$1]" office:value-type="float" office:value="123.937587028517" calcext:value-type="float">
            <text:p>124</text:p>
          </table:table-cell>
          <table:table-cell table:formula="of:=[.$A8]*[.N$1]" office:value-type="float" office:value="135.528412379521" calcext:value-type="float">
            <text:p>136</text:p>
          </table:table-cell>
          <table:table-cell table:formula="of:=[.$A8]*[.O$1]" office:value-type="float" office:value="175.817715999268" calcext:value-type="float">
            <text:p>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6.66643162484733" calcext:value-type="float">
            <text:p>7</text:p>
          </table:table-cell>
          <table:table-cell table:formula="of:=[.$A9]*[.C$1]" office:value-type="float" office:value="47.9123182737984" calcext:value-type="float">
            <text:p>48</text:p>
          </table:table-cell>
          <table:table-cell table:formula="of:=[.$A9]*[.D$1]" office:value-type="float" office:value="51.4910825602323" calcext:value-type="float">
            <text:p>51</text:p>
          </table:table-cell>
          <table:table-cell table:formula="of:=[.$A9]*[.E$1]" office:value-type="float" office:value="56.52242770407" calcext:value-type="float">
            <text:p>57</text:p>
          </table:table-cell>
          <table:table-cell table:formula="of:=[.$A9]*[.F$1]" office:value-type="float" office:value="67.7508434403256" calcext:value-type="float">
            <text:p>68</text:p>
          </table:table-cell>
          <table:table-cell table:formula="of:=[.$A9]*[.G$1]" office:value-type="float" office:value="81.1696658918583" calcext:value-type="float">
            <text:p>81</text:p>
          </table:table-cell>
          <table:table-cell table:formula="of:=[.$A9]*[.H$1]" office:value-type="float" office:value="87.460401025658" calcext:value-type="float">
            <text:p>87</text:p>
          </table:table-cell>
          <table:table-cell table:formula="of:=[.$A9]*[.I$1]" office:value-type="float" office:value="91.3835296987711" calcext:value-type="float">
            <text:p>91</text:p>
          </table:table-cell>
          <table:table-cell table:formula="of:=[.$A9]*[.J$1]" office:value-type="float" office:value="95.2996991622918" calcext:value-type="float">
            <text:p>95</text:p>
          </table:table-cell>
          <table:table-cell table:formula="of:=[.$A9]*[.K$1]" office:value-type="float" office:value="110.888828717324" calcext:value-type="float">
            <text:p>111</text:p>
          </table:table-cell>
          <table:table-cell table:formula="of:=[.$A9]*[.L$1]" office:value-type="float" office:value="127.111673850879" calcext:value-type="float">
            <text:p>127</text:p>
          </table:table-cell>
          <table:table-cell table:formula="of:=[.$A9]*[.M$1]" office:value-type="float" office:value="141.642956604019" calcext:value-type="float">
            <text:p>142</text:p>
          </table:table-cell>
          <table:table-cell table:formula="of:=[.$A9]*[.N$1]" office:value-type="float" office:value="154.889614148024" calcext:value-type="float">
            <text:p>155</text:p>
          </table:table-cell>
          <table:table-cell table:formula="of:=[.$A9]*[.O$1]" office:value-type="float" office:value="200.934532570592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7.49973557795324" calcext:value-type="float">
            <text:p>7</text:p>
          </table:table-cell>
          <table:table-cell table:formula="of:=[.$A10]*[.C$1]" office:value-type="float" office:value="53.9013580580232" calcext:value-type="float">
            <text:p>54</text:p>
          </table:table-cell>
          <table:table-cell table:formula="of:=[.$A10]*[.D$1]" office:value-type="float" office:value="57.9274678802613" calcext:value-type="float">
            <text:p>58</text:p>
          </table:table-cell>
          <table:table-cell table:formula="of:=[.$A10]*[.E$1]" office:value-type="float" office:value="63.5877311670787" calcext:value-type="float">
            <text:p>64</text:p>
          </table:table-cell>
          <table:table-cell table:formula="of:=[.$A10]*[.F$1]" office:value-type="float" office:value="76.2196988703663" calcext:value-type="float">
            <text:p>76</text:p>
          </table:table-cell>
          <table:table-cell table:formula="of:=[.$A10]*[.G$1]" office:value-type="float" office:value="91.3158741283406" calcext:value-type="float">
            <text:p>91</text:p>
          </table:table-cell>
          <table:table-cell table:formula="of:=[.$A10]*[.H$1]" office:value-type="float" office:value="98.3929511538653" calcext:value-type="float">
            <text:p>98</text:p>
          </table:table-cell>
          <table:table-cell table:formula="of:=[.$A10]*[.I$1]" office:value-type="float" office:value="102.806470911117" calcext:value-type="float">
            <text:p>103</text:p>
          </table:table-cell>
          <table:table-cell table:formula="of:=[.$A10]*[.J$1]" office:value-type="float" office:value="107.212161557578" calcext:value-type="float">
            <text:p>107</text:p>
          </table:table-cell>
          <table:table-cell table:formula="of:=[.$A10]*[.K$1]" office:value-type="float" office:value="124.749932306989" calcext:value-type="float">
            <text:p>125</text:p>
          </table:table-cell>
          <table:table-cell table:formula="of:=[.$A10]*[.L$1]" office:value-type="float" office:value="143.000633082239" calcext:value-type="float">
            <text:p>143</text:p>
          </table:table-cell>
          <table:table-cell table:formula="of:=[.$A10]*[.M$1]" office:value-type="float" office:value="159.348326179521" calcext:value-type="float">
            <text:p>159</text:p>
          </table:table-cell>
          <table:table-cell table:formula="of:=[.$A10]*[.N$1]" office:value-type="float" office:value="174.250815916527" calcext:value-type="float">
            <text:p>174</text:p>
          </table:table-cell>
          <table:table-cell table:formula="of:=[.$A10]*[.O$1]" office:value-type="float" office:value="226.05134914191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8.33303953105916" calcext:value-type="float">
            <text:p>8</text:p>
          </table:table-cell>
          <table:table-cell table:formula="of:=[.$A11]*[.C$1]" office:value-type="float" office:value="59.890397842248" calcext:value-type="float">
            <text:p>60</text:p>
          </table:table-cell>
          <table:table-cell table:formula="of:=[.$A11]*[.D$1]" office:value-type="float" office:value="64.3638532002903" calcext:value-type="float">
            <text:p>64</text:p>
          </table:table-cell>
          <table:table-cell table:formula="of:=[.$A11]*[.E$1]" office:value-type="float" office:value="70.6530346300875" calcext:value-type="float">
            <text:p>71</text:p>
          </table:table-cell>
          <table:table-cell table:formula="of:=[.$A11]*[.F$1]" office:value-type="float" office:value="84.6885543004071" calcext:value-type="float">
            <text:p>85</text:p>
          </table:table-cell>
          <table:table-cell table:formula="of:=[.$A11]*[.G$1]" office:value-type="float" office:value="101.462082364823" calcext:value-type="float">
            <text:p>101</text:p>
          </table:table-cell>
          <table:table-cell table:formula="of:=[.$A11]*[.H$1]" office:value-type="float" office:value="109.325501282073" calcext:value-type="float">
            <text:p>109</text:p>
          </table:table-cell>
          <table:table-cell table:formula="of:=[.$A11]*[.I$1]" office:value-type="float" office:value="114.229412123464" calcext:value-type="float">
            <text:p>114</text:p>
          </table:table-cell>
          <table:table-cell table:formula="of:=[.$A11]*[.J$1]" office:value-type="float" office:value="119.124623952865" calcext:value-type="float">
            <text:p>119</text:p>
          </table:table-cell>
          <table:table-cell table:formula="of:=[.$A11]*[.K$1]" office:value-type="float" office:value="138.611035896655" calcext:value-type="float">
            <text:p>139</text:p>
          </table:table-cell>
          <table:table-cell table:formula="of:=[.$A11]*[.L$1]" office:value-type="float" office:value="158.889592313599" calcext:value-type="float">
            <text:p>159</text:p>
          </table:table-cell>
          <table:table-cell table:formula="of:=[.$A11]*[.M$1]" office:value-type="float" office:value="177.053695755024" calcext:value-type="float">
            <text:p>177</text:p>
          </table:table-cell>
          <table:table-cell table:formula="of:=[.$A11]*[.N$1]" office:value-type="float" office:value="193.61201768503" calcext:value-type="float">
            <text:p>194</text:p>
          </table:table-cell>
          <table:table-cell table:formula="of:=[.$A11]*[.O$1]" office:value-type="float" office:value="251.16816571324" calcext:value-type="float">
            <text:p>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*[.B$1]" office:value-type="float" office:value="9.16634348416508" calcext:value-type="float">
            <text:p>9</text:p>
          </table:table-cell>
          <table:table-cell table:formula="of:=[.$A12]*[.C$1]" office:value-type="float" office:value="65.8794376264728" calcext:value-type="float">
            <text:p>66</text:p>
          </table:table-cell>
          <table:table-cell table:formula="of:=[.$A12]*[.D$1]" office:value-type="float" office:value="70.8002385203194" calcext:value-type="float">
            <text:p>71</text:p>
          </table:table-cell>
          <table:table-cell table:formula="of:=[.$A12]*[.E$1]" office:value-type="float" office:value="77.7183380930962" calcext:value-type="float">
            <text:p>78</text:p>
          </table:table-cell>
          <table:table-cell table:formula="of:=[.$A12]*[.F$1]" office:value-type="float" office:value="93.1574097304478" calcext:value-type="float">
            <text:p>93</text:p>
          </table:table-cell>
          <table:table-cell table:formula="of:=[.$A12]*[.G$1]" office:value-type="float" office:value="111.608290601305" calcext:value-type="float">
            <text:p>112</text:p>
          </table:table-cell>
          <table:table-cell table:formula="of:=[.$A12]*[.H$1]" office:value-type="float" office:value="120.25805141028" calcext:value-type="float">
            <text:p>120</text:p>
          </table:table-cell>
          <table:table-cell table:formula="of:=[.$A12]*[.I$1]" office:value-type="float" office:value="125.65235333581" calcext:value-type="float">
            <text:p>126</text:p>
          </table:table-cell>
          <table:table-cell table:formula="of:=[.$A12]*[.J$1]" office:value-type="float" office:value="131.037086348151" calcext:value-type="float">
            <text:p>131</text:p>
          </table:table-cell>
          <table:table-cell table:formula="of:=[.$A12]*[.K$1]" office:value-type="float" office:value="152.47213948632" calcext:value-type="float">
            <text:p>152</text:p>
          </table:table-cell>
          <table:table-cell table:formula="of:=[.$A12]*[.L$1]" office:value-type="float" office:value="174.778551544959" calcext:value-type="float">
            <text:p>175</text:p>
          </table:table-cell>
          <table:table-cell table:formula="of:=[.$A12]*[.M$1]" office:value-type="float" office:value="194.759065330526" calcext:value-type="float">
            <text:p>195</text:p>
          </table:table-cell>
          <table:table-cell table:formula="of:=[.$A12]*[.N$1]" office:value-type="float" office:value="212.973219453533" calcext:value-type="float">
            <text:p>213</text:p>
          </table:table-cell>
          <table:table-cell table:formula="of:=[.$A12]*[.O$1]" office:value-type="float" office:value="276.284982284564" calcext:value-type="float">
            <text:p>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*[.B$1]" office:value-type="float" office:value="9.99964743727099" calcext:value-type="float">
            <text:p>10</text:p>
          </table:table-cell>
          <table:table-cell table:formula="of:=[.$A13]*[.C$1]" office:value-type="float" office:value="71.8684774106976" calcext:value-type="float">
            <text:p>72</text:p>
          </table:table-cell>
          <table:table-cell table:formula="of:=[.$A13]*[.D$1]" office:value-type="float" office:value="77.2366238403484" calcext:value-type="float">
            <text:p>77</text:p>
          </table:table-cell>
          <table:table-cell table:formula="of:=[.$A13]*[.E$1]" office:value-type="float" office:value="84.7836415561049" calcext:value-type="float">
            <text:p>85</text:p>
          </table:table-cell>
          <table:table-cell table:formula="of:=[.$A13]*[.F$1]" office:value-type="float" office:value="101.626265160488" calcext:value-type="float">
            <text:p>102</text:p>
          </table:table-cell>
          <table:table-cell table:formula="of:=[.$A13]*[.G$1]" office:value-type="float" office:value="121.754498837787" calcext:value-type="float">
            <text:p>122</text:p>
          </table:table-cell>
          <table:table-cell table:formula="of:=[.$A13]*[.H$1]" office:value-type="float" office:value="131.190601538487" calcext:value-type="float">
            <text:p>131</text:p>
          </table:table-cell>
          <table:table-cell table:formula="of:=[.$A13]*[.I$1]" office:value-type="float" office:value="137.075294548157" calcext:value-type="float">
            <text:p>137</text:p>
          </table:table-cell>
          <table:table-cell table:formula="of:=[.$A13]*[.J$1]" office:value-type="float" office:value="142.949548743438" calcext:value-type="float">
            <text:p>143</text:p>
          </table:table-cell>
          <table:table-cell table:formula="of:=[.$A13]*[.K$1]" office:value-type="float" office:value="166.333243075986" calcext:value-type="float">
            <text:p>166</text:p>
          </table:table-cell>
          <table:table-cell table:formula="of:=[.$A13]*[.L$1]" office:value-type="float" office:value="190.667510776319" calcext:value-type="float">
            <text:p>191</text:p>
          </table:table-cell>
          <table:table-cell table:formula="of:=[.$A13]*[.M$1]" office:value-type="float" office:value="212.464434906029" calcext:value-type="float">
            <text:p>212</text:p>
          </table:table-cell>
          <table:table-cell table:formula="of:=[.$A13]*[.N$1]" office:value-type="float" office:value="232.334421222036" calcext:value-type="float">
            <text:p>232</text:p>
          </table:table-cell>
          <table:table-cell table:formula="of:=[.$A13]*[.O$1]" office:value-type="float" office:value="301.401798855888" calcext:value-type="float">
            <text:p>3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*[.B$1]" office:value-type="float" office:value="10.8329513903769" calcext:value-type="float">
            <text:p>11</text:p>
          </table:table-cell>
          <table:table-cell table:formula="of:=[.$A14]*[.C$1]" office:value-type="float" office:value="77.8575171949224" calcext:value-type="float">
            <text:p>78</text:p>
          </table:table-cell>
          <table:table-cell table:formula="of:=[.$A14]*[.D$1]" office:value-type="float" office:value="83.6730091603774" calcext:value-type="float">
            <text:p>84</text:p>
          </table:table-cell>
          <table:table-cell table:formula="of:=[.$A14]*[.E$1]" office:value-type="float" office:value="91.8489450191137" calcext:value-type="float">
            <text:p>92</text:p>
          </table:table-cell>
          <table:table-cell table:formula="of:=[.$A14]*[.F$1]" office:value-type="float" office:value="110.095120590529" calcext:value-type="float">
            <text:p>110</text:p>
          </table:table-cell>
          <table:table-cell table:formula="of:=[.$A14]*[.G$1]" office:value-type="float" office:value="131.90070707427" calcext:value-type="float">
            <text:p>132</text:p>
          </table:table-cell>
          <table:table-cell table:formula="of:=[.$A14]*[.H$1]" office:value-type="float" office:value="142.123151666694" calcext:value-type="float">
            <text:p>142</text:p>
          </table:table-cell>
          <table:table-cell table:formula="of:=[.$A14]*[.I$1]" office:value-type="float" office:value="148.498235760503" calcext:value-type="float">
            <text:p>148</text:p>
          </table:table-cell>
          <table:table-cell table:formula="of:=[.$A14]*[.J$1]" office:value-type="float" office:value="154.862011138724" calcext:value-type="float">
            <text:p>155</text:p>
          </table:table-cell>
          <table:table-cell table:formula="of:=[.$A14]*[.K$1]" office:value-type="float" office:value="180.194346665651" calcext:value-type="float">
            <text:p>180</text:p>
          </table:table-cell>
          <table:table-cell table:formula="of:=[.$A14]*[.L$1]" office:value-type="float" office:value="206.556470007679" calcext:value-type="float">
            <text:p>207</text:p>
          </table:table-cell>
          <table:table-cell table:formula="of:=[.$A14]*[.M$1]" office:value-type="float" office:value="230.169804481531" calcext:value-type="float">
            <text:p>230</text:p>
          </table:table-cell>
          <table:table-cell table:formula="of:=[.$A14]*[.N$1]" office:value-type="float" office:value="251.695622990539" calcext:value-type="float">
            <text:p>252</text:p>
          </table:table-cell>
          <table:table-cell table:formula="of:=[.$A14]*[.O$1]" office:value-type="float" office:value="326.518615427212" calcext:value-type="float">
            <text:p>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*[.B$1]" office:value-type="float" office:value="11.6662553434828" calcext:value-type="float">
            <text:p>12</text:p>
          </table:table-cell>
          <table:table-cell table:formula="of:=[.$A15]*[.C$1]" office:value-type="float" office:value="83.8465569791472" calcext:value-type="float">
            <text:p>84</text:p>
          </table:table-cell>
          <table:table-cell table:formula="of:=[.$A15]*[.D$1]" office:value-type="float" office:value="90.1093944804065" calcext:value-type="float">
            <text:p>90</text:p>
          </table:table-cell>
          <table:table-cell table:formula="of:=[.$A15]*[.E$1]" office:value-type="float" office:value="98.9142484821224" calcext:value-type="float">
            <text:p>99</text:p>
          </table:table-cell>
          <table:table-cell table:formula="of:=[.$A15]*[.F$1]" office:value-type="float" office:value="118.56397602057" calcext:value-type="float">
            <text:p>119</text:p>
          </table:table-cell>
          <table:table-cell table:formula="of:=[.$A15]*[.G$1]" office:value-type="float" office:value="142.046915310752" calcext:value-type="float">
            <text:p>142</text:p>
          </table:table-cell>
          <table:table-cell table:formula="of:=[.$A15]*[.H$1]" office:value-type="float" office:value="153.055701794902" calcext:value-type="float">
            <text:p>153</text:p>
          </table:table-cell>
          <table:table-cell table:formula="of:=[.$A15]*[.I$1]" office:value-type="float" office:value="159.921176972849" calcext:value-type="float">
            <text:p>160</text:p>
          </table:table-cell>
          <table:table-cell table:formula="of:=[.$A15]*[.J$1]" office:value-type="float" office:value="166.774473534011" calcext:value-type="float">
            <text:p>167</text:p>
          </table:table-cell>
          <table:table-cell table:formula="of:=[.$A15]*[.K$1]" office:value-type="float" office:value="194.055450255317" calcext:value-type="float">
            <text:p>194</text:p>
          </table:table-cell>
          <table:table-cell table:formula="of:=[.$A15]*[.L$1]" office:value-type="float" office:value="222.445429239039" calcext:value-type="float">
            <text:p>222</text:p>
          </table:table-cell>
          <table:table-cell table:formula="of:=[.$A15]*[.M$1]" office:value-type="float" office:value="247.875174057033" calcext:value-type="float">
            <text:p>248</text:p>
          </table:table-cell>
          <table:table-cell table:formula="of:=[.$A15]*[.N$1]" office:value-type="float" office:value="271.056824759043" calcext:value-type="float">
            <text:p>271</text:p>
          </table:table-cell>
          <table:table-cell table:formula="of:=[.$A15]*[.O$1]" office:value-type="float" office:value="351.635431998536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*[.B$1]" office:value-type="float" office:value="12.4995592965887" calcext:value-type="float">
            <text:p>12</text:p>
          </table:table-cell>
          <table:table-cell table:formula="of:=[.$A16]*[.C$1]" office:value-type="float" office:value="89.835596763372" calcext:value-type="float">
            <text:p>90</text:p>
          </table:table-cell>
          <table:table-cell table:formula="of:=[.$A16]*[.D$1]" office:value-type="float" office:value="96.5457798004355" calcext:value-type="float">
            <text:p>97</text:p>
          </table:table-cell>
          <table:table-cell table:formula="of:=[.$A16]*[.E$1]" office:value-type="float" office:value="105.979551945131" calcext:value-type="float">
            <text:p>106</text:p>
          </table:table-cell>
          <table:table-cell table:formula="of:=[.$A16]*[.F$1]" office:value-type="float" office:value="127.032831450611" calcext:value-type="float">
            <text:p>127</text:p>
          </table:table-cell>
          <table:table-cell table:formula="of:=[.$A16]*[.G$1]" office:value-type="float" office:value="152.193123547234" calcext:value-type="float">
            <text:p>152</text:p>
          </table:table-cell>
          <table:table-cell table:formula="of:=[.$A16]*[.H$1]" office:value-type="float" office:value="163.988251923109" calcext:value-type="float">
            <text:p>164</text:p>
          </table:table-cell>
          <table:table-cell table:formula="of:=[.$A16]*[.I$1]" office:value-type="float" office:value="171.344118185196" calcext:value-type="float">
            <text:p>171</text:p>
          </table:table-cell>
          <table:table-cell table:formula="of:=[.$A16]*[.J$1]" office:value-type="float" office:value="178.686935929297" calcext:value-type="float">
            <text:p>179</text:p>
          </table:table-cell>
          <table:table-cell table:formula="of:=[.$A16]*[.K$1]" office:value-type="float" office:value="207.916553844982" calcext:value-type="float">
            <text:p>208</text:p>
          </table:table-cell>
          <table:table-cell table:formula="of:=[.$A16]*[.L$1]" office:value-type="float" office:value="238.334388470399" calcext:value-type="float">
            <text:p>238</text:p>
          </table:table-cell>
          <table:table-cell table:formula="of:=[.$A16]*[.M$1]" office:value-type="float" office:value="265.580543632536" calcext:value-type="float">
            <text:p>266</text:p>
          </table:table-cell>
          <table:table-cell table:formula="of:=[.$A16]*[.N$1]" office:value-type="float" office:value="290.418026527546" calcext:value-type="float">
            <text:p>290</text:p>
          </table:table-cell>
          <table:table-cell table:formula="of:=[.$A16]*[.O$1]" office:value-type="float" office:value="376.75224856986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*[.B$1]" office:value-type="float" office:value="13.3328632496947" calcext:value-type="float">
            <text:p>13</text:p>
          </table:table-cell>
          <table:table-cell table:formula="of:=[.$A17]*[.C$1]" office:value-type="float" office:value="95.8246365475968" calcext:value-type="float">
            <text:p>96</text:p>
          </table:table-cell>
          <table:table-cell table:formula="of:=[.$A17]*[.D$1]" office:value-type="float" office:value="102.982165120465" calcext:value-type="float">
            <text:p>103</text:p>
          </table:table-cell>
          <table:table-cell table:formula="of:=[.$A17]*[.E$1]" office:value-type="float" office:value="113.04485540814" calcext:value-type="float">
            <text:p>113</text:p>
          </table:table-cell>
          <table:table-cell table:formula="of:=[.$A17]*[.F$1]" office:value-type="float" office:value="135.501686880651" calcext:value-type="float">
            <text:p>136</text:p>
          </table:table-cell>
          <table:table-cell table:formula="of:=[.$A17]*[.G$1]" office:value-type="float" office:value="162.339331783717" calcext:value-type="float">
            <text:p>162</text:p>
          </table:table-cell>
          <table:table-cell table:formula="of:=[.$A17]*[.H$1]" office:value-type="float" office:value="174.920802051316" calcext:value-type="float">
            <text:p>175</text:p>
          </table:table-cell>
          <table:table-cell table:formula="of:=[.$A17]*[.I$1]" office:value-type="float" office:value="182.767059397542" calcext:value-type="float">
            <text:p>183</text:p>
          </table:table-cell>
          <table:table-cell table:formula="of:=[.$A17]*[.J$1]" office:value-type="float" office:value="190.599398324584" calcext:value-type="float">
            <text:p>191</text:p>
          </table:table-cell>
          <table:table-cell table:formula="of:=[.$A17]*[.K$1]" office:value-type="float" office:value="221.777657434648" calcext:value-type="float">
            <text:p>222</text:p>
          </table:table-cell>
          <table:table-cell table:formula="of:=[.$A17]*[.L$1]" office:value-type="float" office:value="254.223347701759" calcext:value-type="float">
            <text:p>254</text:p>
          </table:table-cell>
          <table:table-cell table:formula="of:=[.$A17]*[.M$1]" office:value-type="float" office:value="283.285913208038" calcext:value-type="float">
            <text:p>283</text:p>
          </table:table-cell>
          <table:table-cell table:formula="of:=[.$A17]*[.N$1]" office:value-type="float" office:value="309.779228296049" calcext:value-type="float">
            <text:p>310</text:p>
          </table:table-cell>
          <table:table-cell table:formula="of:=[.$A17]*[.O$1]" office:value-type="float" office:value="401.869065141184" calcext:value-type="float">
            <text:p>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*[.B$1]" office:value-type="float" office:value="14.1661672028006" calcext:value-type="float">
            <text:p>14</text:p>
          </table:table-cell>
          <table:table-cell table:formula="of:=[.$A18]*[.C$1]" office:value-type="float" office:value="101.813676331822" calcext:value-type="float">
            <text:p>102</text:p>
          </table:table-cell>
          <table:table-cell table:formula="of:=[.$A18]*[.D$1]" office:value-type="float" office:value="109.418550440494" calcext:value-type="float">
            <text:p>109</text:p>
          </table:table-cell>
          <table:table-cell table:formula="of:=[.$A18]*[.E$1]" office:value-type="float" office:value="120.110158871149" calcext:value-type="float">
            <text:p>120</text:p>
          </table:table-cell>
          <table:table-cell table:formula="of:=[.$A18]*[.F$1]" office:value-type="float" office:value="143.970542310692" calcext:value-type="float">
            <text:p>144</text:p>
          </table:table-cell>
          <table:table-cell table:formula="of:=[.$A18]*[.G$1]" office:value-type="float" office:value="172.485540020199" calcext:value-type="float">
            <text:p>172</text:p>
          </table:table-cell>
          <table:table-cell table:formula="of:=[.$A18]*[.H$1]" office:value-type="float" office:value="185.853352179523" calcext:value-type="float">
            <text:p>186</text:p>
          </table:table-cell>
          <table:table-cell table:formula="of:=[.$A18]*[.I$1]" office:value-type="float" office:value="194.190000609889" calcext:value-type="float">
            <text:p>194</text:p>
          </table:table-cell>
          <table:table-cell table:formula="of:=[.$A18]*[.J$1]" office:value-type="float" office:value="202.51186071987" calcext:value-type="float">
            <text:p>203</text:p>
          </table:table-cell>
          <table:table-cell table:formula="of:=[.$A18]*[.K$1]" office:value-type="float" office:value="235.638761024313" calcext:value-type="float">
            <text:p>236</text:p>
          </table:table-cell>
          <table:table-cell table:formula="of:=[.$A18]*[.L$1]" office:value-type="float" office:value="270.112306933118" calcext:value-type="float">
            <text:p>270</text:p>
          </table:table-cell>
          <table:table-cell table:formula="of:=[.$A18]*[.M$1]" office:value-type="float" office:value="300.991282783541" calcext:value-type="float">
            <text:p>301</text:p>
          </table:table-cell>
          <table:table-cell table:formula="of:=[.$A18]*[.N$1]" office:value-type="float" office:value="329.140430064552" calcext:value-type="float">
            <text:p>329</text:p>
          </table:table-cell>
          <table:table-cell table:formula="of:=[.$A18]*[.O$1]" office:value-type="float" office:value="426.985881712508" calcext:value-type="float">
            <text:p>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*[.B$1]" office:value-type="float" office:value="14.9994711559065" calcext:value-type="float">
            <text:p>15</text:p>
          </table:table-cell>
          <table:table-cell table:formula="of:=[.$A19]*[.C$1]" office:value-type="float" office:value="107.802716116046" calcext:value-type="float">
            <text:p>108</text:p>
          </table:table-cell>
          <table:table-cell table:formula="of:=[.$A19]*[.D$1]" office:value-type="float" office:value="115.854935760523" calcext:value-type="float">
            <text:p>116</text:p>
          </table:table-cell>
          <table:table-cell table:formula="of:=[.$A19]*[.E$1]" office:value-type="float" office:value="127.175462334157" calcext:value-type="float">
            <text:p>127</text:p>
          </table:table-cell>
          <table:table-cell table:formula="of:=[.$A19]*[.F$1]" office:value-type="float" office:value="152.439397740733" calcext:value-type="float">
            <text:p>152</text:p>
          </table:table-cell>
          <table:table-cell table:formula="of:=[.$A19]*[.G$1]" office:value-type="float" office:value="182.631748256681" calcext:value-type="float">
            <text:p>183</text:p>
          </table:table-cell>
          <table:table-cell table:formula="of:=[.$A19]*[.H$1]" office:value-type="float" office:value="196.785902307731" calcext:value-type="float">
            <text:p>197</text:p>
          </table:table-cell>
          <table:table-cell table:formula="of:=[.$A19]*[.I$1]" office:value-type="float" office:value="205.612941822235" calcext:value-type="float">
            <text:p>206</text:p>
          </table:table-cell>
          <table:table-cell table:formula="of:=[.$A19]*[.J$1]" office:value-type="float" office:value="214.424323115157" calcext:value-type="float">
            <text:p>214</text:p>
          </table:table-cell>
          <table:table-cell table:formula="of:=[.$A19]*[.K$1]" office:value-type="float" office:value="249.499864613979" calcext:value-type="float">
            <text:p>249</text:p>
          </table:table-cell>
          <table:table-cell table:formula="of:=[.$A19]*[.L$1]" office:value-type="float" office:value="286.001266164478" calcext:value-type="float">
            <text:p>286</text:p>
          </table:table-cell>
          <table:table-cell table:formula="of:=[.$A19]*[.M$1]" office:value-type="float" office:value="318.696652359043" calcext:value-type="float">
            <text:p>319</text:p>
          </table:table-cell>
          <table:table-cell table:formula="of:=[.$A19]*[.N$1]" office:value-type="float" office:value="348.501631833055" calcext:value-type="float">
            <text:p>349</text:p>
          </table:table-cell>
          <table:table-cell table:formula="of:=[.$A19]*[.O$1]" office:value-type="float" office:value="452.102698283832" calcext:value-type="float">
            <text:p>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*[.B$1]" office:value-type="float" office:value="15.8327751090124" calcext:value-type="float">
            <text:p>16</text:p>
          </table:table-cell>
          <table:table-cell table:formula="of:=[.$A20]*[.C$1]" office:value-type="float" office:value="113.791755900271" calcext:value-type="float">
            <text:p>114</text:p>
          </table:table-cell>
          <table:table-cell table:formula="of:=[.$A20]*[.D$1]" office:value-type="float" office:value="122.291321080552" calcext:value-type="float">
            <text:p>122</text:p>
          </table:table-cell>
          <table:table-cell table:formula="of:=[.$A20]*[.E$1]" office:value-type="float" office:value="134.240765797166" calcext:value-type="float">
            <text:p>134</text:p>
          </table:table-cell>
          <table:table-cell table:formula="of:=[.$A20]*[.F$1]" office:value-type="float" office:value="160.908253170773" calcext:value-type="float">
            <text:p>161</text:p>
          </table:table-cell>
          <table:table-cell table:formula="of:=[.$A20]*[.G$1]" office:value-type="float" office:value="192.777956493163" calcext:value-type="float">
            <text:p>193</text:p>
          </table:table-cell>
          <table:table-cell table:formula="of:=[.$A20]*[.H$1]" office:value-type="float" office:value="207.718452435938" calcext:value-type="float">
            <text:p>208</text:p>
          </table:table-cell>
          <table:table-cell table:formula="of:=[.$A20]*[.I$1]" office:value-type="float" office:value="217.035883034581" calcext:value-type="float">
            <text:p>217</text:p>
          </table:table-cell>
          <table:table-cell table:formula="of:=[.$A20]*[.J$1]" office:value-type="float" office:value="226.336785510443" calcext:value-type="float">
            <text:p>226</text:p>
          </table:table-cell>
          <table:table-cell table:formula="of:=[.$A20]*[.K$1]" office:value-type="float" office:value="263.360968203644" calcext:value-type="float">
            <text:p>263</text:p>
          </table:table-cell>
          <table:table-cell table:formula="of:=[.$A20]*[.L$1]" office:value-type="float" office:value="301.890225395838" calcext:value-type="float">
            <text:p>302</text:p>
          </table:table-cell>
          <table:table-cell table:formula="of:=[.$A20]*[.M$1]" office:value-type="float" office:value="336.402021934545" calcext:value-type="float">
            <text:p>336</text:p>
          </table:table-cell>
          <table:table-cell table:formula="of:=[.$A20]*[.N$1]" office:value-type="float" office:value="367.862833601558" calcext:value-type="float">
            <text:p>368</text:p>
          </table:table-cell>
          <table:table-cell table:formula="of:=[.$A20]*[.O$1]" office:value-type="float" office:value="477.219514855157" calcext:value-type="float">
            <text:p>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*[.B$1]" office:value-type="float" office:value="16.6660790621183" calcext:value-type="float">
            <text:p>17</text:p>
          </table:table-cell>
          <table:table-cell table:formula="of:=[.$A21]*[.C$1]" office:value-type="float" office:value="119.780795684496" calcext:value-type="float">
            <text:p>120</text:p>
          </table:table-cell>
          <table:table-cell table:formula="of:=[.$A21]*[.D$1]" office:value-type="float" office:value="128.727706400581" calcext:value-type="float">
            <text:p>129</text:p>
          </table:table-cell>
          <table:table-cell table:formula="of:=[.$A21]*[.E$1]" office:value-type="float" office:value="141.306069260175" calcext:value-type="float">
            <text:p>141</text:p>
          </table:table-cell>
          <table:table-cell table:formula="of:=[.$A21]*[.F$1]" office:value-type="float" office:value="169.377108600814" calcext:value-type="float">
            <text:p>169</text:p>
          </table:table-cell>
          <table:table-cell table:formula="of:=[.$A21]*[.G$1]" office:value-type="float" office:value="202.924164729646" calcext:value-type="float">
            <text:p>203</text:p>
          </table:table-cell>
          <table:table-cell table:formula="of:=[.$A21]*[.H$1]" office:value-type="float" office:value="218.651002564145" calcext:value-type="float">
            <text:p>219</text:p>
          </table:table-cell>
          <table:table-cell table:formula="of:=[.$A21]*[.I$1]" office:value-type="float" office:value="228.458824246928" calcext:value-type="float">
            <text:p>228</text:p>
          </table:table-cell>
          <table:table-cell table:formula="of:=[.$A21]*[.J$1]" office:value-type="float" office:value="238.24924790573" calcext:value-type="float">
            <text:p>238</text:p>
          </table:table-cell>
          <table:table-cell table:formula="of:=[.$A21]*[.K$1]" office:value-type="float" office:value="277.22207179331" calcext:value-type="float">
            <text:p>277</text:p>
          </table:table-cell>
          <table:table-cell table:formula="of:=[.$A21]*[.L$1]" office:value-type="float" office:value="317.779184627198" calcext:value-type="float">
            <text:p>318</text:p>
          </table:table-cell>
          <table:table-cell table:formula="of:=[.$A21]*[.M$1]" office:value-type="float" office:value="354.107391510048" calcext:value-type="float">
            <text:p>354</text:p>
          </table:table-cell>
          <table:table-cell table:formula="of:=[.$A21]*[.N$1]" office:value-type="float" office:value="387.224035370061" calcext:value-type="float">
            <text:p>387</text:p>
          </table:table-cell>
          <table:table-cell table:formula="of:=[.$A21]*[.O$1]" office:value-type="float" office:value="502.336331426481" calcext:value-type="float">
            <text:p>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*[.B$1]" office:value-type="float" office:value="17.4993830152242" calcext:value-type="float">
            <text:p>17</text:p>
          </table:table-cell>
          <table:table-cell table:formula="of:=[.$A22]*[.C$1]" office:value-type="float" office:value="125.769835468721" calcext:value-type="float">
            <text:p>126</text:p>
          </table:table-cell>
          <table:table-cell table:formula="of:=[.$A22]*[.D$1]" office:value-type="float" office:value="135.16409172061" calcext:value-type="float">
            <text:p>135</text:p>
          </table:table-cell>
          <table:table-cell table:formula="of:=[.$A22]*[.E$1]" office:value-type="float" office:value="148.371372723184" calcext:value-type="float">
            <text:p>148</text:p>
          </table:table-cell>
          <table:table-cell table:formula="of:=[.$A22]*[.F$1]" office:value-type="float" office:value="177.845964030855" calcext:value-type="float">
            <text:p>178</text:p>
          </table:table-cell>
          <table:table-cell table:formula="of:=[.$A22]*[.G$1]" office:value-type="float" office:value="213.070372966128" calcext:value-type="float">
            <text:p>213</text:p>
          </table:table-cell>
          <table:table-cell table:formula="of:=[.$A22]*[.H$1]" office:value-type="float" office:value="229.583552692352" calcext:value-type="float">
            <text:p>230</text:p>
          </table:table-cell>
          <table:table-cell table:formula="of:=[.$A22]*[.I$1]" office:value-type="float" office:value="239.881765459274" calcext:value-type="float">
            <text:p>240</text:p>
          </table:table-cell>
          <table:table-cell table:formula="of:=[.$A22]*[.J$1]" office:value-type="float" office:value="250.161710301016" calcext:value-type="float">
            <text:p>250</text:p>
          </table:table-cell>
          <table:table-cell table:formula="of:=[.$A22]*[.K$1]" office:value-type="float" office:value="291.083175382975" calcext:value-type="float">
            <text:p>291</text:p>
          </table:table-cell>
          <table:table-cell table:formula="of:=[.$A22]*[.L$1]" office:value-type="float" office:value="333.668143858558" calcext:value-type="float">
            <text:p>334</text:p>
          </table:table-cell>
          <table:table-cell table:formula="of:=[.$A22]*[.M$1]" office:value-type="float" office:value="371.81276108555" calcext:value-type="float">
            <text:p>372</text:p>
          </table:table-cell>
          <table:table-cell table:formula="of:=[.$A22]*[.N$1]" office:value-type="float" office:value="406.585237138564" calcext:value-type="float">
            <text:p>407</text:p>
          </table:table-cell>
          <table:table-cell table:formula="of:=[.$A22]*[.O$1]" office:value-type="float" office:value="527.453147997805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*[.B$1]" office:value-type="float" office:value="18.3326869683302" calcext:value-type="float">
            <text:p>18</text:p>
          </table:table-cell>
          <table:table-cell table:formula="of:=[.$A23]*[.C$1]" office:value-type="float" office:value="131.758875252946" calcext:value-type="float">
            <text:p>132</text:p>
          </table:table-cell>
          <table:table-cell table:formula="of:=[.$A23]*[.D$1]" office:value-type="float" office:value="141.600477040639" calcext:value-type="float">
            <text:p>142</text:p>
          </table:table-cell>
          <table:table-cell table:formula="of:=[.$A23]*[.E$1]" office:value-type="float" office:value="155.436676186192" calcext:value-type="float">
            <text:p>155</text:p>
          </table:table-cell>
          <table:table-cell table:formula="of:=[.$A23]*[.F$1]" office:value-type="float" office:value="186.314819460896" calcext:value-type="float">
            <text:p>186</text:p>
          </table:table-cell>
          <table:table-cell table:formula="of:=[.$A23]*[.G$1]" office:value-type="float" office:value="223.21658120261" calcext:value-type="float">
            <text:p>223</text:p>
          </table:table-cell>
          <table:table-cell table:formula="of:=[.$A23]*[.H$1]" office:value-type="float" office:value="240.51610282056" calcext:value-type="float">
            <text:p>241</text:p>
          </table:table-cell>
          <table:table-cell table:formula="of:=[.$A23]*[.I$1]" office:value-type="float" office:value="251.30470667162" calcext:value-type="float">
            <text:p>251</text:p>
          </table:table-cell>
          <table:table-cell table:formula="of:=[.$A23]*[.J$1]" office:value-type="float" office:value="262.074172696303" calcext:value-type="float">
            <text:p>262</text:p>
          </table:table-cell>
          <table:table-cell table:formula="of:=[.$A23]*[.K$1]" office:value-type="float" office:value="304.944278972641" calcext:value-type="float">
            <text:p>305</text:p>
          </table:table-cell>
          <table:table-cell table:formula="of:=[.$A23]*[.L$1]" office:value-type="float" office:value="349.557103089918" calcext:value-type="float">
            <text:p>350</text:p>
          </table:table-cell>
          <table:table-cell table:formula="of:=[.$A23]*[.M$1]" office:value-type="float" office:value="389.518130661052" calcext:value-type="float">
            <text:p>390</text:p>
          </table:table-cell>
          <table:table-cell table:formula="of:=[.$A23]*[.N$1]" office:value-type="float" office:value="425.946438907067" calcext:value-type="float">
            <text:p>426</text:p>
          </table:table-cell>
          <table:table-cell table:formula="of:=[.$A23]*[.O$1]" office:value-type="float" office:value="552.569964569129" calcext:value-type="float">
            <text:p>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*[.B$1]" office:value-type="float" office:value="19.1659909214361" calcext:value-type="float">
            <text:p>19</text:p>
          </table:table-cell>
          <table:table-cell table:formula="of:=[.$A24]*[.C$1]" office:value-type="float" office:value="137.74791503717" calcext:value-type="float">
            <text:p>138</text:p>
          </table:table-cell>
          <table:table-cell table:formula="of:=[.$A24]*[.D$1]" office:value-type="float" office:value="148.036862360668" calcext:value-type="float">
            <text:p>148</text:p>
          </table:table-cell>
          <table:table-cell table:formula="of:=[.$A24]*[.E$1]" office:value-type="float" office:value="162.501979649201" calcext:value-type="float">
            <text:p>163</text:p>
          </table:table-cell>
          <table:table-cell table:formula="of:=[.$A24]*[.F$1]" office:value-type="float" office:value="194.783674890936" calcext:value-type="float">
            <text:p>195</text:p>
          </table:table-cell>
          <table:table-cell table:formula="of:=[.$A24]*[.G$1]" office:value-type="float" office:value="233.362789439093" calcext:value-type="float">
            <text:p>233</text:p>
          </table:table-cell>
          <table:table-cell table:formula="of:=[.$A24]*[.H$1]" office:value-type="float" office:value="251.448652948767" calcext:value-type="float">
            <text:p>251</text:p>
          </table:table-cell>
          <table:table-cell table:formula="of:=[.$A24]*[.I$1]" office:value-type="float" office:value="262.727647883967" calcext:value-type="float">
            <text:p>263</text:p>
          </table:table-cell>
          <table:table-cell table:formula="of:=[.$A24]*[.J$1]" office:value-type="float" office:value="273.986635091589" calcext:value-type="float">
            <text:p>274</text:p>
          </table:table-cell>
          <table:table-cell table:formula="of:=[.$A24]*[.K$1]" office:value-type="float" office:value="318.805382562306" calcext:value-type="float">
            <text:p>319</text:p>
          </table:table-cell>
          <table:table-cell table:formula="of:=[.$A24]*[.L$1]" office:value-type="float" office:value="365.446062321278" calcext:value-type="float">
            <text:p>365</text:p>
          </table:table-cell>
          <table:table-cell table:formula="of:=[.$A24]*[.M$1]" office:value-type="float" office:value="407.223500236555" calcext:value-type="float">
            <text:p>407</text:p>
          </table:table-cell>
          <table:table-cell table:formula="of:=[.$A24]*[.N$1]" office:value-type="float" office:value="445.30764067557" calcext:value-type="float">
            <text:p>445</text:p>
          </table:table-cell>
          <table:table-cell table:formula="of:=[.$A24]*[.O$1]" office:value-type="float" office:value="577.686781140453" calcext:value-type="float">
            <text:p>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*[.B$1]" office:value-type="float" office:value="19.999294874542" calcext:value-type="float">
            <text:p>20</text:p>
          </table:table-cell>
          <table:table-cell table:formula="of:=[.$A25]*[.C$1]" office:value-type="float" office:value="143.736954821395" calcext:value-type="float">
            <text:p>144</text:p>
          </table:table-cell>
          <table:table-cell table:formula="of:=[.$A25]*[.D$1]" office:value-type="float" office:value="154.473247680697" calcext:value-type="float">
            <text:p>154</text:p>
          </table:table-cell>
          <table:table-cell table:formula="of:=[.$A25]*[.E$1]" office:value-type="float" office:value="169.56728311221" calcext:value-type="float">
            <text:p>170</text:p>
          </table:table-cell>
          <table:table-cell table:formula="of:=[.$A25]*[.F$1]" office:value-type="float" office:value="203.252530320977" calcext:value-type="float">
            <text:p>203</text:p>
          </table:table-cell>
          <table:table-cell table:formula="of:=[.$A25]*[.G$1]" office:value-type="float" office:value="243.508997675575" calcext:value-type="float">
            <text:p>244</text:p>
          </table:table-cell>
          <table:table-cell table:formula="of:=[.$A25]*[.H$1]" office:value-type="float" office:value="262.381203076974" calcext:value-type="float">
            <text:p>262</text:p>
          </table:table-cell>
          <table:table-cell table:formula="of:=[.$A25]*[.I$1]" office:value-type="float" office:value="274.150589096313" calcext:value-type="float">
            <text:p>274</text:p>
          </table:table-cell>
          <table:table-cell table:formula="of:=[.$A25]*[.J$1]" office:value-type="float" office:value="285.899097486876" calcext:value-type="float">
            <text:p>286</text:p>
          </table:table-cell>
          <table:table-cell table:formula="of:=[.$A25]*[.K$1]" office:value-type="float" office:value="332.666486151972" calcext:value-type="float">
            <text:p>333</text:p>
          </table:table-cell>
          <table:table-cell table:formula="of:=[.$A25]*[.L$1]" office:value-type="float" office:value="381.335021552638" calcext:value-type="float">
            <text:p>381</text:p>
          </table:table-cell>
          <table:table-cell table:formula="of:=[.$A25]*[.M$1]" office:value-type="float" office:value="424.928869812057" calcext:value-type="float">
            <text:p>425</text:p>
          </table:table-cell>
          <table:table-cell table:formula="of:=[.$A25]*[.N$1]" office:value-type="float" office:value="464.668842444073" calcext:value-type="float">
            <text:p>465</text:p>
          </table:table-cell>
          <table:table-cell table:formula="of:=[.$A25]*[.O$1]" office:value-type="float" office:value="602.803597711777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*[.B$1]" office:value-type="float" office:value="20.8325988276479" calcext:value-type="float">
            <text:p>21</text:p>
          </table:table-cell>
          <table:table-cell table:formula="of:=[.$A26]*[.C$1]" office:value-type="float" office:value="149.72599460562" calcext:value-type="float">
            <text:p>150</text:p>
          </table:table-cell>
          <table:table-cell table:formula="of:=[.$A26]*[.D$1]" office:value-type="float" office:value="160.909633000726" calcext:value-type="float">
            <text:p>161</text:p>
          </table:table-cell>
          <table:table-cell table:formula="of:=[.$A26]*[.E$1]" office:value-type="float" office:value="176.632586575219" calcext:value-type="float">
            <text:p>177</text:p>
          </table:table-cell>
          <table:table-cell table:formula="of:=[.$A26]*[.F$1]" office:value-type="float" office:value="211.721385751018" calcext:value-type="float">
            <text:p>212</text:p>
          </table:table-cell>
          <table:table-cell table:formula="of:=[.$A26]*[.G$1]" office:value-type="float" office:value="253.655205912057" calcext:value-type="float">
            <text:p>254</text:p>
          </table:table-cell>
          <table:table-cell table:formula="of:=[.$A26]*[.H$1]" office:value-type="float" office:value="273.313753205181" calcext:value-type="float">
            <text:p>273</text:p>
          </table:table-cell>
          <table:table-cell table:formula="of:=[.$A26]*[.I$1]" office:value-type="float" office:value="285.57353030866" calcext:value-type="float">
            <text:p>286</text:p>
          </table:table-cell>
          <table:table-cell table:formula="of:=[.$A26]*[.J$1]" office:value-type="float" office:value="297.811559882162" calcext:value-type="float">
            <text:p>298</text:p>
          </table:table-cell>
          <table:table-cell table:formula="of:=[.$A26]*[.K$1]" office:value-type="float" office:value="346.527589741637" calcext:value-type="float">
            <text:p>347</text:p>
          </table:table-cell>
          <table:table-cell table:formula="of:=[.$A26]*[.L$1]" office:value-type="float" office:value="397.223980783998" calcext:value-type="float">
            <text:p>397</text:p>
          </table:table-cell>
          <table:table-cell table:formula="of:=[.$A26]*[.M$1]" office:value-type="float" office:value="442.63423938756" calcext:value-type="float">
            <text:p>443</text:p>
          </table:table-cell>
          <table:table-cell table:formula="of:=[.$A26]*[.N$1]" office:value-type="float" office:value="484.030044212576" calcext:value-type="float">
            <text:p>484</text:p>
          </table:table-cell>
          <table:table-cell table:formula="of:=[.$A26]*[.O$1]" office:value-type="float" office:value="627.920414283101" calcext:value-type="float">
            <text:p>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*[.B$1]" office:value-type="float" office:value="21.6659027807538" calcext:value-type="float">
            <text:p>22</text:p>
          </table:table-cell>
          <table:table-cell table:formula="of:=[.$A27]*[.C$1]" office:value-type="float" office:value="155.715034389845" calcext:value-type="float">
            <text:p>156</text:p>
          </table:table-cell>
          <table:table-cell table:formula="of:=[.$A27]*[.D$1]" office:value-type="float" office:value="167.346018320755" calcext:value-type="float">
            <text:p>167</text:p>
          </table:table-cell>
          <table:table-cell table:formula="of:=[.$A27]*[.E$1]" office:value-type="float" office:value="183.697890038227" calcext:value-type="float">
            <text:p>184</text:p>
          </table:table-cell>
          <table:table-cell table:formula="of:=[.$A27]*[.F$1]" office:value-type="float" office:value="220.190241181058" calcext:value-type="float">
            <text:p>220</text:p>
          </table:table-cell>
          <table:table-cell table:formula="of:=[.$A27]*[.G$1]" office:value-type="float" office:value="263.801414148539" calcext:value-type="float">
            <text:p>264</text:p>
          </table:table-cell>
          <table:table-cell table:formula="of:=[.$A27]*[.H$1]" office:value-type="float" office:value="284.246303333389" calcext:value-type="float">
            <text:p>284</text:p>
          </table:table-cell>
          <table:table-cell table:formula="of:=[.$A27]*[.I$1]" office:value-type="float" office:value="296.996471521006" calcext:value-type="float">
            <text:p>297</text:p>
          </table:table-cell>
          <table:table-cell table:formula="of:=[.$A27]*[.J$1]" office:value-type="float" office:value="309.724022277449" calcext:value-type="float">
            <text:p>310</text:p>
          </table:table-cell>
          <table:table-cell table:formula="of:=[.$A27]*[.K$1]" office:value-type="float" office:value="360.388693331303" calcext:value-type="float">
            <text:p>360</text:p>
          </table:table-cell>
          <table:table-cell table:formula="of:=[.$A27]*[.L$1]" office:value-type="float" office:value="413.112940015358" calcext:value-type="float">
            <text:p>413</text:p>
          </table:table-cell>
          <table:table-cell table:formula="of:=[.$A27]*[.M$1]" office:value-type="float" office:value="460.339608963062" calcext:value-type="float">
            <text:p>460</text:p>
          </table:table-cell>
          <table:table-cell table:formula="of:=[.$A27]*[.N$1]" office:value-type="float" office:value="503.391245981079" calcext:value-type="float">
            <text:p>503</text:p>
          </table:table-cell>
          <table:table-cell table:formula="of:=[.$A27]*[.O$1]" office:value-type="float" office:value="653.037230854425" calcext:value-type="float">
            <text:p>6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*[.B$1]" office:value-type="float" office:value="22.4992067338597" calcext:value-type="float">
            <text:p>22</text:p>
          </table:table-cell>
          <table:table-cell table:formula="of:=[.$A28]*[.C$1]" office:value-type="float" office:value="161.70407417407" calcext:value-type="float">
            <text:p>162</text:p>
          </table:table-cell>
          <table:table-cell table:formula="of:=[.$A28]*[.D$1]" office:value-type="float" office:value="173.782403640784" calcext:value-type="float">
            <text:p>174</text:p>
          </table:table-cell>
          <table:table-cell table:formula="of:=[.$A28]*[.E$1]" office:value-type="float" office:value="190.763193501236" calcext:value-type="float">
            <text:p>191</text:p>
          </table:table-cell>
          <table:table-cell table:formula="of:=[.$A28]*[.F$1]" office:value-type="float" office:value="228.659096611099" calcext:value-type="float">
            <text:p>229</text:p>
          </table:table-cell>
          <table:table-cell table:formula="of:=[.$A28]*[.G$1]" office:value-type="float" office:value="273.947622385022" calcext:value-type="float">
            <text:p>274</text:p>
          </table:table-cell>
          <table:table-cell table:formula="of:=[.$A28]*[.H$1]" office:value-type="float" office:value="295.178853461596" calcext:value-type="float">
            <text:p>295</text:p>
          </table:table-cell>
          <table:table-cell table:formula="of:=[.$A28]*[.I$1]" office:value-type="float" office:value="308.419412733352" calcext:value-type="float">
            <text:p>308</text:p>
          </table:table-cell>
          <table:table-cell table:formula="of:=[.$A28]*[.J$1]" office:value-type="float" office:value="321.636484672735" calcext:value-type="float">
            <text:p>322</text:p>
          </table:table-cell>
          <table:table-cell table:formula="of:=[.$A28]*[.K$1]" office:value-type="float" office:value="374.249796920968" calcext:value-type="float">
            <text:p>374</text:p>
          </table:table-cell>
          <table:table-cell table:formula="of:=[.$A28]*[.L$1]" office:value-type="float" office:value="429.001899246717" calcext:value-type="float">
            <text:p>429</text:p>
          </table:table-cell>
          <table:table-cell table:formula="of:=[.$A28]*[.M$1]" office:value-type="float" office:value="478.044978538564" calcext:value-type="float">
            <text:p>478</text:p>
          </table:table-cell>
          <table:table-cell table:formula="of:=[.$A28]*[.N$1]" office:value-type="float" office:value="522.752447749582" calcext:value-type="float">
            <text:p>523</text:p>
          </table:table-cell>
          <table:table-cell table:formula="of:=[.$A28]*[.O$1]" office:value-type="float" office:value="678.154047425749" calcext:value-type="float">
            <text:p>6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*[.B$1]" office:value-type="float" office:value="23.3325106869656" calcext:value-type="float">
            <text:p>23</text:p>
          </table:table-cell>
          <table:table-cell table:formula="of:=[.$A29]*[.C$1]" office:value-type="float" office:value="167.693113958294" calcext:value-type="float">
            <text:p>168</text:p>
          </table:table-cell>
          <table:table-cell table:formula="of:=[.$A29]*[.D$1]" office:value-type="float" office:value="180.218788960813" calcext:value-type="float">
            <text:p>180</text:p>
          </table:table-cell>
          <table:table-cell table:formula="of:=[.$A29]*[.E$1]" office:value-type="float" office:value="197.828496964245" calcext:value-type="float">
            <text:p>198</text:p>
          </table:table-cell>
          <table:table-cell table:formula="of:=[.$A29]*[.F$1]" office:value-type="float" office:value="237.12795204114" calcext:value-type="float">
            <text:p>237</text:p>
          </table:table-cell>
          <table:table-cell table:formula="of:=[.$A29]*[.G$1]" office:value-type="float" office:value="284.093830621504" calcext:value-type="float">
            <text:p>284</text:p>
          </table:table-cell>
          <table:table-cell table:formula="of:=[.$A29]*[.H$1]" office:value-type="float" office:value="306.111403589803" calcext:value-type="float">
            <text:p>306</text:p>
          </table:table-cell>
          <table:table-cell table:formula="of:=[.$A29]*[.I$1]" office:value-type="float" office:value="319.842353945699" calcext:value-type="float">
            <text:p>320</text:p>
          </table:table-cell>
          <table:table-cell table:formula="of:=[.$A29]*[.J$1]" office:value-type="float" office:value="333.548947068021" calcext:value-type="float">
            <text:p>334</text:p>
          </table:table-cell>
          <table:table-cell table:formula="of:=[.$A29]*[.K$1]" office:value-type="float" office:value="388.110900510634" calcext:value-type="float">
            <text:p>388</text:p>
          </table:table-cell>
          <table:table-cell table:formula="of:=[.$A29]*[.L$1]" office:value-type="float" office:value="444.890858478077" calcext:value-type="float">
            <text:p>445</text:p>
          </table:table-cell>
          <table:table-cell table:formula="of:=[.$A29]*[.M$1]" office:value-type="float" office:value="495.750348114067" calcext:value-type="float">
            <text:p>496</text:p>
          </table:table-cell>
          <table:table-cell table:formula="of:=[.$A29]*[.N$1]" office:value-type="float" office:value="542.113649518085" calcext:value-type="float">
            <text:p>542</text:p>
          </table:table-cell>
          <table:table-cell table:formula="of:=[.$A29]*[.O$1]" office:value-type="float" office:value="703.270863997073" calcext:value-type="float">
            <text:p>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*[.B$1]" office:value-type="float" office:value="24.1658146400716" calcext:value-type="float">
            <text:p>24</text:p>
          </table:table-cell>
          <table:table-cell table:formula="of:=[.$A30]*[.C$1]" office:value-type="float" office:value="173.682153742519" calcext:value-type="float">
            <text:p>174</text:p>
          </table:table-cell>
          <table:table-cell table:formula="of:=[.$A30]*[.D$1]" office:value-type="float" office:value="186.655174280842" calcext:value-type="float">
            <text:p>187</text:p>
          </table:table-cell>
          <table:table-cell table:formula="of:=[.$A30]*[.E$1]" office:value-type="float" office:value="204.893800427254" calcext:value-type="float">
            <text:p>205</text:p>
          </table:table-cell>
          <table:table-cell table:formula="of:=[.$A30]*[.F$1]" office:value-type="float" office:value="245.59680747118" calcext:value-type="float">
            <text:p>246</text:p>
          </table:table-cell>
          <table:table-cell table:formula="of:=[.$A30]*[.G$1]" office:value-type="float" office:value="294.240038857986" calcext:value-type="float">
            <text:p>294</text:p>
          </table:table-cell>
          <table:table-cell table:formula="of:=[.$A30]*[.H$1]" office:value-type="float" office:value="317.04395371801" calcext:value-type="float">
            <text:p>317</text:p>
          </table:table-cell>
          <table:table-cell table:formula="of:=[.$A30]*[.I$1]" office:value-type="float" office:value="331.265295158045" calcext:value-type="float">
            <text:p>331</text:p>
          </table:table-cell>
          <table:table-cell table:formula="of:=[.$A30]*[.J$1]" office:value-type="float" office:value="345.461409463308" calcext:value-type="float">
            <text:p>345</text:p>
          </table:table-cell>
          <table:table-cell table:formula="of:=[.$A30]*[.K$1]" office:value-type="float" office:value="401.972004100299" calcext:value-type="float">
            <text:p>402</text:p>
          </table:table-cell>
          <table:table-cell table:formula="of:=[.$A30]*[.L$1]" office:value-type="float" office:value="460.779817709437" calcext:value-type="float">
            <text:p>461</text:p>
          </table:table-cell>
          <table:table-cell table:formula="of:=[.$A30]*[.M$1]" office:value-type="float" office:value="513.455717689569" calcext:value-type="float">
            <text:p>513</text:p>
          </table:table-cell>
          <table:table-cell table:formula="of:=[.$A30]*[.N$1]" office:value-type="float" office:value="561.474851286588" calcext:value-type="float">
            <text:p>561</text:p>
          </table:table-cell>
          <table:table-cell table:formula="of:=[.$A30]*[.O$1]" office:value-type="float" office:value="728.387680568397" calcext:value-type="float">
            <text:p>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*[.B$1]" office:value-type="float" office:value="24.9991185931775" calcext:value-type="float">
            <text:p>25</text:p>
          </table:table-cell>
          <table:table-cell table:formula="of:=[.$A31]*[.C$1]" office:value-type="float" office:value="179.671193526744" calcext:value-type="float">
            <text:p>180</text:p>
          </table:table-cell>
          <table:table-cell table:formula="of:=[.$A31]*[.D$1]" office:value-type="float" office:value="193.091559600871" calcext:value-type="float">
            <text:p>193</text:p>
          </table:table-cell>
          <table:table-cell table:formula="of:=[.$A31]*[.E$1]" office:value-type="float" office:value="211.959103890262" calcext:value-type="float">
            <text:p>212</text:p>
          </table:table-cell>
          <table:table-cell table:formula="of:=[.$A31]*[.F$1]" office:value-type="float" office:value="254.065662901221" calcext:value-type="float">
            <text:p>254</text:p>
          </table:table-cell>
          <table:table-cell table:formula="of:=[.$A31]*[.G$1]" office:value-type="float" office:value="304.386247094469" calcext:value-type="float">
            <text:p>304</text:p>
          </table:table-cell>
          <table:table-cell table:formula="of:=[.$A31]*[.H$1]" office:value-type="float" office:value="327.976503846218" calcext:value-type="float">
            <text:p>328</text:p>
          </table:table-cell>
          <table:table-cell table:formula="of:=[.$A31]*[.I$1]" office:value-type="float" office:value="342.688236370392" calcext:value-type="float">
            <text:p>343</text:p>
          </table:table-cell>
          <table:table-cell table:formula="of:=[.$A31]*[.J$1]" office:value-type="float" office:value="357.373871858594" calcext:value-type="float">
            <text:p>357</text:p>
          </table:table-cell>
          <table:table-cell table:formula="of:=[.$A31]*[.K$1]" office:value-type="float" office:value="415.833107689965" calcext:value-type="float">
            <text:p>416</text:p>
          </table:table-cell>
          <table:table-cell table:formula="of:=[.$A31]*[.L$1]" office:value-type="float" office:value="476.668776940797" calcext:value-type="float">
            <text:p>477</text:p>
          </table:table-cell>
          <table:table-cell table:formula="of:=[.$A31]*[.M$1]" office:value-type="float" office:value="531.161087265072" calcext:value-type="float">
            <text:p>531</text:p>
          </table:table-cell>
          <table:table-cell table:formula="of:=[.$A31]*[.N$1]" office:value-type="float" office:value="580.836053055091" calcext:value-type="float">
            <text:p>581</text:p>
          </table:table-cell>
          <table:table-cell table:formula="of:=[.$A31]*[.O$1]" office:value-type="float" office:value="753.504497139721" calcext:value-type="float">
            <text:p>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*[.B$1]" office:value-type="float" office:value="25.8324225462834" calcext:value-type="float">
            <text:p>26</text:p>
          </table:table-cell>
          <table:table-cell table:formula="of:=[.$A32]*[.C$1]" office:value-type="float" office:value="185.660233310969" calcext:value-type="float">
            <text:p>186</text:p>
          </table:table-cell>
          <table:table-cell table:formula="of:=[.$A32]*[.D$1]" office:value-type="float" office:value="199.5279449209" calcext:value-type="float">
            <text:p>200</text:p>
          </table:table-cell>
          <table:table-cell table:formula="of:=[.$A32]*[.E$1]" office:value-type="float" office:value="219.024407353271" calcext:value-type="float">
            <text:p>219</text:p>
          </table:table-cell>
          <table:table-cell table:formula="of:=[.$A32]*[.F$1]" office:value-type="float" office:value="262.534518331262" calcext:value-type="float">
            <text:p>263</text:p>
          </table:table-cell>
          <table:table-cell table:formula="of:=[.$A32]*[.G$1]" office:value-type="float" office:value="314.532455330951" calcext:value-type="float">
            <text:p>315</text:p>
          </table:table-cell>
          <table:table-cell table:formula="of:=[.$A32]*[.H$1]" office:value-type="float" office:value="338.909053974425" calcext:value-type="float">
            <text:p>339</text:p>
          </table:table-cell>
          <table:table-cell table:formula="of:=[.$A32]*[.I$1]" office:value-type="float" office:value="354.111177582738" calcext:value-type="float">
            <text:p>354</text:p>
          </table:table-cell>
          <table:table-cell table:formula="of:=[.$A32]*[.J$1]" office:value-type="float" office:value="369.286334253881" calcext:value-type="float">
            <text:p>369</text:p>
          </table:table-cell>
          <table:table-cell table:formula="of:=[.$A32]*[.K$1]" office:value-type="float" office:value="429.69421127963" calcext:value-type="float">
            <text:p>430</text:p>
          </table:table-cell>
          <table:table-cell table:formula="of:=[.$A32]*[.L$1]" office:value-type="float" office:value="492.557736172157" calcext:value-type="float">
            <text:p>493</text:p>
          </table:table-cell>
          <table:table-cell table:formula="of:=[.$A32]*[.M$1]" office:value-type="float" office:value="548.866456840574" calcext:value-type="float">
            <text:p>549</text:p>
          </table:table-cell>
          <table:table-cell table:formula="of:=[.$A32]*[.N$1]" office:value-type="float" office:value="600.197254823594" calcext:value-type="float">
            <text:p>600</text:p>
          </table:table-cell>
          <table:table-cell table:formula="of:=[.$A32]*[.O$1]" office:value-type="float" office:value="778.621313711045" calcext:value-type="float">
            <text:p>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*[.B$1]" office:value-type="float" office:value="26.6657264993893" calcext:value-type="float">
            <text:p>27</text:p>
          </table:table-cell>
          <table:table-cell table:formula="of:=[.$A33]*[.C$1]" office:value-type="float" office:value="191.649273095194" calcext:value-type="float">
            <text:p>192</text:p>
          </table:table-cell>
          <table:table-cell table:formula="of:=[.$A33]*[.D$1]" office:value-type="float" office:value="205.964330240929" calcext:value-type="float">
            <text:p>206</text:p>
          </table:table-cell>
          <table:table-cell table:formula="of:=[.$A33]*[.E$1]" office:value-type="float" office:value="226.08971081628" calcext:value-type="float">
            <text:p>226</text:p>
          </table:table-cell>
          <table:table-cell table:formula="of:=[.$A33]*[.F$1]" office:value-type="float" office:value="271.003373761303" calcext:value-type="float">
            <text:p>271</text:p>
          </table:table-cell>
          <table:table-cell table:formula="of:=[.$A33]*[.G$1]" office:value-type="float" office:value="324.678663567433" calcext:value-type="float">
            <text:p>325</text:p>
          </table:table-cell>
          <table:table-cell table:formula="of:=[.$A33]*[.H$1]" office:value-type="float" office:value="349.841604102632" calcext:value-type="float">
            <text:p>350</text:p>
          </table:table-cell>
          <table:table-cell table:formula="of:=[.$A33]*[.I$1]" office:value-type="float" office:value="365.534118795084" calcext:value-type="float">
            <text:p>366</text:p>
          </table:table-cell>
          <table:table-cell table:formula="of:=[.$A33]*[.J$1]" office:value-type="float" office:value="381.198796649167" calcext:value-type="float">
            <text:p>381</text:p>
          </table:table-cell>
          <table:table-cell table:formula="of:=[.$A33]*[.K$1]" office:value-type="float" office:value="443.555314869295" calcext:value-type="float">
            <text:p>444</text:p>
          </table:table-cell>
          <table:table-cell table:formula="of:=[.$A33]*[.L$1]" office:value-type="float" office:value="508.446695403517" calcext:value-type="float">
            <text:p>508</text:p>
          </table:table-cell>
          <table:table-cell table:formula="of:=[.$A33]*[.M$1]" office:value-type="float" office:value="566.571826416076" calcext:value-type="float">
            <text:p>567</text:p>
          </table:table-cell>
          <table:table-cell table:formula="of:=[.$A33]*[.N$1]" office:value-type="float" office:value="619.558456592097" calcext:value-type="float">
            <text:p>620</text:p>
          </table:table-cell>
          <table:table-cell table:formula="of:=[.$A33]*[.O$1]" office:value-type="float" office:value="803.738130282369" calcext:value-type="float">
            <text:p>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*[.B$1]" office:value-type="float" office:value="27.4990304524952" calcext:value-type="float">
            <text:p>27</text:p>
          </table:table-cell>
          <table:table-cell table:formula="of:=[.$A34]*[.C$1]" office:value-type="float" office:value="197.638312879418" calcext:value-type="float">
            <text:p>198</text:p>
          </table:table-cell>
          <table:table-cell table:formula="of:=[.$A34]*[.D$1]" office:value-type="float" office:value="212.400715560958" calcext:value-type="float">
            <text:p>212</text:p>
          </table:table-cell>
          <table:table-cell table:formula="of:=[.$A34]*[.E$1]" office:value-type="float" office:value="233.155014279289" calcext:value-type="float">
            <text:p>233</text:p>
          </table:table-cell>
          <table:table-cell table:formula="of:=[.$A34]*[.F$1]" office:value-type="float" office:value="279.472229191343" calcext:value-type="float">
            <text:p>279</text:p>
          </table:table-cell>
          <table:table-cell table:formula="of:=[.$A34]*[.G$1]" office:value-type="float" office:value="334.824871803915" calcext:value-type="float">
            <text:p>335</text:p>
          </table:table-cell>
          <table:table-cell table:formula="of:=[.$A34]*[.H$1]" office:value-type="float" office:value="360.774154230839" calcext:value-type="float">
            <text:p>361</text:p>
          </table:table-cell>
          <table:table-cell table:formula="of:=[.$A34]*[.I$1]" office:value-type="float" office:value="376.957060007431" calcext:value-type="float">
            <text:p>377</text:p>
          </table:table-cell>
          <table:table-cell table:formula="of:=[.$A34]*[.J$1]" office:value-type="float" office:value="393.111259044454" calcext:value-type="float">
            <text:p>393</text:p>
          </table:table-cell>
          <table:table-cell table:formula="of:=[.$A34]*[.K$1]" office:value-type="float" office:value="457.416418458961" calcext:value-type="float">
            <text:p>457</text:p>
          </table:table-cell>
          <table:table-cell table:formula="of:=[.$A34]*[.L$1]" office:value-type="float" office:value="524.335654634877" calcext:value-type="float">
            <text:p>524</text:p>
          </table:table-cell>
          <table:table-cell table:formula="of:=[.$A34]*[.M$1]" office:value-type="float" office:value="584.277195991579" calcext:value-type="float">
            <text:p>584</text:p>
          </table:table-cell>
          <table:table-cell table:formula="of:=[.$A34]*[.N$1]" office:value-type="float" office:value="638.9196583606" calcext:value-type="float">
            <text:p>639</text:p>
          </table:table-cell>
          <table:table-cell table:formula="of:=[.$A34]*[.O$1]" office:value-type="float" office:value="828.854946853693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*[.B$1]" office:value-type="float" office:value="28.3323344056011" calcext:value-type="float">
            <text:p>28</text:p>
          </table:table-cell>
          <table:table-cell table:formula="of:=[.$A35]*[.C$1]" office:value-type="float" office:value="203.627352663643" calcext:value-type="float">
            <text:p>204</text:p>
          </table:table-cell>
          <table:table-cell table:formula="of:=[.$A35]*[.D$1]" office:value-type="float" office:value="218.837100880987" calcext:value-type="float">
            <text:p>219</text:p>
          </table:table-cell>
          <table:table-cell table:formula="of:=[.$A35]*[.E$1]" office:value-type="float" office:value="240.220317742297" calcext:value-type="float">
            <text:p>240</text:p>
          </table:table-cell>
          <table:table-cell table:formula="of:=[.$A35]*[.F$1]" office:value-type="float" office:value="287.941084621384" calcext:value-type="float">
            <text:p>288</text:p>
          </table:table-cell>
          <table:table-cell table:formula="of:=[.$A35]*[.G$1]" office:value-type="float" office:value="344.971080040398" calcext:value-type="float">
            <text:p>345</text:p>
          </table:table-cell>
          <table:table-cell table:formula="of:=[.$A35]*[.H$1]" office:value-type="float" office:value="371.706704359047" calcext:value-type="float">
            <text:p>372</text:p>
          </table:table-cell>
          <table:table-cell table:formula="of:=[.$A35]*[.I$1]" office:value-type="float" office:value="388.380001219777" calcext:value-type="float">
            <text:p>388</text:p>
          </table:table-cell>
          <table:table-cell table:formula="of:=[.$A35]*[.J$1]" office:value-type="float" office:value="405.02372143974" calcext:value-type="float">
            <text:p>405</text:p>
          </table:table-cell>
          <table:table-cell table:formula="of:=[.$A35]*[.K$1]" office:value-type="float" office:value="471.277522048626" calcext:value-type="float">
            <text:p>471</text:p>
          </table:table-cell>
          <table:table-cell table:formula="of:=[.$A35]*[.L$1]" office:value-type="float" office:value="540.224613866237" calcext:value-type="float">
            <text:p>540</text:p>
          </table:table-cell>
          <table:table-cell table:formula="of:=[.$A35]*[.M$1]" office:value-type="float" office:value="601.982565567081" calcext:value-type="float">
            <text:p>602</text:p>
          </table:table-cell>
          <table:table-cell table:formula="of:=[.$A35]*[.N$1]" office:value-type="float" office:value="658.280860129103" calcext:value-type="float">
            <text:p>658</text:p>
          </table:table-cell>
          <table:table-cell table:formula="of:=[.$A35]*[.O$1]" office:value-type="float" office:value="853.971763425017" calcext:value-type="float">
            <text:p>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*[.B$1]" office:value-type="float" office:value="29.1656383587071" calcext:value-type="float">
            <text:p>29</text:p>
          </table:table-cell>
          <table:table-cell table:formula="of:=[.$A36]*[.C$1]" office:value-type="float" office:value="209.616392447868" calcext:value-type="float">
            <text:p>210</text:p>
          </table:table-cell>
          <table:table-cell table:formula="of:=[.$A36]*[.D$1]" office:value-type="float" office:value="225.273486201016" calcext:value-type="float">
            <text:p>225</text:p>
          </table:table-cell>
          <table:table-cell table:formula="of:=[.$A36]*[.E$1]" office:value-type="float" office:value="247.285621205306" calcext:value-type="float">
            <text:p>247</text:p>
          </table:table-cell>
          <table:table-cell table:formula="of:=[.$A36]*[.F$1]" office:value-type="float" office:value="296.409940051425" calcext:value-type="float">
            <text:p>296</text:p>
          </table:table-cell>
          <table:table-cell table:formula="of:=[.$A36]*[.G$1]" office:value-type="float" office:value="355.11728827688" calcext:value-type="float">
            <text:p>355</text:p>
          </table:table-cell>
          <table:table-cell table:formula="of:=[.$A36]*[.H$1]" office:value-type="float" office:value="382.639254487254" calcext:value-type="float">
            <text:p>383</text:p>
          </table:table-cell>
          <table:table-cell table:formula="of:=[.$A36]*[.I$1]" office:value-type="float" office:value="399.802942432123" calcext:value-type="float">
            <text:p>400</text:p>
          </table:table-cell>
          <table:table-cell table:formula="of:=[.$A36]*[.J$1]" office:value-type="float" office:value="416.936183835027" calcext:value-type="float">
            <text:p>417</text:p>
          </table:table-cell>
          <table:table-cell table:formula="of:=[.$A36]*[.K$1]" office:value-type="float" office:value="485.138625638292" calcext:value-type="float">
            <text:p>485</text:p>
          </table:table-cell>
          <table:table-cell table:formula="of:=[.$A36]*[.L$1]" office:value-type="float" office:value="556.113573097597" calcext:value-type="float">
            <text:p>556</text:p>
          </table:table-cell>
          <table:table-cell table:formula="of:=[.$A36]*[.M$1]" office:value-type="float" office:value="619.687935142584" calcext:value-type="float">
            <text:p>620</text:p>
          </table:table-cell>
          <table:table-cell table:formula="of:=[.$A36]*[.N$1]" office:value-type="float" office:value="677.642061897606" calcext:value-type="float">
            <text:p>678</text:p>
          </table:table-cell>
          <table:table-cell table:formula="of:=[.$A36]*[.O$1]" office:value-type="float" office:value="879.088579996341" calcext:value-type="float">
            <text:p>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*[.B$1]" office:value-type="float" office:value="29.998942311813" calcext:value-type="float">
            <text:p>30</text:p>
          </table:table-cell>
          <table:table-cell table:formula="of:=[.$A37]*[.C$1]" office:value-type="float" office:value="215.605432232093" calcext:value-type="float">
            <text:p>216</text:p>
          </table:table-cell>
          <table:table-cell table:formula="of:=[.$A37]*[.D$1]" office:value-type="float" office:value="231.709871521045" calcext:value-type="float">
            <text:p>232</text:p>
          </table:table-cell>
          <table:table-cell table:formula="of:=[.$A37]*[.E$1]" office:value-type="float" office:value="254.350924668315" calcext:value-type="float">
            <text:p>254</text:p>
          </table:table-cell>
          <table:table-cell table:formula="of:=[.$A37]*[.F$1]" office:value-type="float" office:value="304.878795481465" calcext:value-type="float">
            <text:p>305</text:p>
          </table:table-cell>
          <table:table-cell table:formula="of:=[.$A37]*[.G$1]" office:value-type="float" office:value="365.263496513362" calcext:value-type="float">
            <text:p>365</text:p>
          </table:table-cell>
          <table:table-cell table:formula="of:=[.$A37]*[.H$1]" office:value-type="float" office:value="393.571804615461" calcext:value-type="float">
            <text:p>394</text:p>
          </table:table-cell>
          <table:table-cell table:formula="of:=[.$A37]*[.I$1]" office:value-type="float" office:value="411.22588364447" calcext:value-type="float">
            <text:p>411</text:p>
          </table:table-cell>
          <table:table-cell table:formula="of:=[.$A37]*[.J$1]" office:value-type="float" office:value="428.848646230313" calcext:value-type="float">
            <text:p>429</text:p>
          </table:table-cell>
          <table:table-cell table:formula="of:=[.$A37]*[.K$1]" office:value-type="float" office:value="498.999729227957" calcext:value-type="float">
            <text:p>499</text:p>
          </table:table-cell>
          <table:table-cell table:formula="of:=[.$A37]*[.L$1]" office:value-type="float" office:value="572.002532328957" calcext:value-type="float">
            <text:p>572</text:p>
          </table:table-cell>
          <table:table-cell table:formula="of:=[.$A37]*[.M$1]" office:value-type="float" office:value="637.393304718086" calcext:value-type="float">
            <text:p>637</text:p>
          </table:table-cell>
          <table:table-cell table:formula="of:=[.$A37]*[.N$1]" office:value-type="float" office:value="697.003263666109" calcext:value-type="float">
            <text:p>697</text:p>
          </table:table-cell>
          <table:table-cell table:formula="of:=[.$A37]*[.O$1]" office:value-type="float" office:value="904.205396567665" calcext:value-type="float">
            <text:p>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*[.B$1]" office:value-type="float" office:value="30.8322462649189" calcext:value-type="float">
            <text:p>31</text:p>
          </table:table-cell>
          <table:table-cell table:formula="of:=[.$A38]*[.C$1]" office:value-type="float" office:value="221.594472016318" calcext:value-type="float">
            <text:p>222</text:p>
          </table:table-cell>
          <table:table-cell table:formula="of:=[.$A38]*[.D$1]" office:value-type="float" office:value="238.146256841074" calcext:value-type="float">
            <text:p>238</text:p>
          </table:table-cell>
          <table:table-cell table:formula="of:=[.$A38]*[.E$1]" office:value-type="float" office:value="261.416228131324" calcext:value-type="float">
            <text:p>261</text:p>
          </table:table-cell>
          <table:table-cell table:formula="of:=[.$A38]*[.F$1]" office:value-type="float" office:value="313.347650911506" calcext:value-type="float">
            <text:p>313</text:p>
          </table:table-cell>
          <table:table-cell table:formula="of:=[.$A38]*[.G$1]" office:value-type="float" office:value="375.409704749845" calcext:value-type="float">
            <text:p>375</text:p>
          </table:table-cell>
          <table:table-cell table:formula="of:=[.$A38]*[.H$1]" office:value-type="float" office:value="404.504354743668" calcext:value-type="float">
            <text:p>405</text:p>
          </table:table-cell>
          <table:table-cell table:formula="of:=[.$A38]*[.I$1]" office:value-type="float" office:value="422.648824856816" calcext:value-type="float">
            <text:p>423</text:p>
          </table:table-cell>
          <table:table-cell table:formula="of:=[.$A38]*[.J$1]" office:value-type="float" office:value="440.7611086256" calcext:value-type="float">
            <text:p>441</text:p>
          </table:table-cell>
          <table:table-cell table:formula="of:=[.$A38]*[.K$1]" office:value-type="float" office:value="512.860832817623" calcext:value-type="float">
            <text:p>513</text:p>
          </table:table-cell>
          <table:table-cell table:formula="of:=[.$A38]*[.L$1]" office:value-type="float" office:value="587.891491560317" calcext:value-type="float">
            <text:p>588</text:p>
          </table:table-cell>
          <table:table-cell table:formula="of:=[.$A38]*[.M$1]" office:value-type="float" office:value="655.098674293588" calcext:value-type="float">
            <text:p>655</text:p>
          </table:table-cell>
          <table:table-cell table:formula="of:=[.$A38]*[.N$1]" office:value-type="float" office:value="716.364465434612" calcext:value-type="float">
            <text:p>716</text:p>
          </table:table-cell>
          <table:table-cell table:formula="of:=[.$A38]*[.O$1]" office:value-type="float" office:value="929.322213138989" calcext:value-type="float">
            <text:p>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*[.B$1]" office:value-type="float" office:value="31.6655502180248" calcext:value-type="float">
            <text:p>32</text:p>
          </table:table-cell>
          <table:table-cell table:formula="of:=[.$A39]*[.C$1]" office:value-type="float" office:value="227.583511800542" calcext:value-type="float">
            <text:p>228</text:p>
          </table:table-cell>
          <table:table-cell table:formula="of:=[.$A39]*[.D$1]" office:value-type="float" office:value="244.582642161103" calcext:value-type="float">
            <text:p>245</text:p>
          </table:table-cell>
          <table:table-cell table:formula="of:=[.$A39]*[.E$1]" office:value-type="float" office:value="268.481531594332" calcext:value-type="float">
            <text:p>268</text:p>
          </table:table-cell>
          <table:table-cell table:formula="of:=[.$A39]*[.F$1]" office:value-type="float" office:value="321.816506341547" calcext:value-type="float">
            <text:p>322</text:p>
          </table:table-cell>
          <table:table-cell table:formula="of:=[.$A39]*[.G$1]" office:value-type="float" office:value="385.555912986327" calcext:value-type="float">
            <text:p>386</text:p>
          </table:table-cell>
          <table:table-cell table:formula="of:=[.$A39]*[.H$1]" office:value-type="float" office:value="415.436904871876" calcext:value-type="float">
            <text:p>415</text:p>
          </table:table-cell>
          <table:table-cell table:formula="of:=[.$A39]*[.I$1]" office:value-type="float" office:value="434.071766069163" calcext:value-type="float">
            <text:p>434</text:p>
          </table:table-cell>
          <table:table-cell table:formula="of:=[.$A39]*[.J$1]" office:value-type="float" office:value="452.673571020886" calcext:value-type="float">
            <text:p>453</text:p>
          </table:table-cell>
          <table:table-cell table:formula="of:=[.$A39]*[.K$1]" office:value-type="float" office:value="526.721936407288" calcext:value-type="float">
            <text:p>527</text:p>
          </table:table-cell>
          <table:table-cell table:formula="of:=[.$A39]*[.L$1]" office:value-type="float" office:value="603.780450791677" calcext:value-type="float">
            <text:p>604</text:p>
          </table:table-cell>
          <table:table-cell table:formula="of:=[.$A39]*[.M$1]" office:value-type="float" office:value="672.804043869091" calcext:value-type="float">
            <text:p>673</text:p>
          </table:table-cell>
          <table:table-cell table:formula="of:=[.$A39]*[.N$1]" office:value-type="float" office:value="735.725667203115" calcext:value-type="float">
            <text:p>736</text:p>
          </table:table-cell>
          <table:table-cell table:formula="of:=[.$A39]*[.O$1]" office:value-type="float" office:value="954.439029710313" calcext:value-type="float">
            <text:p>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*[.B$1]" office:value-type="float" office:value="32.4988541711307" calcext:value-type="float">
            <text:p>32</text:p>
          </table:table-cell>
          <table:table-cell table:formula="of:=[.$A40]*[.C$1]" office:value-type="float" office:value="233.572551584767" calcext:value-type="float">
            <text:p>234</text:p>
          </table:table-cell>
          <table:table-cell table:formula="of:=[.$A40]*[.D$1]" office:value-type="float" office:value="251.019027481132" calcext:value-type="float">
            <text:p>251</text:p>
          </table:table-cell>
          <table:table-cell table:formula="of:=[.$A40]*[.E$1]" office:value-type="float" office:value="275.546835057341" calcext:value-type="float">
            <text:p>276</text:p>
          </table:table-cell>
          <table:table-cell table:formula="of:=[.$A40]*[.F$1]" office:value-type="float" office:value="330.285361771588" calcext:value-type="float">
            <text:p>330</text:p>
          </table:table-cell>
          <table:table-cell table:formula="of:=[.$A40]*[.G$1]" office:value-type="float" office:value="395.702121222809" calcext:value-type="float">
            <text:p>396</text:p>
          </table:table-cell>
          <table:table-cell table:formula="of:=[.$A40]*[.H$1]" office:value-type="float" office:value="426.369455000083" calcext:value-type="float">
            <text:p>426</text:p>
          </table:table-cell>
          <table:table-cell table:formula="of:=[.$A40]*[.I$1]" office:value-type="float" office:value="445.494707281509" calcext:value-type="float">
            <text:p>445</text:p>
          </table:table-cell>
          <table:table-cell table:formula="of:=[.$A40]*[.J$1]" office:value-type="float" office:value="464.586033416173" calcext:value-type="float">
            <text:p>465</text:p>
          </table:table-cell>
          <table:table-cell table:formula="of:=[.$A40]*[.K$1]" office:value-type="float" office:value="540.583039996954" calcext:value-type="float">
            <text:p>541</text:p>
          </table:table-cell>
          <table:table-cell table:formula="of:=[.$A40]*[.L$1]" office:value-type="float" office:value="619.669410023036" calcext:value-type="float">
            <text:p>620</text:p>
          </table:table-cell>
          <table:table-cell table:formula="of:=[.$A40]*[.M$1]" office:value-type="float" office:value="690.509413444593" calcext:value-type="float">
            <text:p>691</text:p>
          </table:table-cell>
          <table:table-cell table:formula="of:=[.$A40]*[.N$1]" office:value-type="float" office:value="755.086868971618" calcext:value-type="float">
            <text:p>755</text:p>
          </table:table-cell>
          <table:table-cell table:formula="of:=[.$A40]*[.O$1]" office:value-type="float" office:value="979.555846281637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*[.B$1]" office:value-type="float" office:value="33.3321581242366" calcext:value-type="float">
            <text:p>33</text:p>
          </table:table-cell>
          <table:table-cell table:formula="of:=[.$A41]*[.C$1]" office:value-type="float" office:value="239.561591368992" calcext:value-type="float">
            <text:p>240</text:p>
          </table:table-cell>
          <table:table-cell table:formula="of:=[.$A41]*[.D$1]" office:value-type="float" office:value="257.455412801161" calcext:value-type="float">
            <text:p>257</text:p>
          </table:table-cell>
          <table:table-cell table:formula="of:=[.$A41]*[.E$1]" office:value-type="float" office:value="282.61213852035" calcext:value-type="float">
            <text:p>283</text:p>
          </table:table-cell>
          <table:table-cell table:formula="of:=[.$A41]*[.F$1]" office:value-type="float" office:value="338.754217201628" calcext:value-type="float">
            <text:p>339</text:p>
          </table:table-cell>
          <table:table-cell table:formula="of:=[.$A41]*[.G$1]" office:value-type="float" office:value="405.848329459291" calcext:value-type="float">
            <text:p>406</text:p>
          </table:table-cell>
          <table:table-cell table:formula="of:=[.$A41]*[.H$1]" office:value-type="float" office:value="437.30200512829" calcext:value-type="float">
            <text:p>437</text:p>
          </table:table-cell>
          <table:table-cell table:formula="of:=[.$A41]*[.I$1]" office:value-type="float" office:value="456.917648493855" calcext:value-type="float">
            <text:p>457</text:p>
          </table:table-cell>
          <table:table-cell table:formula="of:=[.$A41]*[.J$1]" office:value-type="float" office:value="476.498495811459" calcext:value-type="float">
            <text:p>476</text:p>
          </table:table-cell>
          <table:table-cell table:formula="of:=[.$A41]*[.K$1]" office:value-type="float" office:value="554.444143586619" calcext:value-type="float">
            <text:p>554</text:p>
          </table:table-cell>
          <table:table-cell table:formula="of:=[.$A41]*[.L$1]" office:value-type="float" office:value="635.558369254396" calcext:value-type="float">
            <text:p>636</text:p>
          </table:table-cell>
          <table:table-cell table:formula="of:=[.$A41]*[.M$1]" office:value-type="float" office:value="708.214783020095" calcext:value-type="float">
            <text:p>708</text:p>
          </table:table-cell>
          <table:table-cell table:formula="of:=[.$A41]*[.N$1]" office:value-type="float" office:value="774.448070740122" calcext:value-type="float">
            <text:p>774</text:p>
          </table:table-cell>
          <table:table-cell table:formula="of:=[.$A41]*[.O$1]" office:value-type="float" office:value="1004.67266285296" calcext:value-type="float">
            <text:p>1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*[.B$1]" office:value-type="float" office:value="34.1654620773426" calcext:value-type="float">
            <text:p>34</text:p>
          </table:table-cell>
          <table:table-cell table:formula="of:=[.$A42]*[.C$1]" office:value-type="float" office:value="245.550631153217" calcext:value-type="float">
            <text:p>246</text:p>
          </table:table-cell>
          <table:table-cell table:formula="of:=[.$A42]*[.D$1]" office:value-type="float" office:value="263.89179812119" calcext:value-type="float">
            <text:p>264</text:p>
          </table:table-cell>
          <table:table-cell table:formula="of:=[.$A42]*[.E$1]" office:value-type="float" office:value="289.677441983359" calcext:value-type="float">
            <text:p>290</text:p>
          </table:table-cell>
          <table:table-cell table:formula="of:=[.$A42]*[.F$1]" office:value-type="float" office:value="347.223072631669" calcext:value-type="float">
            <text:p>347</text:p>
          </table:table-cell>
          <table:table-cell table:formula="of:=[.$A42]*[.G$1]" office:value-type="float" office:value="415.994537695774" calcext:value-type="float">
            <text:p>416</text:p>
          </table:table-cell>
          <table:table-cell table:formula="of:=[.$A42]*[.H$1]" office:value-type="float" office:value="448.234555256497" calcext:value-type="float">
            <text:p>448</text:p>
          </table:table-cell>
          <table:table-cell table:formula="of:=[.$A42]*[.I$1]" office:value-type="float" office:value="468.340589706202" calcext:value-type="float">
            <text:p>468</text:p>
          </table:table-cell>
          <table:table-cell table:formula="of:=[.$A42]*[.J$1]" office:value-type="float" office:value="488.410958206746" calcext:value-type="float">
            <text:p>488</text:p>
          </table:table-cell>
          <table:table-cell table:formula="of:=[.$A42]*[.K$1]" office:value-type="float" office:value="568.305247176285" calcext:value-type="float">
            <text:p>568</text:p>
          </table:table-cell>
          <table:table-cell table:formula="of:=[.$A42]*[.L$1]" office:value-type="float" office:value="651.447328485756" calcext:value-type="float">
            <text:p>651</text:p>
          </table:table-cell>
          <table:table-cell table:formula="of:=[.$A42]*[.M$1]" office:value-type="float" office:value="725.920152595598" calcext:value-type="float">
            <text:p>726</text:p>
          </table:table-cell>
          <table:table-cell table:formula="of:=[.$A42]*[.N$1]" office:value-type="float" office:value="793.809272508625" calcext:value-type="float">
            <text:p>794</text:p>
          </table:table-cell>
          <table:table-cell table:formula="of:=[.$A42]*[.O$1]" office:value-type="float" office:value="1029.78947942429" calcext:value-type="float">
            <text:p>1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*[.B$1]" office:value-type="float" office:value="34.9987660304485" calcext:value-type="float">
            <text:p>35</text:p>
          </table:table-cell>
          <table:table-cell table:formula="of:=[.$A43]*[.C$1]" office:value-type="float" office:value="251.539670937441" calcext:value-type="float">
            <text:p>252</text:p>
          </table:table-cell>
          <table:table-cell table:formula="of:=[.$A43]*[.D$1]" office:value-type="float" office:value="270.328183441219" calcext:value-type="float">
            <text:p>270</text:p>
          </table:table-cell>
          <table:table-cell table:formula="of:=[.$A43]*[.E$1]" office:value-type="float" office:value="296.742745446367" calcext:value-type="float">
            <text:p>297</text:p>
          </table:table-cell>
          <table:table-cell table:formula="of:=[.$A43]*[.F$1]" office:value-type="float" office:value="355.69192806171" calcext:value-type="float">
            <text:p>356</text:p>
          </table:table-cell>
          <table:table-cell table:formula="of:=[.$A43]*[.G$1]" office:value-type="float" office:value="426.140745932256" calcext:value-type="float">
            <text:p>426</text:p>
          </table:table-cell>
          <table:table-cell table:formula="of:=[.$A43]*[.H$1]" office:value-type="float" office:value="459.167105384705" calcext:value-type="float">
            <text:p>459</text:p>
          </table:table-cell>
          <table:table-cell table:formula="of:=[.$A43]*[.I$1]" office:value-type="float" office:value="479.763530918548" calcext:value-type="float">
            <text:p>480</text:p>
          </table:table-cell>
          <table:table-cell table:formula="of:=[.$A43]*[.J$1]" office:value-type="float" office:value="500.323420602032" calcext:value-type="float">
            <text:p>500</text:p>
          </table:table-cell>
          <table:table-cell table:formula="of:=[.$A43]*[.K$1]" office:value-type="float" office:value="582.16635076595" calcext:value-type="float">
            <text:p>582</text:p>
          </table:table-cell>
          <table:table-cell table:formula="of:=[.$A43]*[.L$1]" office:value-type="float" office:value="667.336287717116" calcext:value-type="float">
            <text:p>667</text:p>
          </table:table-cell>
          <table:table-cell table:formula="of:=[.$A43]*[.M$1]" office:value-type="float" office:value="743.6255221711" calcext:value-type="float">
            <text:p>744</text:p>
          </table:table-cell>
          <table:table-cell table:formula="of:=[.$A43]*[.N$1]" office:value-type="float" office:value="813.170474277128" calcext:value-type="float">
            <text:p>813</text:p>
          </table:table-cell>
          <table:table-cell table:formula="of:=[.$A43]*[.O$1]" office:value-type="float" office:value="1054.90629599561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*[.B$1]" office:value-type="float" office:value="35.8320699835544" calcext:value-type="float">
            <text:p>36</text:p>
          </table:table-cell>
          <table:table-cell table:formula="of:=[.$A44]*[.C$1]" office:value-type="float" office:value="257.528710721666" calcext:value-type="float">
            <text:p>258</text:p>
          </table:table-cell>
          <table:table-cell table:formula="of:=[.$A44]*[.D$1]" office:value-type="float" office:value="276.764568761248" calcext:value-type="float">
            <text:p>277</text:p>
          </table:table-cell>
          <table:table-cell table:formula="of:=[.$A44]*[.E$1]" office:value-type="float" office:value="303.808048909376" calcext:value-type="float">
            <text:p>304</text:p>
          </table:table-cell>
          <table:table-cell table:formula="of:=[.$A44]*[.F$1]" office:value-type="float" office:value="364.16078349175" calcext:value-type="float">
            <text:p>364</text:p>
          </table:table-cell>
          <table:table-cell table:formula="of:=[.$A44]*[.G$1]" office:value-type="float" office:value="436.286954168738" calcext:value-type="float">
            <text:p>436</text:p>
          </table:table-cell>
          <table:table-cell table:formula="of:=[.$A44]*[.H$1]" office:value-type="float" office:value="470.099655512912" calcext:value-type="float">
            <text:p>470</text:p>
          </table:table-cell>
          <table:table-cell table:formula="of:=[.$A44]*[.I$1]" office:value-type="float" office:value="491.186472130895" calcext:value-type="float">
            <text:p>491</text:p>
          </table:table-cell>
          <table:table-cell table:formula="of:=[.$A44]*[.J$1]" office:value-type="float" office:value="512.235882997319" calcext:value-type="float">
            <text:p>512</text:p>
          </table:table-cell>
          <table:table-cell table:formula="of:=[.$A44]*[.K$1]" office:value-type="float" office:value="596.027454355616" calcext:value-type="float">
            <text:p>596</text:p>
          </table:table-cell>
          <table:table-cell table:formula="of:=[.$A44]*[.L$1]" office:value-type="float" office:value="683.225246948476" calcext:value-type="float">
            <text:p>683</text:p>
          </table:table-cell>
          <table:table-cell table:formula="of:=[.$A44]*[.M$1]" office:value-type="float" office:value="761.330891746603" calcext:value-type="float">
            <text:p>761</text:p>
          </table:table-cell>
          <table:table-cell table:formula="of:=[.$A44]*[.N$1]" office:value-type="float" office:value="832.531676045631" calcext:value-type="float">
            <text:p>833</text:p>
          </table:table-cell>
          <table:table-cell table:formula="of:=[.$A44]*[.O$1]" office:value-type="float" office:value="1080.02311256693" calcext:value-type="float">
            <text:p>10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*[.B$1]" office:value-type="float" office:value="36.6653739366603" calcext:value-type="float">
            <text:p>37</text:p>
          </table:table-cell>
          <table:table-cell table:formula="of:=[.$A45]*[.C$1]" office:value-type="float" office:value="263.517750505891" calcext:value-type="float">
            <text:p>264</text:p>
          </table:table-cell>
          <table:table-cell table:formula="of:=[.$A45]*[.D$1]" office:value-type="float" office:value="283.200954081277" calcext:value-type="float">
            <text:p>283</text:p>
          </table:table-cell>
          <table:table-cell table:formula="of:=[.$A45]*[.E$1]" office:value-type="float" office:value="310.873352372385" calcext:value-type="float">
            <text:p>311</text:p>
          </table:table-cell>
          <table:table-cell table:formula="of:=[.$A45]*[.F$1]" office:value-type="float" office:value="372.629638921791" calcext:value-type="float">
            <text:p>373</text:p>
          </table:table-cell>
          <table:table-cell table:formula="of:=[.$A45]*[.G$1]" office:value-type="float" office:value="446.433162405221" calcext:value-type="float">
            <text:p>446</text:p>
          </table:table-cell>
          <table:table-cell table:formula="of:=[.$A45]*[.H$1]" office:value-type="float" office:value="481.032205641119" calcext:value-type="float">
            <text:p>481</text:p>
          </table:table-cell>
          <table:table-cell table:formula="of:=[.$A45]*[.I$1]" office:value-type="float" office:value="502.609413343241" calcext:value-type="float">
            <text:p>503</text:p>
          </table:table-cell>
          <table:table-cell table:formula="of:=[.$A45]*[.J$1]" office:value-type="float" office:value="524.148345392605" calcext:value-type="float">
            <text:p>524</text:p>
          </table:table-cell>
          <table:table-cell table:formula="of:=[.$A45]*[.K$1]" office:value-type="float" office:value="609.888557945281" calcext:value-type="float">
            <text:p>610</text:p>
          </table:table-cell>
          <table:table-cell table:formula="of:=[.$A45]*[.L$1]" office:value-type="float" office:value="699.114206179836" calcext:value-type="float">
            <text:p>699</text:p>
          </table:table-cell>
          <table:table-cell table:formula="of:=[.$A45]*[.M$1]" office:value-type="float" office:value="779.036261322105" calcext:value-type="float">
            <text:p>779</text:p>
          </table:table-cell>
          <table:table-cell table:formula="of:=[.$A45]*[.N$1]" office:value-type="float" office:value="851.892877814134" calcext:value-type="float">
            <text:p>852</text:p>
          </table:table-cell>
          <table:table-cell table:formula="of:=[.$A45]*[.O$1]" office:value-type="float" office:value="1105.13992913826" calcext:value-type="float">
            <text:p>1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*[.B$1]" office:value-type="float" office:value="37.4986778897662" calcext:value-type="float">
            <text:p>37</text:p>
          </table:table-cell>
          <table:table-cell table:formula="of:=[.$A46]*[.C$1]" office:value-type="float" office:value="269.506790290116" calcext:value-type="float">
            <text:p>270</text:p>
          </table:table-cell>
          <table:table-cell table:formula="of:=[.$A46]*[.D$1]" office:value-type="float" office:value="289.637339401306" calcext:value-type="float">
            <text:p>290</text:p>
          </table:table-cell>
          <table:table-cell table:formula="of:=[.$A46]*[.E$1]" office:value-type="float" office:value="317.938655835394" calcext:value-type="float">
            <text:p>318</text:p>
          </table:table-cell>
          <table:table-cell table:formula="of:=[.$A46]*[.F$1]" office:value-type="float" office:value="381.098494351832" calcext:value-type="float">
            <text:p>381</text:p>
          </table:table-cell>
          <table:table-cell table:formula="of:=[.$A46]*[.G$1]" office:value-type="float" office:value="456.579370641703" calcext:value-type="float">
            <text:p>457</text:p>
          </table:table-cell>
          <table:table-cell table:formula="of:=[.$A46]*[.H$1]" office:value-type="float" office:value="491.964755769327" calcext:value-type="float">
            <text:p>492</text:p>
          </table:table-cell>
          <table:table-cell table:formula="of:=[.$A46]*[.I$1]" office:value-type="float" office:value="514.032354555587" calcext:value-type="float">
            <text:p>514</text:p>
          </table:table-cell>
          <table:table-cell table:formula="of:=[.$A46]*[.J$1]" office:value-type="float" office:value="536.060807787892" calcext:value-type="float">
            <text:p>536</text:p>
          </table:table-cell>
          <table:table-cell table:formula="of:=[.$A46]*[.K$1]" office:value-type="float" office:value="623.749661534947" calcext:value-type="float">
            <text:p>624</text:p>
          </table:table-cell>
          <table:table-cell table:formula="of:=[.$A46]*[.L$1]" office:value-type="float" office:value="715.003165411196" calcext:value-type="float">
            <text:p>715</text:p>
          </table:table-cell>
          <table:table-cell table:formula="of:=[.$A46]*[.M$1]" office:value-type="float" office:value="796.741630897607" calcext:value-type="float">
            <text:p>797</text:p>
          </table:table-cell>
          <table:table-cell table:formula="of:=[.$A46]*[.N$1]" office:value-type="float" office:value="871.254079582637" calcext:value-type="float">
            <text:p>871</text:p>
          </table:table-cell>
          <table:table-cell table:formula="of:=[.$A46]*[.O$1]" office:value-type="float" office:value="1130.25674570958" calcext:value-type="float">
            <text:p>1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*[.B$1]" office:value-type="float" office:value="38.3319818428721" calcext:value-type="float">
            <text:p>38</text:p>
          </table:table-cell>
          <table:table-cell table:formula="of:=[.$A47]*[.C$1]" office:value-type="float" office:value="275.495830074341" calcext:value-type="float">
            <text:p>275</text:p>
          </table:table-cell>
          <table:table-cell table:formula="of:=[.$A47]*[.D$1]" office:value-type="float" office:value="296.073724721335" calcext:value-type="float">
            <text:p>296</text:p>
          </table:table-cell>
          <table:table-cell table:formula="of:=[.$A47]*[.E$1]" office:value-type="float" office:value="325.003959298402" calcext:value-type="float">
            <text:p>325</text:p>
          </table:table-cell>
          <table:table-cell table:formula="of:=[.$A47]*[.F$1]" office:value-type="float" office:value="389.567349781872" calcext:value-type="float">
            <text:p>390</text:p>
          </table:table-cell>
          <table:table-cell table:formula="of:=[.$A47]*[.G$1]" office:value-type="float" office:value="466.725578878185" calcext:value-type="float">
            <text:p>467</text:p>
          </table:table-cell>
          <table:table-cell table:formula="of:=[.$A47]*[.H$1]" office:value-type="float" office:value="502.897305897534" calcext:value-type="float">
            <text:p>503</text:p>
          </table:table-cell>
          <table:table-cell table:formula="of:=[.$A47]*[.I$1]" office:value-type="float" office:value="525.455295767934" calcext:value-type="float">
            <text:p>525</text:p>
          </table:table-cell>
          <table:table-cell table:formula="of:=[.$A47]*[.J$1]" office:value-type="float" office:value="547.973270183178" calcext:value-type="float">
            <text:p>548</text:p>
          </table:table-cell>
          <table:table-cell table:formula="of:=[.$A47]*[.K$1]" office:value-type="float" office:value="637.610765124612" calcext:value-type="float">
            <text:p>638</text:p>
          </table:table-cell>
          <table:table-cell table:formula="of:=[.$A47]*[.L$1]" office:value-type="float" office:value="730.892124642556" calcext:value-type="float">
            <text:p>731</text:p>
          </table:table-cell>
          <table:table-cell table:formula="of:=[.$A47]*[.M$1]" office:value-type="float" office:value="814.44700047311" calcext:value-type="float">
            <text:p>814</text:p>
          </table:table-cell>
          <table:table-cell table:formula="of:=[.$A47]*[.N$1]" office:value-type="float" office:value="890.61528135114" calcext:value-type="float">
            <text:p>891</text:p>
          </table:table-cell>
          <table:table-cell table:formula="of:=[.$A47]*[.O$1]" office:value-type="float" office:value="1155.37356228091" calcext:value-type="float">
            <text:p>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*[.B$1]" office:value-type="float" office:value="39.1652857959781" calcext:value-type="float">
            <text:p>39</text:p>
          </table:table-cell>
          <table:table-cell table:formula="of:=[.$A48]*[.C$1]" office:value-type="float" office:value="281.484869858565" calcext:value-type="float">
            <text:p>281</text:p>
          </table:table-cell>
          <table:table-cell table:formula="of:=[.$A48]*[.D$1]" office:value-type="float" office:value="302.510110041365" calcext:value-type="float">
            <text:p>303</text:p>
          </table:table-cell>
          <table:table-cell table:formula="of:=[.$A48]*[.E$1]" office:value-type="float" office:value="332.069262761411" calcext:value-type="float">
            <text:p>332</text:p>
          </table:table-cell>
          <table:table-cell table:formula="of:=[.$A48]*[.F$1]" office:value-type="float" office:value="398.036205211913" calcext:value-type="float">
            <text:p>398</text:p>
          </table:table-cell>
          <table:table-cell table:formula="of:=[.$A48]*[.G$1]" office:value-type="float" office:value="476.871787114667" calcext:value-type="float">
            <text:p>477</text:p>
          </table:table-cell>
          <table:table-cell table:formula="of:=[.$A48]*[.H$1]" office:value-type="float" office:value="513.829856025741" calcext:value-type="float">
            <text:p>514</text:p>
          </table:table-cell>
          <table:table-cell table:formula="of:=[.$A48]*[.I$1]" office:value-type="float" office:value="536.87823698028" calcext:value-type="float">
            <text:p>537</text:p>
          </table:table-cell>
          <table:table-cell table:formula="of:=[.$A48]*[.J$1]" office:value-type="float" office:value="559.885732578465" calcext:value-type="float">
            <text:p>560</text:p>
          </table:table-cell>
          <table:table-cell table:formula="of:=[.$A48]*[.K$1]" office:value-type="float" office:value="651.471868714278" calcext:value-type="float">
            <text:p>651</text:p>
          </table:table-cell>
          <table:table-cell table:formula="of:=[.$A48]*[.L$1]" office:value-type="float" office:value="746.781083873916" calcext:value-type="float">
            <text:p>747</text:p>
          </table:table-cell>
          <table:table-cell table:formula="of:=[.$A48]*[.M$1]" office:value-type="float" office:value="832.152370048612" calcext:value-type="float">
            <text:p>832</text:p>
          </table:table-cell>
          <table:table-cell table:formula="of:=[.$A48]*[.N$1]" office:value-type="float" office:value="909.976483119643" calcext:value-type="float">
            <text:p>910</text:p>
          </table:table-cell>
          <table:table-cell table:formula="of:=[.$A48]*[.O$1]" office:value-type="float" office:value="1180.49037885223" calcext:value-type="float">
            <text:p>11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*[.B$1]" office:value-type="float" office:value="39.998589749084" calcext:value-type="float">
            <text:p>40</text:p>
          </table:table-cell>
          <table:table-cell table:formula="of:=[.$A49]*[.C$1]" office:value-type="float" office:value="287.47390964279" calcext:value-type="float">
            <text:p>287</text:p>
          </table:table-cell>
          <table:table-cell table:formula="of:=[.$A49]*[.D$1]" office:value-type="float" office:value="308.946495361394" calcext:value-type="float">
            <text:p>309</text:p>
          </table:table-cell>
          <table:table-cell table:formula="of:=[.$A49]*[.E$1]" office:value-type="float" office:value="339.13456622442" calcext:value-type="float">
            <text:p>339</text:p>
          </table:table-cell>
          <table:table-cell table:formula="of:=[.$A49]*[.F$1]" office:value-type="float" office:value="406.505060641954" calcext:value-type="float">
            <text:p>407</text:p>
          </table:table-cell>
          <table:table-cell table:formula="of:=[.$A49]*[.G$1]" office:value-type="float" office:value="487.01799535115" calcext:value-type="float">
            <text:p>487</text:p>
          </table:table-cell>
          <table:table-cell table:formula="of:=[.$A49]*[.H$1]" office:value-type="float" office:value="524.762406153948" calcext:value-type="float">
            <text:p>525</text:p>
          </table:table-cell>
          <table:table-cell table:formula="of:=[.$A49]*[.I$1]" office:value-type="float" office:value="548.301178192626" calcext:value-type="float">
            <text:p>548</text:p>
          </table:table-cell>
          <table:table-cell table:formula="of:=[.$A49]*[.J$1]" office:value-type="float" office:value="571.798194973751" calcext:value-type="float">
            <text:p>572</text:p>
          </table:table-cell>
          <table:table-cell table:formula="of:=[.$A49]*[.K$1]" office:value-type="float" office:value="665.332972303943" calcext:value-type="float">
            <text:p>665</text:p>
          </table:table-cell>
          <table:table-cell table:formula="of:=[.$A49]*[.L$1]" office:value-type="float" office:value="762.670043105276" calcext:value-type="float">
            <text:p>763</text:p>
          </table:table-cell>
          <table:table-cell table:formula="of:=[.$A49]*[.M$1]" office:value-type="float" office:value="849.857739624114" calcext:value-type="float">
            <text:p>850</text:p>
          </table:table-cell>
          <table:table-cell table:formula="of:=[.$A49]*[.N$1]" office:value-type="float" office:value="929.337684888146" calcext:value-type="float">
            <text:p>929</text:p>
          </table:table-cell>
          <table:table-cell table:formula="of:=[.$A49]*[.O$1]" office:value-type="float" office:value="1205.60719542355" calcext:value-type="float">
            <text:p>1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*[.B$1]" office:value-type="float" office:value="40.8318937021899" calcext:value-type="float">
            <text:p>41</text:p>
          </table:table-cell>
          <table:table-cell table:formula="of:=[.$A50]*[.C$1]" office:value-type="float" office:value="293.462949427015" calcext:value-type="float">
            <text:p>293</text:p>
          </table:table-cell>
          <table:table-cell table:formula="of:=[.$A50]*[.D$1]" office:value-type="float" office:value="315.382880681423" calcext:value-type="float">
            <text:p>315</text:p>
          </table:table-cell>
          <table:table-cell table:formula="of:=[.$A50]*[.E$1]" office:value-type="float" office:value="346.199869687429" calcext:value-type="float">
            <text:p>346</text:p>
          </table:table-cell>
          <table:table-cell table:formula="of:=[.$A50]*[.F$1]" office:value-type="float" office:value="414.973916071995" calcext:value-type="float">
            <text:p>415</text:p>
          </table:table-cell>
          <table:table-cell table:formula="of:=[.$A50]*[.G$1]" office:value-type="float" office:value="497.164203587632" calcext:value-type="float">
            <text:p>497</text:p>
          </table:table-cell>
          <table:table-cell table:formula="of:=[.$A50]*[.H$1]" office:value-type="float" office:value="535.694956282156" calcext:value-type="float">
            <text:p>536</text:p>
          </table:table-cell>
          <table:table-cell table:formula="of:=[.$A50]*[.I$1]" office:value-type="float" office:value="559.724119404973" calcext:value-type="float">
            <text:p>560</text:p>
          </table:table-cell>
          <table:table-cell table:formula="of:=[.$A50]*[.J$1]" office:value-type="float" office:value="583.710657369038" calcext:value-type="float">
            <text:p>584</text:p>
          </table:table-cell>
          <table:table-cell table:formula="of:=[.$A50]*[.K$1]" office:value-type="float" office:value="679.194075893609" calcext:value-type="float">
            <text:p>679</text:p>
          </table:table-cell>
          <table:table-cell table:formula="of:=[.$A50]*[.L$1]" office:value-type="float" office:value="778.559002336635" calcext:value-type="float">
            <text:p>779</text:p>
          </table:table-cell>
          <table:table-cell table:formula="of:=[.$A50]*[.M$1]" office:value-type="float" office:value="867.563109199617" calcext:value-type="float">
            <text:p>868</text:p>
          </table:table-cell>
          <table:table-cell table:formula="of:=[.$A50]*[.N$1]" office:value-type="float" office:value="948.698886656649" calcext:value-type="float">
            <text:p>949</text:p>
          </table:table-cell>
          <table:table-cell table:formula="of:=[.$A50]*[.O$1]" office:value-type="float" office:value="1230.72401199488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*[.B$1]" office:value-type="float" office:value="41.6651976552958" calcext:value-type="float">
            <text:p>42</text:p>
          </table:table-cell>
          <table:table-cell table:formula="of:=[.$A51]*[.C$1]" office:value-type="float" office:value="299.45198921124" calcext:value-type="float">
            <text:p>299</text:p>
          </table:table-cell>
          <table:table-cell table:formula="of:=[.$A51]*[.D$1]" office:value-type="float" office:value="321.819266001452" calcext:value-type="float">
            <text:p>322</text:p>
          </table:table-cell>
          <table:table-cell table:formula="of:=[.$A51]*[.E$1]" office:value-type="float" office:value="353.265173150437" calcext:value-type="float">
            <text:p>353</text:p>
          </table:table-cell>
          <table:table-cell table:formula="of:=[.$A51]*[.F$1]" office:value-type="float" office:value="423.442771502035" calcext:value-type="float">
            <text:p>423</text:p>
          </table:table-cell>
          <table:table-cell table:formula="of:=[.$A51]*[.G$1]" office:value-type="float" office:value="507.310411824114" calcext:value-type="float">
            <text:p>507</text:p>
          </table:table-cell>
          <table:table-cell table:formula="of:=[.$A51]*[.H$1]" office:value-type="float" office:value="546.627506410363" calcext:value-type="float">
            <text:p>547</text:p>
          </table:table-cell>
          <table:table-cell table:formula="of:=[.$A51]*[.I$1]" office:value-type="float" office:value="571.147060617319" calcext:value-type="float">
            <text:p>571</text:p>
          </table:table-cell>
          <table:table-cell table:formula="of:=[.$A51]*[.J$1]" office:value-type="float" office:value="595.623119764324" calcext:value-type="float">
            <text:p>596</text:p>
          </table:table-cell>
          <table:table-cell table:formula="of:=[.$A51]*[.K$1]" office:value-type="float" office:value="693.055179483274" calcext:value-type="float">
            <text:p>693</text:p>
          </table:table-cell>
          <table:table-cell table:formula="of:=[.$A51]*[.L$1]" office:value-type="float" office:value="794.447961567995" calcext:value-type="float">
            <text:p>794</text:p>
          </table:table-cell>
          <table:table-cell table:formula="of:=[.$A51]*[.M$1]" office:value-type="float" office:value="885.268478775119" calcext:value-type="float">
            <text:p>885</text:p>
          </table:table-cell>
          <table:table-cell table:formula="of:=[.$A51]*[.N$1]" office:value-type="float" office:value="968.060088425152" calcext:value-type="float">
            <text:p>968</text:p>
          </table:table-cell>
          <table:table-cell table:formula="of:=[.$A51]*[.O$1]" office:value-type="float" office:value="1255.8408285662" calcext:value-type="float">
            <text:p>1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*[.B$1]" office:value-type="float" office:value="42.4985016084017" calcext:value-type="float">
            <text:p>42</text:p>
          </table:table-cell>
          <table:table-cell table:formula="of:=[.$A52]*[.C$1]" office:value-type="float" office:value="305.441028995465" calcext:value-type="float">
            <text:p>305</text:p>
          </table:table-cell>
          <table:table-cell table:formula="of:=[.$A52]*[.D$1]" office:value-type="float" office:value="328.255651321481" calcext:value-type="float">
            <text:p>328</text:p>
          </table:table-cell>
          <table:table-cell table:formula="of:=[.$A52]*[.E$1]" office:value-type="float" office:value="360.330476613446" calcext:value-type="float">
            <text:p>360</text:p>
          </table:table-cell>
          <table:table-cell table:formula="of:=[.$A52]*[.F$1]" office:value-type="float" office:value="431.911626932076" calcext:value-type="float">
            <text:p>432</text:p>
          </table:table-cell>
          <table:table-cell table:formula="of:=[.$A52]*[.G$1]" office:value-type="float" office:value="517.456620060597" calcext:value-type="float">
            <text:p>517</text:p>
          </table:table-cell>
          <table:table-cell table:formula="of:=[.$A52]*[.H$1]" office:value-type="float" office:value="557.56005653857" calcext:value-type="float">
            <text:p>558</text:p>
          </table:table-cell>
          <table:table-cell table:formula="of:=[.$A52]*[.I$1]" office:value-type="float" office:value="582.570001829666" calcext:value-type="float">
            <text:p>583</text:p>
          </table:table-cell>
          <table:table-cell table:formula="of:=[.$A52]*[.J$1]" office:value-type="float" office:value="607.535582159611" calcext:value-type="float">
            <text:p>608</text:p>
          </table:table-cell>
          <table:table-cell table:formula="of:=[.$A52]*[.K$1]" office:value-type="float" office:value="706.91628307294" calcext:value-type="float">
            <text:p>707</text:p>
          </table:table-cell>
          <table:table-cell table:formula="of:=[.$A52]*[.L$1]" office:value-type="float" office:value="810.336920799355" calcext:value-type="float">
            <text:p>810</text:p>
          </table:table-cell>
          <table:table-cell table:formula="of:=[.$A52]*[.M$1]" office:value-type="float" office:value="902.973848350622" calcext:value-type="float">
            <text:p>903</text:p>
          </table:table-cell>
          <table:table-cell table:formula="of:=[.$A52]*[.N$1]" office:value-type="float" office:value="987.421290193655" calcext:value-type="float">
            <text:p>987</text:p>
          </table:table-cell>
          <table:table-cell table:formula="of:=[.$A52]*[.O$1]" office:value-type="float" office:value="1280.95764513753" calcext:value-type="float">
            <text:p>1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*[.B$1]" office:value-type="float" office:value="43.3318055615076" calcext:value-type="float">
            <text:p>43</text:p>
          </table:table-cell>
          <table:table-cell table:formula="of:=[.$A53]*[.C$1]" office:value-type="float" office:value="311.430068779689" calcext:value-type="float">
            <text:p>311</text:p>
          </table:table-cell>
          <table:table-cell table:formula="of:=[.$A53]*[.D$1]" office:value-type="float" office:value="334.69203664151" calcext:value-type="float">
            <text:p>335</text:p>
          </table:table-cell>
          <table:table-cell table:formula="of:=[.$A53]*[.E$1]" office:value-type="float" office:value="367.395780076455" calcext:value-type="float">
            <text:p>367</text:p>
          </table:table-cell>
          <table:table-cell table:formula="of:=[.$A53]*[.F$1]" office:value-type="float" office:value="440.380482362117" calcext:value-type="float">
            <text:p>440</text:p>
          </table:table-cell>
          <table:table-cell table:formula="of:=[.$A53]*[.G$1]" office:value-type="float" office:value="527.602828297079" calcext:value-type="float">
            <text:p>528</text:p>
          </table:table-cell>
          <table:table-cell table:formula="of:=[.$A53]*[.H$1]" office:value-type="float" office:value="568.492606666777" calcext:value-type="float">
            <text:p>568</text:p>
          </table:table-cell>
          <table:table-cell table:formula="of:=[.$A53]*[.I$1]" office:value-type="float" office:value="593.992943042012" calcext:value-type="float">
            <text:p>594</text:p>
          </table:table-cell>
          <table:table-cell table:formula="of:=[.$A53]*[.J$1]" office:value-type="float" office:value="619.448044554897" calcext:value-type="float">
            <text:p>619</text:p>
          </table:table-cell>
          <table:table-cell table:formula="of:=[.$A53]*[.K$1]" office:value-type="float" office:value="720.777386662605" calcext:value-type="float">
            <text:p>721</text:p>
          </table:table-cell>
          <table:table-cell table:formula="of:=[.$A53]*[.L$1]" office:value-type="float" office:value="826.225880030715" calcext:value-type="float">
            <text:p>826</text:p>
          </table:table-cell>
          <table:table-cell table:formula="of:=[.$A53]*[.M$1]" office:value-type="float" office:value="920.679217926124" calcext:value-type="float">
            <text:p>921</text:p>
          </table:table-cell>
          <table:table-cell table:formula="of:=[.$A53]*[.N$1]" office:value-type="float" office:value="1006.78249196216" calcext:value-type="float">
            <text:p>1007</text:p>
          </table:table-cell>
          <table:table-cell table:formula="of:=[.$A53]*[.O$1]" office:value-type="float" office:value="1306.07446170885" calcext:value-type="float">
            <text:p>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*[.B$1]" office:value-type="float" office:value="44.1651095146136" calcext:value-type="float">
            <text:p>44</text:p>
          </table:table-cell>
          <table:table-cell table:formula="of:=[.$A54]*[.C$1]" office:value-type="float" office:value="317.419108563914" calcext:value-type="float">
            <text:p>317</text:p>
          </table:table-cell>
          <table:table-cell table:formula="of:=[.$A54]*[.D$1]" office:value-type="float" office:value="341.128421961539" calcext:value-type="float">
            <text:p>341</text:p>
          </table:table-cell>
          <table:table-cell table:formula="of:=[.$A54]*[.E$1]" office:value-type="float" office:value="374.461083539463" calcext:value-type="float">
            <text:p>374</text:p>
          </table:table-cell>
          <table:table-cell table:formula="of:=[.$A54]*[.F$1]" office:value-type="float" office:value="448.849337792157" calcext:value-type="float">
            <text:p>449</text:p>
          </table:table-cell>
          <table:table-cell table:formula="of:=[.$A54]*[.G$1]" office:value-type="float" office:value="537.749036533561" calcext:value-type="float">
            <text:p>538</text:p>
          </table:table-cell>
          <table:table-cell table:formula="of:=[.$A54]*[.H$1]" office:value-type="float" office:value="579.425156794985" calcext:value-type="float">
            <text:p>579</text:p>
          </table:table-cell>
          <table:table-cell table:formula="of:=[.$A54]*[.I$1]" office:value-type="float" office:value="605.415884254358" calcext:value-type="float">
            <text:p>605</text:p>
          </table:table-cell>
          <table:table-cell table:formula="of:=[.$A54]*[.J$1]" office:value-type="float" office:value="631.360506950183" calcext:value-type="float">
            <text:p>631</text:p>
          </table:table-cell>
          <table:table-cell table:formula="of:=[.$A54]*[.K$1]" office:value-type="float" office:value="734.638490252271" calcext:value-type="float">
            <text:p>735</text:p>
          </table:table-cell>
          <table:table-cell table:formula="of:=[.$A54]*[.L$1]" office:value-type="float" office:value="842.114839262075" calcext:value-type="float">
            <text:p>842</text:p>
          </table:table-cell>
          <table:table-cell table:formula="of:=[.$A54]*[.M$1]" office:value-type="float" office:value="938.384587501626" calcext:value-type="float">
            <text:p>938</text:p>
          </table:table-cell>
          <table:table-cell table:formula="of:=[.$A54]*[.N$1]" office:value-type="float" office:value="1026.14369373066" calcext:value-type="float">
            <text:p>1026</text:p>
          </table:table-cell>
          <table:table-cell table:formula="of:=[.$A54]*[.O$1]" office:value-type="float" office:value="1331.19127828017" calcext:value-type="float">
            <text:p>1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*[.B$1]" office:value-type="float" office:value="44.9984134677195" calcext:value-type="float">
            <text:p>45</text:p>
          </table:table-cell>
          <table:table-cell table:formula="of:=[.$A55]*[.C$1]" office:value-type="float" office:value="323.408148348139" calcext:value-type="float">
            <text:p>323</text:p>
          </table:table-cell>
          <table:table-cell table:formula="of:=[.$A55]*[.D$1]" office:value-type="float" office:value="347.564807281568" calcext:value-type="float">
            <text:p>348</text:p>
          </table:table-cell>
          <table:table-cell table:formula="of:=[.$A55]*[.E$1]" office:value-type="float" office:value="381.526387002472" calcext:value-type="float">
            <text:p>382</text:p>
          </table:table-cell>
          <table:table-cell table:formula="of:=[.$A55]*[.F$1]" office:value-type="float" office:value="457.318193222198" calcext:value-type="float">
            <text:p>457</text:p>
          </table:table-cell>
          <table:table-cell table:formula="of:=[.$A55]*[.G$1]" office:value-type="float" office:value="547.895244770043" calcext:value-type="float">
            <text:p>548</text:p>
          </table:table-cell>
          <table:table-cell table:formula="of:=[.$A55]*[.H$1]" office:value-type="float" office:value="590.357706923192" calcext:value-type="float">
            <text:p>590</text:p>
          </table:table-cell>
          <table:table-cell table:formula="of:=[.$A55]*[.I$1]" office:value-type="float" office:value="616.838825466705" calcext:value-type="float">
            <text:p>617</text:p>
          </table:table-cell>
          <table:table-cell table:formula="of:=[.$A55]*[.J$1]" office:value-type="float" office:value="643.27296934547" calcext:value-type="float">
            <text:p>643</text:p>
          </table:table-cell>
          <table:table-cell table:formula="of:=[.$A55]*[.K$1]" office:value-type="float" office:value="748.499593841936" calcext:value-type="float">
            <text:p>748</text:p>
          </table:table-cell>
          <table:table-cell table:formula="of:=[.$A55]*[.L$1]" office:value-type="float" office:value="858.003798493435" calcext:value-type="float">
            <text:p>858</text:p>
          </table:table-cell>
          <table:table-cell table:formula="of:=[.$A55]*[.M$1]" office:value-type="float" office:value="956.089957077129" calcext:value-type="float">
            <text:p>956</text:p>
          </table:table-cell>
          <table:table-cell table:formula="of:=[.$A55]*[.N$1]" office:value-type="float" office:value="1045.50489549916" calcext:value-type="float">
            <text:p>1046</text:p>
          </table:table-cell>
          <table:table-cell table:formula="of:=[.$A55]*[.O$1]" office:value-type="float" office:value="1356.3080948515" calcext:value-type="float">
            <text:p>1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*[.B$1]" office:value-type="float" office:value="45.8317174208254" calcext:value-type="float">
            <text:p>46</text:p>
          </table:table-cell>
          <table:table-cell table:formula="of:=[.$A56]*[.C$1]" office:value-type="float" office:value="329.397188132364" calcext:value-type="float">
            <text:p>329</text:p>
          </table:table-cell>
          <table:table-cell table:formula="of:=[.$A56]*[.D$1]" office:value-type="float" office:value="354.001192601597" calcext:value-type="float">
            <text:p>354</text:p>
          </table:table-cell>
          <table:table-cell table:formula="of:=[.$A56]*[.E$1]" office:value-type="float" office:value="388.591690465481" calcext:value-type="float">
            <text:p>389</text:p>
          </table:table-cell>
          <table:table-cell table:formula="of:=[.$A56]*[.F$1]" office:value-type="float" office:value="465.787048652239" calcext:value-type="float">
            <text:p>466</text:p>
          </table:table-cell>
          <table:table-cell table:formula="of:=[.$A56]*[.G$1]" office:value-type="float" office:value="558.041453006526" calcext:value-type="float">
            <text:p>558</text:p>
          </table:table-cell>
          <table:table-cell table:formula="of:=[.$A56]*[.H$1]" office:value-type="float" office:value="601.290257051399" calcext:value-type="float">
            <text:p>601</text:p>
          </table:table-cell>
          <table:table-cell table:formula="of:=[.$A56]*[.I$1]" office:value-type="float" office:value="628.261766679051" calcext:value-type="float">
            <text:p>628</text:p>
          </table:table-cell>
          <table:table-cell table:formula="of:=[.$A56]*[.J$1]" office:value-type="float" office:value="655.185431740757" calcext:value-type="float">
            <text:p>655</text:p>
          </table:table-cell>
          <table:table-cell table:formula="of:=[.$A56]*[.K$1]" office:value-type="float" office:value="762.360697431602" calcext:value-type="float">
            <text:p>762</text:p>
          </table:table-cell>
          <table:table-cell table:formula="of:=[.$A56]*[.L$1]" office:value-type="float" office:value="873.892757724795" calcext:value-type="float">
            <text:p>874</text:p>
          </table:table-cell>
          <table:table-cell table:formula="of:=[.$A56]*[.M$1]" office:value-type="float" office:value="973.795326652631" calcext:value-type="float">
            <text:p>974</text:p>
          </table:table-cell>
          <table:table-cell table:formula="of:=[.$A56]*[.N$1]" office:value-type="float" office:value="1064.86609726767" calcext:value-type="float">
            <text:p>1065</text:p>
          </table:table-cell>
          <table:table-cell table:formula="of:=[.$A56]*[.O$1]" office:value-type="float" office:value="1381.42491142282" calcext:value-type="float">
            <text:p>13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*[.B$1]" office:value-type="float" office:value="46.6650213739313" calcext:value-type="float">
            <text:p>47</text:p>
          </table:table-cell>
          <table:table-cell table:formula="of:=[.$A57]*[.C$1]" office:value-type="float" office:value="335.386227916589" calcext:value-type="float">
            <text:p>335</text:p>
          </table:table-cell>
          <table:table-cell table:formula="of:=[.$A57]*[.D$1]" office:value-type="float" office:value="360.437577921626" calcext:value-type="float">
            <text:p>360</text:p>
          </table:table-cell>
          <table:table-cell table:formula="of:=[.$A57]*[.E$1]" office:value-type="float" office:value="395.65699392849" calcext:value-type="float">
            <text:p>396</text:p>
          </table:table-cell>
          <table:table-cell table:formula="of:=[.$A57]*[.F$1]" office:value-type="float" office:value="474.255904082279" calcext:value-type="float">
            <text:p>474</text:p>
          </table:table-cell>
          <table:table-cell table:formula="of:=[.$A57]*[.G$1]" office:value-type="float" office:value="568.187661243008" calcext:value-type="float">
            <text:p>568</text:p>
          </table:table-cell>
          <table:table-cell table:formula="of:=[.$A57]*[.H$1]" office:value-type="float" office:value="612.222807179606" calcext:value-type="float">
            <text:p>612</text:p>
          </table:table-cell>
          <table:table-cell table:formula="of:=[.$A57]*[.I$1]" office:value-type="float" office:value="639.684707891398" calcext:value-type="float">
            <text:p>640</text:p>
          </table:table-cell>
          <table:table-cell table:formula="of:=[.$A57]*[.J$1]" office:value-type="float" office:value="667.097894136043" calcext:value-type="float">
            <text:p>667</text:p>
          </table:table-cell>
          <table:table-cell table:formula="of:=[.$A57]*[.K$1]" office:value-type="float" office:value="776.221801021267" calcext:value-type="float">
            <text:p>776</text:p>
          </table:table-cell>
          <table:table-cell table:formula="of:=[.$A57]*[.L$1]" office:value-type="float" office:value="889.781716956155" calcext:value-type="float">
            <text:p>890</text:p>
          </table:table-cell>
          <table:table-cell table:formula="of:=[.$A57]*[.M$1]" office:value-type="float" office:value="991.500696228134" calcext:value-type="float">
            <text:p>992</text:p>
          </table:table-cell>
          <table:table-cell table:formula="of:=[.$A57]*[.N$1]" office:value-type="float" office:value="1084.22729903617" calcext:value-type="float">
            <text:p>1084</text:p>
          </table:table-cell>
          <table:table-cell table:formula="of:=[.$A57]*[.O$1]" office:value-type="float" office:value="1406.54172799415" calcext:value-type="float">
            <text:p>1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*[.B$1]" office:value-type="float" office:value="47.4983253270372" calcext:value-type="float">
            <text:p>47</text:p>
          </table:table-cell>
          <table:table-cell table:formula="of:=[.$A58]*[.C$1]" office:value-type="float" office:value="341.375267700813" calcext:value-type="float">
            <text:p>341</text:p>
          </table:table-cell>
          <table:table-cell table:formula="of:=[.$A58]*[.D$1]" office:value-type="float" office:value="366.873963241655" calcext:value-type="float">
            <text:p>367</text:p>
          </table:table-cell>
          <table:table-cell table:formula="of:=[.$A58]*[.E$1]" office:value-type="float" office:value="402.722297391498" calcext:value-type="float">
            <text:p>403</text:p>
          </table:table-cell>
          <table:table-cell table:formula="of:=[.$A58]*[.F$1]" office:value-type="float" office:value="482.72475951232" calcext:value-type="float">
            <text:p>483</text:p>
          </table:table-cell>
          <table:table-cell table:formula="of:=[.$A58]*[.G$1]" office:value-type="float" office:value="578.33386947949" calcext:value-type="float">
            <text:p>578</text:p>
          </table:table-cell>
          <table:table-cell table:formula="of:=[.$A58]*[.H$1]" office:value-type="float" office:value="623.155357307814" calcext:value-type="float">
            <text:p>623</text:p>
          </table:table-cell>
          <table:table-cell table:formula="of:=[.$A58]*[.I$1]" office:value-type="float" office:value="651.107649103744" calcext:value-type="float">
            <text:p>651</text:p>
          </table:table-cell>
          <table:table-cell table:formula="of:=[.$A58]*[.J$1]" office:value-type="float" office:value="679.010356531329" calcext:value-type="float">
            <text:p>679</text:p>
          </table:table-cell>
          <table:table-cell table:formula="of:=[.$A58]*[.K$1]" office:value-type="float" office:value="790.082904610933" calcext:value-type="float">
            <text:p>790</text:p>
          </table:table-cell>
          <table:table-cell table:formula="of:=[.$A58]*[.L$1]" office:value-type="float" office:value="905.670676187515" calcext:value-type="float">
            <text:p>906</text:p>
          </table:table-cell>
          <table:table-cell table:formula="of:=[.$A58]*[.M$1]" office:value-type="float" office:value="1009.20606580364" calcext:value-type="float">
            <text:p>1009</text:p>
          </table:table-cell>
          <table:table-cell table:formula="of:=[.$A58]*[.N$1]" office:value-type="float" office:value="1103.58850080467" calcext:value-type="float">
            <text:p>1104</text:p>
          </table:table-cell>
          <table:table-cell table:formula="of:=[.$A58]*[.O$1]" office:value-type="float" office:value="1431.65854456547" calcext:value-type="float">
            <text:p>1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*[.B$1]" office:value-type="float" office:value="48.3316292801431" calcext:value-type="float">
            <text:p>48</text:p>
          </table:table-cell>
          <table:table-cell table:formula="of:=[.$A59]*[.C$1]" office:value-type="float" office:value="347.364307485038" calcext:value-type="float">
            <text:p>347</text:p>
          </table:table-cell>
          <table:table-cell table:formula="of:=[.$A59]*[.D$1]" office:value-type="float" office:value="373.310348561684" calcext:value-type="float">
            <text:p>373</text:p>
          </table:table-cell>
          <table:table-cell table:formula="of:=[.$A59]*[.E$1]" office:value-type="float" office:value="409.787600854507" calcext:value-type="float">
            <text:p>410</text:p>
          </table:table-cell>
          <table:table-cell table:formula="of:=[.$A59]*[.F$1]" office:value-type="float" office:value="491.193614942361" calcext:value-type="float">
            <text:p>491</text:p>
          </table:table-cell>
          <table:table-cell table:formula="of:=[.$A59]*[.G$1]" office:value-type="float" office:value="588.480077715973" calcext:value-type="float">
            <text:p>588</text:p>
          </table:table-cell>
          <table:table-cell table:formula="of:=[.$A59]*[.H$1]" office:value-type="float" office:value="634.087907436021" calcext:value-type="float">
            <text:p>634</text:p>
          </table:table-cell>
          <table:table-cell table:formula="of:=[.$A59]*[.I$1]" office:value-type="float" office:value="662.53059031609" calcext:value-type="float">
            <text:p>663</text:p>
          </table:table-cell>
          <table:table-cell table:formula="of:=[.$A59]*[.J$1]" office:value-type="float" office:value="690.922818926616" calcext:value-type="float">
            <text:p>691</text:p>
          </table:table-cell>
          <table:table-cell table:formula="of:=[.$A59]*[.K$1]" office:value-type="float" office:value="803.944008200598" calcext:value-type="float">
            <text:p>804</text:p>
          </table:table-cell>
          <table:table-cell table:formula="of:=[.$A59]*[.L$1]" office:value-type="float" office:value="921.559635418875" calcext:value-type="float">
            <text:p>922</text:p>
          </table:table-cell>
          <table:table-cell table:formula="of:=[.$A59]*[.M$1]" office:value-type="float" office:value="1026.91143537914" calcext:value-type="float">
            <text:p>1027</text:p>
          </table:table-cell>
          <table:table-cell table:formula="of:=[.$A59]*[.N$1]" office:value-type="float" office:value="1122.94970257318" calcext:value-type="float">
            <text:p>1123</text:p>
          </table:table-cell>
          <table:table-cell table:formula="of:=[.$A59]*[.O$1]" office:value-type="float" office:value="1456.77536113679" calcext:value-type="float">
            <text:p>1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*[.B$1]" office:value-type="float" office:value="49.164933233249" calcext:value-type="float">
            <text:p>49</text:p>
          </table:table-cell>
          <table:table-cell table:formula="of:=[.$A60]*[.C$1]" office:value-type="float" office:value="353.353347269263" calcext:value-type="float">
            <text:p>353</text:p>
          </table:table-cell>
          <table:table-cell table:formula="of:=[.$A60]*[.D$1]" office:value-type="float" office:value="379.746733881713" calcext:value-type="float">
            <text:p>380</text:p>
          </table:table-cell>
          <table:table-cell table:formula="of:=[.$A60]*[.E$1]" office:value-type="float" office:value="416.852904317516" calcext:value-type="float">
            <text:p>417</text:p>
          </table:table-cell>
          <table:table-cell table:formula="of:=[.$A60]*[.F$1]" office:value-type="float" office:value="499.662470372402" calcext:value-type="float">
            <text:p>500</text:p>
          </table:table-cell>
          <table:table-cell table:formula="of:=[.$A60]*[.G$1]" office:value-type="float" office:value="598.626285952455" calcext:value-type="float">
            <text:p>599</text:p>
          </table:table-cell>
          <table:table-cell table:formula="of:=[.$A60]*[.H$1]" office:value-type="float" office:value="645.020457564228" calcext:value-type="float">
            <text:p>645</text:p>
          </table:table-cell>
          <table:table-cell table:formula="of:=[.$A60]*[.I$1]" office:value-type="float" office:value="673.953531528437" calcext:value-type="float">
            <text:p>674</text:p>
          </table:table-cell>
          <table:table-cell table:formula="of:=[.$A60]*[.J$1]" office:value-type="float" office:value="702.835281321902" calcext:value-type="float">
            <text:p>703</text:p>
          </table:table-cell>
          <table:table-cell table:formula="of:=[.$A60]*[.K$1]" office:value-type="float" office:value="817.805111790264" calcext:value-type="float">
            <text:p>818</text:p>
          </table:table-cell>
          <table:table-cell table:formula="of:=[.$A60]*[.L$1]" office:value-type="float" office:value="937.448594650235" calcext:value-type="float">
            <text:p>937</text:p>
          </table:table-cell>
          <table:table-cell table:formula="of:=[.$A60]*[.M$1]" office:value-type="float" office:value="1044.61680495464" calcext:value-type="float">
            <text:p>1045</text:p>
          </table:table-cell>
          <table:table-cell table:formula="of:=[.$A60]*[.N$1]" office:value-type="float" office:value="1142.31090434168" calcext:value-type="float">
            <text:p>1142</text:p>
          </table:table-cell>
          <table:table-cell table:formula="of:=[.$A60]*[.O$1]" office:value-type="float" office:value="1481.89217770812" calcext:value-type="float">
            <text:p>1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*[.B$1]" office:value-type="float" office:value="49.998237186355" calcext:value-type="float">
            <text:p>50</text:p>
          </table:table-cell>
          <table:table-cell table:formula="of:=[.$A61]*[.C$1]" office:value-type="float" office:value="359.342387053488" calcext:value-type="float">
            <text:p>359</text:p>
          </table:table-cell>
          <table:table-cell table:formula="of:=[.$A61]*[.D$1]" office:value-type="float" office:value="386.183119201742" calcext:value-type="float">
            <text:p>386</text:p>
          </table:table-cell>
          <table:table-cell table:formula="of:=[.$A61]*[.E$1]" office:value-type="float" office:value="423.918207780525" calcext:value-type="float">
            <text:p>424</text:p>
          </table:table-cell>
          <table:table-cell table:formula="of:=[.$A61]*[.F$1]" office:value-type="float" office:value="508.131325802442" calcext:value-type="float">
            <text:p>508</text:p>
          </table:table-cell>
          <table:table-cell table:formula="of:=[.$A61]*[.G$1]" office:value-type="float" office:value="608.772494188937" calcext:value-type="float">
            <text:p>609</text:p>
          </table:table-cell>
          <table:table-cell table:formula="of:=[.$A61]*[.H$1]" office:value-type="float" office:value="655.953007692435" calcext:value-type="float">
            <text:p>656</text:p>
          </table:table-cell>
          <table:table-cell table:formula="of:=[.$A61]*[.I$1]" office:value-type="float" office:value="685.376472740783" calcext:value-type="float">
            <text:p>685</text:p>
          </table:table-cell>
          <table:table-cell table:formula="of:=[.$A61]*[.J$1]" office:value-type="float" office:value="714.747743717189" calcext:value-type="float">
            <text:p>715</text:p>
          </table:table-cell>
          <table:table-cell table:formula="of:=[.$A61]*[.K$1]" office:value-type="float" office:value="831.666215379929" calcext:value-type="float">
            <text:p>832</text:p>
          </table:table-cell>
          <table:table-cell table:formula="of:=[.$A61]*[.L$1]" office:value-type="float" office:value="953.337553881594" calcext:value-type="float">
            <text:p>953</text:p>
          </table:table-cell>
          <table:table-cell table:formula="of:=[.$A61]*[.M$1]" office:value-type="float" office:value="1062.32217453014" calcext:value-type="float">
            <text:p>1062</text:p>
          </table:table-cell>
          <table:table-cell table:formula="of:=[.$A61]*[.N$1]" office:value-type="float" office:value="1161.67210611018" calcext:value-type="float">
            <text:p>1162</text:p>
          </table:table-cell>
          <table:table-cell table:formula="of:=[.$A61]*[.O$1]" office:value-type="float" office:value="1507.00899427944" calcext:value-type="float">
            <text:p>1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4">
      <number:number number:decimal-places="19" number:min-decimal-places="19" number:min-integer-digits="1"/>
    </number:number-style>
    <number:number-style style:name="N155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2-05T22:36:09.896000000</dc:date>
    <meta:editing-duration>P2DT12H55M27S</meta:editing-duration>
    <meta:editing-cycles>13</meta:editing-cycles>
    <meta:generator>LibreOffice/7.4.0.3$Windows_X86_64 LibreOffice_project/f85e47c08ddd19c015c0114a68350214f7066f5a</meta:generator>
    <meta:document-statistic meta:table-count="8" meta:cell-count="64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97cm" svg:height="11.968cm" xlink:href=".." xlink:type="simple" chart:class="chart:scatter" chart:style-name="ch1">
        <chart:legend chart:legend-position="end" svg:x="17.201cm" svg:y="5.436cm" style:legend-expansion="high" chart:style-name="ch2"/>
        <chart:plot-area chart:style-name="ch3" table:cell-range-address="Sheet4.A6:Sheet4.A18 Sheet4.C6:Sheet4.C18" svg:x="0.425cm" svg:y="0.239cm" svg:width="16.351cm" svg:height="11.49cm">
          <chart:coordinate-region svg:x="1.046cm" svg:y="0.438cm" svg:width="15.636cm" svg:height="10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:Sheet4.C18" chart:class="chart:scatter">
            <chart:domain table:cell-range-address="Sheet4.A6:Sheet4.A18"/>
            <chart:regression-curve chart:style-name="ch8">
              <chart:equation chart:display-equation="true" chart:display-r-square="false" svg:x="1.168cm" svg:y="1.932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6:Sheet4.A18</svg:desc>
                </draw:g>
              </table:table-cell>
              <table:table-cell office:value-type="float" office:value="47.3251284855575">
                <text:p>47.3251284855575</text:p>
                <draw:g>
                  <svg:desc>Sheet4.C6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8.9530191594377">
                <text:p>48.9530191594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0.6352553913066">
                <text:p>50.6352553913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.3787198781659">
                <text:p>52.378719878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.1919399950883">
                <text:p>54.191939995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.0856769214604">
                <text:p>56.085676921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.073816616053">
                <text:p>58.07381661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.1747758958051">
                <text:p>60.174775895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.4138414712304">
                <text:p>62.41384147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8273308570528">
                <text:p>64.827330857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.4706798197427">
                <text:p>67.470679819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0.4362251372556">
                <text:p>70.4362251372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